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4.8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samp pr cyc</text:p>
          </table:table-cell>
          <table:table-cell office:value-type="float" office:value="1024">
            <text:p>1024</text:p>
          </table:table-cell>
          <table:table-cell table:formula="of:=[.C2]-1" office:value-type="float" office:value="-197">
            <text:p>-197</text:p>
          </table:table-cell>
          <table:table-cell office:value-type="float" office:value="0">
            <text:p>0</text:p>
          </table:table-cell>
          <table:table-cell table:formula="of:=ROUND([.B15])" office:value-type="float" office:value="334932">
            <text:p>334932</text:p>
          </table:table-cell>
          <table:table-cell table:formula="of:=[.E1]*(2^([.C1]/12))" office:value-type="float" office:value="3.82866657922714">
            <text:p>3,8286665792</text:p>
          </table:table-cell>
          <table:table-cell table:formula="of:=ROUND([.F1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tone frq</text:p>
          </table:table-cell>
          <table:table-cell office:value-type="float" office:value="440">
            <text:p>440</text:p>
          </table:table-cell>
          <table:table-cell table:formula="of:=[.C3]-1" office:value-type="float" office:value="-196">
            <text:p>-196</text:p>
          </table:table-cell>
          <table:table-cell table:formula="of:=[.D1]+1" office:value-type="float" office:value="1">
            <text:p>1</text:p>
          </table:table-cell>
          <table:table-cell table:formula="of:=[.E1]" office:value-type="float" office:value="334932">
            <text:p>334932</text:p>
          </table:table-cell>
          <table:table-cell table:formula="of:=[.E2]*(2^([.C2]/12))" office:value-type="float" office:value="4.05633094129801">
            <text:p>4,0563309413</text:p>
          </table:table-cell>
          <table:table-cell table:formula="of:=ROUND([.F2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acc freq</text:p>
          </table:table-cell>
          <table:table-cell table:formula="of:=[.B7]" office:value-type="float" office:value="44080.9453125">
            <text:p>44080,9453125</text:p>
          </table:table-cell>
          <table:table-cell table:formula="of:=[.C4]-1" office:value-type="float" office:value="-195">
            <text:p>-195</text:p>
          </table:table-cell>
          <table:table-cell table:formula="of:=[.D2]+1" office:value-type="float" office:value="2">
            <text:p>2</text:p>
          </table:table-cell>
          <table:table-cell table:formula="of:=[.E2]" office:value-type="float" office:value="334932">
            <text:p>334932</text:p>
          </table:table-cell>
          <table:table-cell table:formula="of:=[.E3]*(2^([.C3]/12))" office:value-type="float" office:value="4.29753293081294">
            <text:p>4,2975329308</text:p>
          </table:table-cell>
          <table:table-cell table:formula="of:=ROUND([.F3]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Ref_clk</text:p>
          </table:table-cell>
          <table:table-cell office:value-type="float" office:value="16927083">
            <text:p>16927083</text:p>
          </table:table-cell>
          <table:table-cell table:formula="of:=[.C5]-1" office:value-type="float" office:value="-194">
            <text:p>-194</text:p>
          </table:table-cell>
          <table:table-cell table:formula="of:=[.D3]+1" office:value-type="float" office:value="3">
            <text:p>3</text:p>
          </table:table-cell>
          <table:table-cell table:formula="of:=[.E3]" office:value-type="float" office:value="334932">
            <text:p>334932</text:p>
          </table:table-cell>
          <table:table-cell table:formula="of:=[.E4]*(2^([.C4]/12))" office:value-type="float" office:value="4.55307753699005">
            <text:p>4,553077537</text:p>
          </table:table-cell>
          <table:table-cell table:formula="of:=ROUND([.F4]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]-1" office:value-type="float" office:value="-193">
            <text:p>-193</text:p>
          </table:table-cell>
          <table:table-cell table:formula="of:=[.D4]+1" office:value-type="float" office:value="4">
            <text:p>4</text:p>
          </table:table-cell>
          <table:table-cell table:formula="of:=[.E4]" office:value-type="float" office:value="334932">
            <text:p>334932</text:p>
          </table:table-cell>
          <table:table-cell table:formula="of:=[.E5]*(2^([.C5]/12))" office:value-type="float" office:value="4.82381761619728">
            <text:p>4,8238176162</text:p>
          </table:table-cell>
          <table:table-cell table:formula="of:=ROUND([.F5]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]-1" office:value-type="float" office:value="-192">
            <text:p>-192</text:p>
          </table:table-cell>
          <table:table-cell table:formula="of:=[.D5]+1" office:value-type="float" office:value="5">
            <text:p>5</text:p>
          </table:table-cell>
          <table:table-cell table:formula="of:=[.E5]" office:value-type="float" office:value="334932">
            <text:p>334932</text:p>
          </table:table-cell>
          <table:table-cell table:formula="of:=[.E6]*(2^([.C6]/12))" office:value-type="float" office:value="5.11065673828125">
            <text:p>5,1106567383</text:p>
          </table:table-cell>
          <table:table-cell table:formula="of:=ROUND([.F6])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ample Rate</text:p>
          </table:table-cell>
          <table:table-cell table:formula="of:=[.B4]/384" office:value-type="float" office:value="44080.9453125">
            <text:p>44080,9453125</text:p>
          </table:table-cell>
          <table:table-cell table:formula="of:=[.C8]-1" office:value-type="float" office:value="-191">
            <text:p>-191</text:p>
          </table:table-cell>
          <table:table-cell table:formula="of:=[.D6]+1" office:value-type="float" office:value="6">
            <text:p>6</text:p>
          </table:table-cell>
          <table:table-cell table:formula="of:=[.E6]" office:value-type="float" office:value="334932">
            <text:p>334932</text:p>
          </table:table-cell>
          <table:table-cell table:formula="of:=[.E7]*(2^([.C7]/12))" office:value-type="float" office:value="5.41455220214764">
            <text:p>5,4145522021</text:p>
          </table:table-cell>
          <table:table-cell table:formula="of:=ROUND([.F7])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ample freq</text:p>
          </table:table-cell>
          <table:table-cell table:formula="of:=[.B2]*[.B1]" office:value-type="float" office:value="450560">
            <text:p>450560</text:p>
          </table:table-cell>
          <table:table-cell table:formula="of:=[.C9]-1" office:value-type="float" office:value="-190">
            <text:p>-190</text:p>
          </table:table-cell>
          <table:table-cell table:formula="of:=[.D7]+1" office:value-type="float" office:value="7">
            <text:p>7</text:p>
          </table:table-cell>
          <table:table-cell table:formula="of:=[.E7]" office:value-type="float" office:value="334932">
            <text:p>334932</text:p>
          </table:table-cell>
          <table:table-cell table:formula="of:=[.E8]*(2^([.C8]/12))" office:value-type="float" office:value="5.73651823065727">
            <text:p>5,7365182307</text:p>
          </table:table-cell>
          <table:table-cell table:formula="of:=ROUND([.F8])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]-1" office:value-type="float" office:value="-189">
            <text:p>-189</text:p>
          </table:table-cell>
          <table:table-cell table:formula="of:=[.D8]+1" office:value-type="float" office:value="8">
            <text:p>8</text:p>
          </table:table-cell>
          <table:table-cell table:formula="of:=[.E8]" office:value-type="float" office:value="334932">
            <text:p>334932</text:p>
          </table:table-cell>
          <table:table-cell table:formula="of:=[.E9]*(2^([.C9]/12))" office:value-type="float" office:value="6.07762935550066">
            <text:p>6,0776293555</text:p>
          </table:table-cell>
          <table:table-cell table:formula="of:=ROUND([.F9])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Sample frq / acc frq</text:p>
          </table:table-cell>
          <table:table-cell table:formula="of:=[.B8]/[.B3]" office:value-type="float" office:value="10.2211964105097">
            <text:p>10,2211964105</text:p>
          </table:table-cell>
          <table:table-cell table:formula="of:=[.C11]-1" office:value-type="float" office:value="-188">
            <text:p>-188</text:p>
          </table:table-cell>
          <table:table-cell table:formula="of:=[.D9]+1" office:value-type="float" office:value="9">
            <text:p>9</text:p>
          </table:table-cell>
          <table:table-cell table:formula="of:=[.E9]" office:value-type="float" office:value="334932">
            <text:p>334932</text:p>
          </table:table-cell>
          <table:table-cell table:formula="of:=[.E10]*(2^([.C10]/12))" office:value-type="float" office:value="6.43902400334762">
            <text:p>6,4390240033</text:p>
          </table:table-cell>
          <table:table-cell table:formula="of:=ROUND([.F10])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]-1" office:value-type="float" office:value="-187">
            <text:p>-187</text:p>
          </table:table-cell>
          <table:table-cell table:formula="of:=[.D10]+1" office:value-type="float" office:value="10">
            <text:p>10</text:p>
          </table:table-cell>
          <table:table-cell table:formula="of:=[.E10]" office:value-type="float" office:value="334932">
            <text:p>334932</text:p>
          </table:table-cell>
          <table:table-cell table:formula="of:=[.E11]*(2^([.C11]/12))" office:value-type="float" office:value="6.82190829524045">
            <text:p>6,8219082952</text:p>
          </table:table-cell>
          <table:table-cell table:formula="of:=ROUND([.F11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ph_acc – s_lookup</text:p>
          </table:table-cell>
          <table:table-cell table:formula="of:=25-10" office:value-type="float" office:value="15">
            <text:p>15</text:p>
          </table:table-cell>
          <table:table-cell table:formula="of:=[.C13]-1" office:value-type="float" office:value="-186">
            <text:p>-186</text:p>
          </table:table-cell>
          <table:table-cell table:formula="of:=[.D11]+1" office:value-type="float" office:value="11">
            <text:p>11</text:p>
          </table:table-cell>
          <table:table-cell table:formula="of:=[.E11]" office:value-type="float" office:value="334932">
            <text:p>334932</text:p>
          </table:table-cell>
          <table:table-cell table:formula="of:=[.E12]*(2^([.C12]/12))" office:value-type="float" office:value="7.22756007191079">
            <text:p>7,2275600719</text:p>
          </table:table-cell>
          <table:table-cell table:formula="of:=ROUND([.F12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Multi no.</text:p>
          </table:table-cell>
          <table:table-cell table:formula="of:=2^[.B12]" office:value-type="float" office:value="32768">
            <text:p>32768</text:p>
          </table:table-cell>
          <table:table-cell table:formula="of:=[.C14]-1" office:value-type="float" office:value="-185">
            <text:p>-185</text:p>
          </table:table-cell>
          <table:table-cell table:formula="of:=[.D12]+1" office:value-type="float" office:value="12">
            <text:p>12</text:p>
          </table:table-cell>
          <table:table-cell table:formula="of:=[.E12]" office:value-type="float" office:value="334932">
            <text:p>334932</text:p>
          </table:table-cell>
          <table:table-cell table:formula="of:=[.E13]*(2^([.C13]/12))" office:value-type="float" office:value="7.6573331584543">
            <text:p>7,6573331585</text:p>
          </table:table-cell>
          <table:table-cell table:formula="of:=ROUND([.F13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just:</text:p>
          </table:table-cell>
          <table:table-cell office:value-type="float" office:value="4">
            <text:p>4</text:p>
          </table:table-cell>
          <table:table-cell table:formula="of:=[.C15]-1" office:value-type="float" office:value="-184">
            <text:p>-184</text:p>
          </table:table-cell>
          <table:table-cell table:formula="of:=[.D13]+1" office:value-type="float" office:value="13">
            <text:p>13</text:p>
          </table:table-cell>
          <table:table-cell table:formula="of:=[.E13]" office:value-type="float" office:value="334932">
            <text:p>334932</text:p>
          </table:table-cell>
          <table:table-cell table:formula="of:=[.E14]*(2^([.C14]/12))" office:value-type="float" office:value="8.11266188259602">
            <text:p>8,1126618826</text:p>
          </table:table-cell>
          <table:table-cell table:formula="of:=ROUND([.F14]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440Hz Const_</text:p>
          </table:table-cell>
          <table:table-cell table:formula="of:=[.B13]*[.B10]+[.B14]" office:value-type="float" office:value="334932.163979582">
            <text:p>334932,163979582</text:p>
          </table:table-cell>
          <table:table-cell table:formula="of:=[.C16]-1" office:value-type="float" office:value="-183">
            <text:p>-183</text:p>
          </table:table-cell>
          <table:table-cell table:formula="of:=[.D14]+1" office:value-type="float" office:value="14">
            <text:p>14</text:p>
          </table:table-cell>
          <table:table-cell table:formula="of:=[.E14]" office:value-type="float" office:value="334932">
            <text:p>334932</text:p>
          </table:table-cell>
          <table:table-cell table:formula="of:=[.E15]*(2^([.C15]/12))" office:value-type="float" office:value="8.59506586162589">
            <text:p>8,5950658616</text:p>
          </table:table-cell>
          <table:table-cell table:formula="of:=ROUND([.F15])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]-1" office:value-type="float" office:value="-182">
            <text:p>-182</text:p>
          </table:table-cell>
          <table:table-cell table:formula="of:=[.D15]+1" office:value-type="float" office:value="15">
            <text:p>15</text:p>
          </table:table-cell>
          <table:table-cell table:formula="of:=[.E15]" office:value-type="float" office:value="334932">
            <text:p>334932</text:p>
          </table:table-cell>
          <table:table-cell table:formula="of:=[.E16]*(2^([.C16]/12))" office:value-type="float" office:value="9.10615507398011">
            <text:p>9,106155074</text:p>
          </table:table-cell>
          <table:table-cell table:formula="of:=ROUND([.F16])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]-1" office:value-type="float" office:value="-181">
            <text:p>-181</text:p>
          </table:table-cell>
          <table:table-cell table:formula="of:=[.D16]+1" office:value-type="float" office:value="16">
            <text:p>16</text:p>
          </table:table-cell>
          <table:table-cell table:formula="of:=[.E16]" office:value-type="float" office:value="334932">
            <text:p>334932</text:p>
          </table:table-cell>
          <table:table-cell table:formula="of:=[.E17]*(2^([.C17]/12))" office:value-type="float" office:value="9.64763523239456">
            <text:p>9,6476352324</text:p>
          </table:table-cell>
          <table:table-cell table:formula="of:=ROUND([.F17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]-1" office:value-type="float" office:value="-180">
            <text:p>-180</text:p>
          </table:table-cell>
          <table:table-cell table:formula="of:=[.D17]+1" office:value-type="float" office:value="17">
            <text:p>17</text:p>
          </table:table-cell>
          <table:table-cell table:formula="of:=[.E17]" office:value-type="float" office:value="334932">
            <text:p>334932</text:p>
          </table:table-cell>
          <table:table-cell table:formula="of:=[.E18]*(2^([.C18]/12))" office:value-type="float" office:value="10.2213134765625">
            <text:p>10,2213134766</text:p>
          </table:table-cell>
          <table:table-cell table:formula="of:=ROUND([.F18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]-1" office:value-type="float" office:value="-179">
            <text:p>-179</text:p>
          </table:table-cell>
          <table:table-cell table:formula="of:=[.D18]+1" office:value-type="float" office:value="18">
            <text:p>18</text:p>
          </table:table-cell>
          <table:table-cell table:formula="of:=[.E18]" office:value-type="float" office:value="334932">
            <text:p>334932</text:p>
          </table:table-cell>
          <table:table-cell table:formula="of:=[.E19]*(2^([.C19]/12))" office:value-type="float" office:value="10.8291044042953">
            <text:p>10,8291044043</text:p>
          </table:table-cell>
          <table:table-cell table:formula="of:=ROUND([.F19])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]-1" office:value-type="float" office:value="-178">
            <text:p>-178</text:p>
          </table:table-cell>
          <table:table-cell table:formula="of:=[.D19]+1" office:value-type="float" office:value="19">
            <text:p>19</text:p>
          </table:table-cell>
          <table:table-cell table:formula="of:=[.E19]" office:value-type="float" office:value="334932">
            <text:p>334932</text:p>
          </table:table-cell>
          <table:table-cell table:formula="of:=[.E20]*(2^([.C20]/12))" office:value-type="float" office:value="11.4730364613145">
            <text:p>11,4730364613</text:p>
          </table:table-cell>
          <table:table-cell table:formula="of:=ROUND([.F20])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]-1" office:value-type="float" office:value="-177">
            <text:p>-177</text:p>
          </table:table-cell>
          <table:table-cell table:formula="of:=[.D20]+1" office:value-type="float" office:value="20">
            <text:p>20</text:p>
          </table:table-cell>
          <table:table-cell table:formula="of:=[.E20]" office:value-type="float" office:value="334932">
            <text:p>334932</text:p>
          </table:table-cell>
          <table:table-cell table:formula="of:=[.E21]*(2^([.C21]/12))" office:value-type="float" office:value="12.1552587110013">
            <text:p>12,155258711</text:p>
          </table:table-cell>
          <table:table-cell table:formula="of:=ROUND([.F21])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]-1" office:value-type="float" office:value="-176">
            <text:p>-176</text:p>
          </table:table-cell>
          <table:table-cell table:formula="of:=[.D21]+1" office:value-type="float" office:value="21">
            <text:p>21</text:p>
          </table:table-cell>
          <table:table-cell table:formula="of:=[.E21]" office:value-type="float" office:value="334932">
            <text:p>334932</text:p>
          </table:table-cell>
          <table:table-cell table:formula="of:=[.E22]*(2^([.C22]/12))" office:value-type="float" office:value="12.8780480066952">
            <text:p>12,8780480067</text:p>
          </table:table-cell>
          <table:table-cell table:formula="of:=ROUND([.F22])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]-1" office:value-type="float" office:value="-175">
            <text:p>-175</text:p>
          </table:table-cell>
          <table:table-cell table:formula="of:=[.D22]+1" office:value-type="float" office:value="22">
            <text:p>22</text:p>
          </table:table-cell>
          <table:table-cell table:formula="of:=[.E22]" office:value-type="float" office:value="334932">
            <text:p>334932</text:p>
          </table:table-cell>
          <table:table-cell table:formula="of:=[.E23]*(2^([.C23]/12))" office:value-type="float" office:value="13.6438165904809">
            <text:p>13,6438165905</text:p>
          </table:table-cell>
          <table:table-cell table:formula="of:=ROUND([.F23])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]-1" office:value-type="float" office:value="-174">
            <text:p>-174</text:p>
          </table:table-cell>
          <table:table-cell table:formula="of:=[.D23]+1" office:value-type="float" office:value="23">
            <text:p>23</text:p>
          </table:table-cell>
          <table:table-cell table:formula="of:=[.E23]" office:value-type="float" office:value="334932">
            <text:p>334932</text:p>
          </table:table-cell>
          <table:table-cell table:formula="of:=[.E24]*(2^([.C24]/12))" office:value-type="float" office:value="14.4551201438216">
            <text:p>14,4551201438</text:p>
          </table:table-cell>
          <table:table-cell table:formula="of:=ROUND([.F24])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]-1" office:value-type="float" office:value="-173">
            <text:p>-173</text:p>
          </table:table-cell>
          <table:table-cell table:formula="of:=[.D24]+1" office:value-type="float" office:value="24">
            <text:p>24</text:p>
          </table:table-cell>
          <table:table-cell table:formula="of:=[.E24]" office:value-type="float" office:value="334932">
            <text:p>334932</text:p>
          </table:table-cell>
          <table:table-cell table:formula="of:=[.E25]*(2^([.C25]/12))" office:value-type="float" office:value="15.3146663169086">
            <text:p>15,3146663169</text:p>
          </table:table-cell>
          <table:table-cell table:formula="of:=ROUND([.F25])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]-1" office:value-type="float" office:value="-172">
            <text:p>-172</text:p>
          </table:table-cell>
          <table:table-cell table:formula="of:=[.D25]+1" office:value-type="float" office:value="25">
            <text:p>25</text:p>
          </table:table-cell>
          <table:table-cell table:formula="of:=[.E25]" office:value-type="float" office:value="334932">
            <text:p>334932</text:p>
          </table:table-cell>
          <table:table-cell table:formula="of:=[.E26]*(2^([.C26]/12))" office:value-type="float" office:value="16.225323765192">
            <text:p>16,2253237652</text:p>
          </table:table-cell>
          <table:table-cell table:formula="of:=ROUND([.F26])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]-1" office:value-type="float" office:value="-171">
            <text:p>-171</text:p>
          </table:table-cell>
          <table:table-cell table:formula="of:=[.D26]+1" office:value-type="float" office:value="26">
            <text:p>26</text:p>
          </table:table-cell>
          <table:table-cell table:formula="of:=[.E26]" office:value-type="float" office:value="334932">
            <text:p>334932</text:p>
          </table:table-cell>
          <table:table-cell table:formula="of:=[.E27]*(2^([.C27]/12))" office:value-type="float" office:value="17.1901317232518">
            <text:p>17,1901317233</text:p>
          </table:table-cell>
          <table:table-cell table:formula="of:=ROUND([.F27])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]-1" office:value-type="float" office:value="-170">
            <text:p>-170</text:p>
          </table:table-cell>
          <table:table-cell table:formula="of:=[.D27]+1" office:value-type="float" office:value="27">
            <text:p>27</text:p>
          </table:table-cell>
          <table:table-cell table:formula="of:=[.E27]" office:value-type="float" office:value="334932">
            <text:p>334932</text:p>
          </table:table-cell>
          <table:table-cell table:formula="of:=[.E28]*(2^([.C28]/12))" office:value-type="float" office:value="18.2123101479602">
            <text:p>18,212310148</text:p>
          </table:table-cell>
          <table:table-cell table:formula="of:=ROUND([.F28])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]-1" office:value-type="float" office:value="-169">
            <text:p>-169</text:p>
          </table:table-cell>
          <table:table-cell table:formula="of:=[.D28]+1" office:value-type="float" office:value="28">
            <text:p>28</text:p>
          </table:table-cell>
          <table:table-cell table:formula="of:=[.E28]" office:value-type="float" office:value="334932">
            <text:p>334932</text:p>
          </table:table-cell>
          <table:table-cell table:formula="of:=[.E29]*(2^([.C29]/12))" office:value-type="float" office:value="19.2952704647891">
            <text:p>19,2952704648</text:p>
          </table:table-cell>
          <table:table-cell table:formula="of:=ROUND([.F29])"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]-1" office:value-type="float" office:value="-168">
            <text:p>-168</text:p>
          </table:table-cell>
          <table:table-cell table:formula="of:=[.D29]+1" office:value-type="float" office:value="29">
            <text:p>29</text:p>
          </table:table-cell>
          <table:table-cell table:formula="of:=[.E29]" office:value-type="float" office:value="334932">
            <text:p>334932</text:p>
          </table:table-cell>
          <table:table-cell table:formula="of:=[.E30]*(2^([.C30]/12))" office:value-type="float" office:value="20.442626953125">
            <text:p>20,4426269531</text:p>
          </table:table-cell>
          <table:table-cell table:formula="of:=ROUND([.F30])"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]-1" office:value-type="float" office:value="-167">
            <text:p>-167</text:p>
          </table:table-cell>
          <table:table-cell table:formula="of:=[.D30]+1" office:value-type="float" office:value="30">
            <text:p>30</text:p>
          </table:table-cell>
          <table:table-cell table:formula="of:=[.E30]" office:value-type="float" office:value="334932">
            <text:p>334932</text:p>
          </table:table-cell>
          <table:table-cell table:formula="of:=[.E31]*(2^([.C31]/12))" office:value-type="float" office:value="21.6582088085906">
            <text:p>21,6582088086</text:p>
          </table:table-cell>
          <table:table-cell table:formula="of:=ROUND([.F31])"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]-1" office:value-type="float" office:value="-166">
            <text:p>-166</text:p>
          </table:table-cell>
          <table:table-cell table:formula="of:=[.D31]+1" office:value-type="float" office:value="31">
            <text:p>31</text:p>
          </table:table-cell>
          <table:table-cell table:formula="of:=[.E31]" office:value-type="float" office:value="334932">
            <text:p>334932</text:p>
          </table:table-cell>
          <table:table-cell table:formula="of:=[.E32]*(2^([.C32]/12))" office:value-type="float" office:value="22.9460729226291">
            <text:p>22,9460729226</text:p>
          </table:table-cell>
          <table:table-cell table:formula="of:=ROUND([.F32])" office:value-type="float" office:value="23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]-1" office:value-type="float" office:value="-165">
            <text:p>-165</text:p>
          </table:table-cell>
          <table:table-cell table:formula="of:=[.D32]+1" office:value-type="float" office:value="32">
            <text:p>32</text:p>
          </table:table-cell>
          <table:table-cell table:formula="of:=[.E32]" office:value-type="float" office:value="334932">
            <text:p>334932</text:p>
          </table:table-cell>
          <table:table-cell table:formula="of:=[.E33]*(2^([.C33]/12))" office:value-type="float" office:value="24.3105174220026">
            <text:p>24,310517422</text:p>
          </table:table-cell>
          <table:table-cell table:formula="of:=ROUND([.F33])"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]-1" office:value-type="float" office:value="-164">
            <text:p>-164</text:p>
          </table:table-cell>
          <table:table-cell table:formula="of:=[.D33]+1" office:value-type="float" office:value="33">
            <text:p>33</text:p>
          </table:table-cell>
          <table:table-cell table:formula="of:=[.E33]" office:value-type="float" office:value="334932">
            <text:p>334932</text:p>
          </table:table-cell>
          <table:table-cell table:formula="of:=[.E34]*(2^([.C34]/12))" office:value-type="float" office:value="25.7560960133905">
            <text:p>25,7560960134</text:p>
          </table:table-cell>
          <table:table-cell table:formula="of:=ROUND([.F34])" office:value-type="float" office:value="26">
            <text:p>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]-1" office:value-type="float" office:value="-163">
            <text:p>-163</text:p>
          </table:table-cell>
          <table:table-cell table:formula="of:=[.D34]+1" office:value-type="float" office:value="34">
            <text:p>34</text:p>
          </table:table-cell>
          <table:table-cell table:formula="of:=[.E34]" office:value-type="float" office:value="334932">
            <text:p>334932</text:p>
          </table:table-cell>
          <table:table-cell table:formula="of:=[.E35]*(2^([.C35]/12))" office:value-type="float" office:value="27.2876331809618">
            <text:p>27,287633181</text:p>
          </table:table-cell>
          <table:table-cell table:formula="of:=ROUND([.F35])" office:value-type="float" office:value="27">
            <text:p>2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]-1" office:value-type="float" office:value="-162">
            <text:p>-162</text:p>
          </table:table-cell>
          <table:table-cell table:formula="of:=[.D35]+1" office:value-type="float" office:value="35">
            <text:p>35</text:p>
          </table:table-cell>
          <table:table-cell table:formula="of:=[.E35]" office:value-type="float" office:value="334932">
            <text:p>334932</text:p>
          </table:table-cell>
          <table:table-cell table:formula="of:=[.E36]*(2^([.C36]/12))" office:value-type="float" office:value="28.9102402876432">
            <text:p>28,9102402876</text:p>
          </table:table-cell>
          <table:table-cell table:formula="of:=ROUND([.F36])" office:value-type="float" office:value="29">
            <text:p>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]-1" office:value-type="float" office:value="-161">
            <text:p>-161</text:p>
          </table:table-cell>
          <table:table-cell table:formula="of:=[.D36]+1" office:value-type="float" office:value="36">
            <text:p>36</text:p>
          </table:table-cell>
          <table:table-cell table:formula="of:=[.E36]" office:value-type="float" office:value="334932">
            <text:p>334932</text:p>
          </table:table-cell>
          <table:table-cell table:formula="of:=[.E37]*(2^([.C37]/12))" office:value-type="float" office:value="30.6293326338172">
            <text:p>30,6293326338</text:p>
          </table:table-cell>
          <table:table-cell table:formula="of:=ROUND([.F37])"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]-1" office:value-type="float" office:value="-160">
            <text:p>-160</text:p>
          </table:table-cell>
          <table:table-cell table:formula="of:=[.D37]+1" office:value-type="float" office:value="37">
            <text:p>37</text:p>
          </table:table-cell>
          <table:table-cell table:formula="of:=[.E37]" office:value-type="float" office:value="334932">
            <text:p>334932</text:p>
          </table:table-cell>
          <table:table-cell table:formula="of:=[.E38]*(2^([.C38]/12))" office:value-type="float" office:value="32.4506475303841">
            <text:p>32,4506475304</text:p>
          </table:table-cell>
          <table:table-cell table:formula="of:=ROUND([.F38])"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]-1" office:value-type="float" office:value="-159">
            <text:p>-159</text:p>
          </table:table-cell>
          <table:table-cell table:formula="of:=[.D38]+1" office:value-type="float" office:value="38">
            <text:p>38</text:p>
          </table:table-cell>
          <table:table-cell table:formula="of:=[.E38]" office:value-type="float" office:value="334932">
            <text:p>334932</text:p>
          </table:table-cell>
          <table:table-cell table:formula="of:=[.E39]*(2^([.C39]/12))" office:value-type="float" office:value="34.3802634465036">
            <text:p>34,3802634465</text:p>
          </table:table-cell>
          <table:table-cell table:formula="of:=ROUND([.F39])"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]-1" office:value-type="float" office:value="-158">
            <text:p>-158</text:p>
          </table:table-cell>
          <table:table-cell table:formula="of:=[.D39]+1" office:value-type="float" office:value="39">
            <text:p>39</text:p>
          </table:table-cell>
          <table:table-cell table:formula="of:=[.E39]" office:value-type="float" office:value="334932">
            <text:p>334932</text:p>
          </table:table-cell>
          <table:table-cell table:formula="of:=[.E40]*(2^([.C40]/12))" office:value-type="float" office:value="36.4246202959204">
            <text:p>36,4246202959</text:p>
          </table:table-cell>
          <table:table-cell table:formula="of:=ROUND([.F40])" office:value-type="float" office:value="36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]-1" office:value-type="float" office:value="-157">
            <text:p>-157</text:p>
          </table:table-cell>
          <table:table-cell table:formula="of:=[.D40]+1" office:value-type="float" office:value="40">
            <text:p>40</text:p>
          </table:table-cell>
          <table:table-cell table:formula="of:=[.E40]" office:value-type="float" office:value="334932">
            <text:p>334932</text:p>
          </table:table-cell>
          <table:table-cell table:formula="of:=[.E41]*(2^([.C41]/12))" office:value-type="float" office:value="38.5905409295782">
            <text:p>38,5905409296</text:p>
          </table:table-cell>
          <table:table-cell table:formula="of:=ROUND([.F41])" office:value-type="float" office:value="39">
            <text:p>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]-1" office:value-type="float" office:value="-156">
            <text:p>-156</text:p>
          </table:table-cell>
          <table:table-cell table:formula="of:=[.D41]+1" office:value-type="float" office:value="41">
            <text:p>41</text:p>
          </table:table-cell>
          <table:table-cell table:formula="of:=[.E41]" office:value-type="float" office:value="334932">
            <text:p>334932</text:p>
          </table:table-cell>
          <table:table-cell table:formula="of:=[.E42]*(2^([.C42]/12))" office:value-type="float" office:value="40.88525390625">
            <text:p>40,8852539063</text:p>
          </table:table-cell>
          <table:table-cell table:formula="of:=ROUND([.F42])"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]-1" office:value-type="float" office:value="-155">
            <text:p>-155</text:p>
          </table:table-cell>
          <table:table-cell table:formula="of:=[.D42]+1" office:value-type="float" office:value="42">
            <text:p>42</text:p>
          </table:table-cell>
          <table:table-cell table:formula="of:=[.E42]" office:value-type="float" office:value="334932">
            <text:p>334932</text:p>
          </table:table-cell>
          <table:table-cell table:formula="of:=[.E43]*(2^([.C43]/12))" office:value-type="float" office:value="43.3164176171811">
            <text:p>43,3164176172</text:p>
          </table:table-cell>
          <table:table-cell table:formula="of:=ROUND([.F43])" office:value-type="float" office:value="43">
            <text:p>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]-1" office:value-type="float" office:value="-154">
            <text:p>-154</text:p>
          </table:table-cell>
          <table:table-cell table:formula="of:=[.D43]+1" office:value-type="float" office:value="43">
            <text:p>43</text:p>
          </table:table-cell>
          <table:table-cell table:formula="of:=[.E43]" office:value-type="float" office:value="334932">
            <text:p>334932</text:p>
          </table:table-cell>
          <table:table-cell table:formula="of:=[.E44]*(2^([.C44]/12))" office:value-type="float" office:value="45.8921458452581">
            <text:p>45,8921458453</text:p>
          </table:table-cell>
          <table:table-cell table:formula="of:=ROUND([.F44])" office:value-type="float" office:value="46">
            <text:p>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]-1" office:value-type="float" office:value="-153">
            <text:p>-153</text:p>
          </table:table-cell>
          <table:table-cell table:formula="of:=[.D44]+1" office:value-type="float" office:value="44">
            <text:p>44</text:p>
          </table:table-cell>
          <table:table-cell table:formula="of:=[.E44]" office:value-type="float" office:value="334932">
            <text:p>334932</text:p>
          </table:table-cell>
          <table:table-cell table:formula="of:=[.E45]*(2^([.C45]/12))" office:value-type="float" office:value="48.6210348440053">
            <text:p>48,621034844</text:p>
          </table:table-cell>
          <table:table-cell table:formula="of:=ROUND([.F45])" office:value-type="float" office:value="49">
            <text:p>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]-1" office:value-type="float" office:value="-152">
            <text:p>-152</text:p>
          </table:table-cell>
          <table:table-cell table:formula="of:=[.D45]+1" office:value-type="float" office:value="45">
            <text:p>45</text:p>
          </table:table-cell>
          <table:table-cell table:formula="of:=[.E45]" office:value-type="float" office:value="334932">
            <text:p>334932</text:p>
          </table:table-cell>
          <table:table-cell table:formula="of:=[.E46]*(2^([.C46]/12))" office:value-type="float" office:value="51.512192026781">
            <text:p>51,5121920268</text:p>
          </table:table-cell>
          <table:table-cell table:formula="of:=ROUND([.F46])" office:value-type="float" office:value="52">
            <text:p>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]-1" office:value-type="float" office:value="-151">
            <text:p>-151</text:p>
          </table:table-cell>
          <table:table-cell table:formula="of:=[.D46]+1" office:value-type="float" office:value="46">
            <text:p>46</text:p>
          </table:table-cell>
          <table:table-cell table:formula="of:=[.E46]" office:value-type="float" office:value="334932">
            <text:p>334932</text:p>
          </table:table-cell>
          <table:table-cell table:formula="of:=[.E47]*(2^([.C47]/12))" office:value-type="float" office:value="54.5752663619236">
            <text:p>54,5752663619</text:p>
          </table:table-cell>
          <table:table-cell table:formula="of:=ROUND([.F47])"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]-1" office:value-type="float" office:value="-150">
            <text:p>-150</text:p>
          </table:table-cell>
          <table:table-cell table:formula="of:=[.D47]+1" office:value-type="float" office:value="47">
            <text:p>47</text:p>
          </table:table-cell>
          <table:table-cell table:formula="of:=[.E47]" office:value-type="float" office:value="334932">
            <text:p>334932</text:p>
          </table:table-cell>
          <table:table-cell table:formula="of:=[.E48]*(2^([.C48]/12))" office:value-type="float" office:value="57.8204805752863">
            <text:p>57,8204805753</text:p>
          </table:table-cell>
          <table:table-cell table:formula="of:=ROUND([.F48])" office:value-type="float" office:value="58">
            <text:p>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]-1" office:value-type="float" office:value="-149">
            <text:p>-149</text:p>
          </table:table-cell>
          <table:table-cell table:formula="of:=[.D48]+1" office:value-type="float" office:value="48">
            <text:p>48</text:p>
          </table:table-cell>
          <table:table-cell table:formula="of:=[.E48]" office:value-type="float" office:value="334932">
            <text:p>334932</text:p>
          </table:table-cell>
          <table:table-cell table:formula="of:=[.E49]*(2^([.C49]/12))" office:value-type="float" office:value="61.2586652676344">
            <text:p>61,2586652676</text:p>
          </table:table-cell>
          <table:table-cell table:formula="of:=ROUND([.F49])" office:value-type="float" office:value="61">
            <text:p>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1]-1" office:value-type="float" office:value="-148">
            <text:p>-148</text:p>
          </table:table-cell>
          <table:table-cell table:formula="of:=[.D49]+1" office:value-type="float" office:value="49">
            <text:p>49</text:p>
          </table:table-cell>
          <table:table-cell table:formula="of:=[.E49]" office:value-type="float" office:value="334932">
            <text:p>334932</text:p>
          </table:table-cell>
          <table:table-cell table:formula="of:=[.E50]*(2^([.C50]/12))" office:value-type="float" office:value="64.9012950607682">
            <text:p>64,9012950608</text:p>
          </table:table-cell>
          <table:table-cell table:formula="of:=ROUND([.F50])" office:value-type="float" office:value="65">
            <text:p>6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2]-1" office:value-type="float" office:value="-147">
            <text:p>-147</text:p>
          </table:table-cell>
          <table:table-cell table:formula="of:=[.D50]+1" office:value-type="float" office:value="50">
            <text:p>50</text:p>
          </table:table-cell>
          <table:table-cell table:formula="of:=[.E50]" office:value-type="float" office:value="334932">
            <text:p>334932</text:p>
          </table:table-cell>
          <table:table-cell table:formula="of:=[.E51]*(2^([.C51]/12))" office:value-type="float" office:value="68.7605268930071">
            <text:p>68,760526893</text:p>
          </table:table-cell>
          <table:table-cell table:formula="of:=ROUND([.F51])" office:value-type="float" office:value="69">
            <text:p>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3]-1" office:value-type="float" office:value="-146">
            <text:p>-146</text:p>
          </table:table-cell>
          <table:table-cell table:formula="of:=[.D51]+1" office:value-type="float" office:value="51">
            <text:p>51</text:p>
          </table:table-cell>
          <table:table-cell table:formula="of:=[.E51]" office:value-type="float" office:value="334932">
            <text:p>334932</text:p>
          </table:table-cell>
          <table:table-cell table:formula="of:=[.E52]*(2^([.C52]/12))" office:value-type="float" office:value="72.8492405918409">
            <text:p>72,8492405918</text:p>
          </table:table-cell>
          <table:table-cell table:formula="of:=ROUND([.F52])" office:value-type="float" office:value="73">
            <text:p>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4]-1" office:value-type="float" office:value="-145">
            <text:p>-145</text:p>
          </table:table-cell>
          <table:table-cell table:formula="of:=[.D52]+1" office:value-type="float" office:value="52">
            <text:p>52</text:p>
          </table:table-cell>
          <table:table-cell table:formula="of:=[.E52]" office:value-type="float" office:value="334932">
            <text:p>334932</text:p>
          </table:table-cell>
          <table:table-cell table:formula="of:=[.E53]*(2^([.C53]/12))" office:value-type="float" office:value="77.1810818591564">
            <text:p>77,1810818592</text:p>
          </table:table-cell>
          <table:table-cell table:formula="of:=ROUND([.F53])" office:value-type="float" office:value="77">
            <text:p>7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5]-1" office:value-type="float" office:value="-144">
            <text:p>-144</text:p>
          </table:table-cell>
          <table:table-cell table:formula="of:=[.D53]+1" office:value-type="float" office:value="53">
            <text:p>53</text:p>
          </table:table-cell>
          <table:table-cell table:formula="of:=[.E53]" office:value-type="float" office:value="334932">
            <text:p>334932</text:p>
          </table:table-cell>
          <table:table-cell table:formula="of:=[.E54]*(2^([.C54]/12))" office:value-type="float" office:value="81.7705078125">
            <text:p>81,7705078125</text:p>
          </table:table-cell>
          <table:table-cell table:formula="of:=ROUND([.F54])" office:value-type="float" office:value="82">
            <text:p>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6]-1" office:value-type="float" office:value="-143">
            <text:p>-143</text:p>
          </table:table-cell>
          <table:table-cell table:formula="of:=[.D54]+1" office:value-type="float" office:value="54">
            <text:p>54</text:p>
          </table:table-cell>
          <table:table-cell table:formula="of:=[.E54]" office:value-type="float" office:value="334932">
            <text:p>334932</text:p>
          </table:table-cell>
          <table:table-cell table:formula="of:=[.E55]*(2^([.C55]/12))" office:value-type="float" office:value="86.6328352343622">
            <text:p>86,6328352344</text:p>
          </table:table-cell>
          <table:table-cell table:formula="of:=ROUND([.F55])" office:value-type="float" office:value="87">
            <text:p>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7]-1" office:value-type="float" office:value="-142">
            <text:p>-142</text:p>
          </table:table-cell>
          <table:table-cell table:formula="of:=[.D55]+1" office:value-type="float" office:value="55">
            <text:p>55</text:p>
          </table:table-cell>
          <table:table-cell table:formula="of:=[.E55]" office:value-type="float" office:value="334932">
            <text:p>334932</text:p>
          </table:table-cell>
          <table:table-cell table:formula="of:=[.E56]*(2^([.C56]/12))" office:value-type="float" office:value="91.7842916905163">
            <text:p>91,7842916905</text:p>
          </table:table-cell>
          <table:table-cell table:formula="of:=ROUND([.F56])" office:value-type="float" office:value="92">
            <text:p>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8]-1" office:value-type="float" office:value="-141">
            <text:p>-141</text:p>
          </table:table-cell>
          <table:table-cell table:formula="of:=[.D56]+1" office:value-type="float" office:value="56">
            <text:p>56</text:p>
          </table:table-cell>
          <table:table-cell table:formula="of:=[.E56]" office:value-type="float" office:value="334932">
            <text:p>334932</text:p>
          </table:table-cell>
          <table:table-cell table:formula="of:=[.E57]*(2^([.C57]/12))" office:value-type="float" office:value="97.2420696880106">
            <text:p>97,242069688</text:p>
          </table:table-cell>
          <table:table-cell table:formula="of:=ROUND([.F57])" office:value-type="float" office:value="97">
            <text:p>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9]-1" office:value-type="float" office:value="-140">
            <text:p>-140</text:p>
          </table:table-cell>
          <table:table-cell table:formula="of:=[.D57]+1" office:value-type="float" office:value="57">
            <text:p>57</text:p>
          </table:table-cell>
          <table:table-cell table:formula="of:=[.E57]" office:value-type="float" office:value="334932">
            <text:p>334932</text:p>
          </table:table-cell>
          <table:table-cell table:formula="of:=[.E58]*(2^([.C58]/12))" office:value-type="float" office:value="103.024384053562">
            <text:p>103,0243840536</text:p>
          </table:table-cell>
          <table:table-cell table:formula="of:=ROUND([.F58]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0]-1" office:value-type="float" office:value="-139">
            <text:p>-139</text:p>
          </table:table-cell>
          <table:table-cell table:formula="of:=[.D58]+1" office:value-type="float" office:value="58">
            <text:p>58</text:p>
          </table:table-cell>
          <table:table-cell table:formula="of:=[.E58]" office:value-type="float" office:value="334932">
            <text:p>334932</text:p>
          </table:table-cell>
          <table:table-cell table:formula="of:=[.E59]*(2^([.C59]/12))" office:value-type="float" office:value="109.150532723847">
            <text:p>109,1505327238</text:p>
          </table:table-cell>
          <table:table-cell table:formula="of:=ROUND([.F59]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1]-1" office:value-type="float" office:value="-138">
            <text:p>-138</text:p>
          </table:table-cell>
          <table:table-cell table:formula="of:=[.D59]+1" office:value-type="float" office:value="59">
            <text:p>59</text:p>
          </table:table-cell>
          <table:table-cell table:formula="of:=[.E59]" office:value-type="float" office:value="334932">
            <text:p>334932</text:p>
          </table:table-cell>
          <table:table-cell table:formula="of:=[.E60]*(2^([.C60]/12))" office:value-type="float" office:value="115.640961150573">
            <text:p>115,6409611506</text:p>
          </table:table-cell>
          <table:table-cell table:formula="of:=ROUND([.F60]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2]-1" office:value-type="float" office:value="-137">
            <text:p>-137</text:p>
          </table:table-cell>
          <table:table-cell table:formula="of:=[.D60]+1" office:value-type="float" office:value="60">
            <text:p>60</text:p>
          </table:table-cell>
          <table:table-cell table:formula="of:=[.E60]" office:value-type="float" office:value="334932">
            <text:p>334932</text:p>
          </table:table-cell>
          <table:table-cell table:formula="of:=[.E61]*(2^([.C61]/12))" office:value-type="float" office:value="122.517330535269">
            <text:p>122,5173305353</text:p>
          </table:table-cell>
          <table:table-cell table:formula="of:=ROUND([.F61]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3]-1" office:value-type="float" office:value="-136">
            <text:p>-136</text:p>
          </table:table-cell>
          <table:table-cell table:formula="of:=[.D61]+1" office:value-type="float" office:value="61">
            <text:p>61</text:p>
          </table:table-cell>
          <table:table-cell table:formula="of:=[.E61]" office:value-type="float" office:value="334932">
            <text:p>334932</text:p>
          </table:table-cell>
          <table:table-cell table:formula="of:=[.E62]*(2^([.C62]/12))" office:value-type="float" office:value="129.802590121536">
            <text:p>129,8025901215</text:p>
          </table:table-cell>
          <table:table-cell table:formula="of:=ROUND([.F62]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4]-1" office:value-type="float" office:value="-135">
            <text:p>-135</text:p>
          </table:table-cell>
          <table:table-cell table:formula="of:=[.D62]+1" office:value-type="float" office:value="62">
            <text:p>62</text:p>
          </table:table-cell>
          <table:table-cell table:formula="of:=[.E62]" office:value-type="float" office:value="334932">
            <text:p>334932</text:p>
          </table:table-cell>
          <table:table-cell table:formula="of:=[.E63]*(2^([.C63]/12))" office:value-type="float" office:value="137.521053786014">
            <text:p>137,521053786</text:p>
          </table:table-cell>
          <table:table-cell table:formula="of:=ROUND([.F63]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5]-1" office:value-type="float" office:value="-134">
            <text:p>-134</text:p>
          </table:table-cell>
          <table:table-cell table:formula="of:=[.D63]+1" office:value-type="float" office:value="63">
            <text:p>63</text:p>
          </table:table-cell>
          <table:table-cell table:formula="of:=[.E63]" office:value-type="float" office:value="334932">
            <text:p>334932</text:p>
          </table:table-cell>
          <table:table-cell table:formula="of:=[.E64]*(2^([.C64]/12))" office:value-type="float" office:value="145.698481183682">
            <text:p>145,6984811837</text:p>
          </table:table-cell>
          <table:table-cell table:formula="of:=ROUND([.F64]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6]-1" office:value-type="float" office:value="-133">
            <text:p>-133</text:p>
          </table:table-cell>
          <table:table-cell table:formula="of:=[.D64]+1" office:value-type="float" office:value="64">
            <text:p>64</text:p>
          </table:table-cell>
          <table:table-cell table:formula="of:=[.E64]" office:value-type="float" office:value="334932">
            <text:p>334932</text:p>
          </table:table-cell>
          <table:table-cell table:formula="of:=[.E65]*(2^([.C65]/12))" office:value-type="float" office:value="154.362163718313">
            <text:p>154,3621637183</text:p>
          </table:table-cell>
          <table:table-cell table:formula="of:=ROUND([.F65]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7]-1" office:value-type="float" office:value="-132">
            <text:p>-132</text:p>
          </table:table-cell>
          <table:table-cell table:formula="of:=[.D65]+1" office:value-type="float" office:value="65">
            <text:p>65</text:p>
          </table:table-cell>
          <table:table-cell table:formula="of:=[.E65]" office:value-type="float" office:value="334932">
            <text:p>334932</text:p>
          </table:table-cell>
          <table:table-cell table:formula="of:=[.E66]*(2^([.C66]/12))" office:value-type="float" office:value="163.541015625">
            <text:p>163,541015625</text:p>
          </table:table-cell>
          <table:table-cell table:formula="of:=ROUND([.F66]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8]-1" office:value-type="float" office:value="-131">
            <text:p>-131</text:p>
          </table:table-cell>
          <table:table-cell table:formula="of:=[.D66]+1" office:value-type="float" office:value="66">
            <text:p>66</text:p>
          </table:table-cell>
          <table:table-cell table:formula="of:=[.E66]" office:value-type="float" office:value="334932">
            <text:p>334932</text:p>
          </table:table-cell>
          <table:table-cell table:formula="of:=[.E67]*(2^([.C67]/12))" office:value-type="float" office:value="173.265670468724">
            <text:p>173,2656704687</text:p>
          </table:table-cell>
          <table:table-cell table:formula="of:=ROUND([.F67]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9]-1" office:value-type="float" office:value="-130">
            <text:p>-130</text:p>
          </table:table-cell>
          <table:table-cell table:formula="of:=[.D67]+1" office:value-type="float" office:value="67">
            <text:p>67</text:p>
          </table:table-cell>
          <table:table-cell table:formula="of:=[.E67]" office:value-type="float" office:value="334932">
            <text:p>334932</text:p>
          </table:table-cell>
          <table:table-cell table:formula="of:=[.E68]*(2^([.C68]/12))" office:value-type="float" office:value="183.568583381033">
            <text:p>183,568583381</text:p>
          </table:table-cell>
          <table:table-cell table:formula="of:=ROUND([.F68]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0]-1" office:value-type="float" office:value="-129">
            <text:p>-129</text:p>
          </table:table-cell>
          <table:table-cell table:formula="of:=[.D68]+1" office:value-type="float" office:value="68">
            <text:p>68</text:p>
          </table:table-cell>
          <table:table-cell table:formula="of:=[.E68]" office:value-type="float" office:value="334932">
            <text:p>334932</text:p>
          </table:table-cell>
          <table:table-cell table:formula="of:=[.E69]*(2^([.C69]/12))" office:value-type="float" office:value="194.484139376021">
            <text:p>194,484139376</text:p>
          </table:table-cell>
          <table:table-cell table:formula="of:=ROUND([.F69]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1]-1" office:value-type="float" office:value="-128">
            <text:p>-128</text:p>
          </table:table-cell>
          <table:table-cell table:formula="of:=[.D69]+1" office:value-type="float" office:value="69">
            <text:p>69</text:p>
          </table:table-cell>
          <table:table-cell table:formula="of:=[.E69]" office:value-type="float" office:value="334932">
            <text:p>334932</text:p>
          </table:table-cell>
          <table:table-cell table:formula="of:=[.E70]*(2^([.C70]/12))" office:value-type="float" office:value="206.048768107124">
            <text:p>206,0487681071</text:p>
          </table:table-cell>
          <table:table-cell table:formula="of:=ROUND([.F70]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2]-1" office:value-type="float" office:value="-127">
            <text:p>-127</text:p>
          </table:table-cell>
          <table:table-cell table:formula="of:=[.D70]+1" office:value-type="float" office:value="70">
            <text:p>70</text:p>
          </table:table-cell>
          <table:table-cell table:formula="of:=[.E70]" office:value-type="float" office:value="334932">
            <text:p>334932</text:p>
          </table:table-cell>
          <table:table-cell table:formula="of:=[.E71]*(2^([.C71]/12))" office:value-type="float" office:value="218.301065447694">
            <text:p>218,3010654477</text:p>
          </table:table-cell>
          <table:table-cell table:formula="of:=ROUND([.F71]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3]-1" office:value-type="float" office:value="-126">
            <text:p>-126</text:p>
          </table:table-cell>
          <table:table-cell table:formula="of:=[.D71]+1" office:value-type="float" office:value="71">
            <text:p>71</text:p>
          </table:table-cell>
          <table:table-cell table:formula="of:=[.E71]" office:value-type="float" office:value="334932">
            <text:p>334932</text:p>
          </table:table-cell>
          <table:table-cell table:formula="of:=[.E72]*(2^([.C72]/12))" office:value-type="float" office:value="231.281922301145">
            <text:p>231,2819223011</text:p>
          </table:table-cell>
          <table:table-cell table:formula="of:=ROUND([.F72]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4]-1" office:value-type="float" office:value="-125">
            <text:p>-125</text:p>
          </table:table-cell>
          <table:table-cell table:formula="of:=[.D72]+1" office:value-type="float" office:value="72">
            <text:p>72</text:p>
          </table:table-cell>
          <table:table-cell table:formula="of:=[.E72]" office:value-type="float" office:value="334932">
            <text:p>334932</text:p>
          </table:table-cell>
          <table:table-cell table:formula="of:=[.E73]*(2^([.C73]/12))" office:value-type="float" office:value="245.034661070538">
            <text:p>245,0346610705</text:p>
          </table:table-cell>
          <table:table-cell table:formula="of:=ROUND([.F73]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5]-1" office:value-type="float" office:value="-124">
            <text:p>-124</text:p>
          </table:table-cell>
          <table:table-cell table:formula="of:=[.D73]+1" office:value-type="float" office:value="73">
            <text:p>73</text:p>
          </table:table-cell>
          <table:table-cell table:formula="of:=[.E73]" office:value-type="float" office:value="334932">
            <text:p>334932</text:p>
          </table:table-cell>
          <table:table-cell table:formula="of:=[.E74]*(2^([.C74]/12))" office:value-type="float" office:value="259.605180243073">
            <text:p>259,6051802431</text:p>
          </table:table-cell>
          <table:table-cell table:formula="of:=ROUND([.F74]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6]-1" office:value-type="float" office:value="-123">
            <text:p>-123</text:p>
          </table:table-cell>
          <table:table-cell table:formula="of:=[.D74]+1" office:value-type="float" office:value="74">
            <text:p>74</text:p>
          </table:table-cell>
          <table:table-cell table:formula="of:=[.E74]" office:value-type="float" office:value="334932">
            <text:p>334932</text:p>
          </table:table-cell>
          <table:table-cell table:formula="of:=[.E75]*(2^([.C75]/12))" office:value-type="float" office:value="275.042107572028">
            <text:p>275,042107572</text:p>
          </table:table-cell>
          <table:table-cell table:formula="of:=ROUND([.F75]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7]-1" office:value-type="float" office:value="-122">
            <text:p>-122</text:p>
          </table:table-cell>
          <table:table-cell table:formula="of:=[.D75]+1" office:value-type="float" office:value="75">
            <text:p>75</text:p>
          </table:table-cell>
          <table:table-cell table:formula="of:=[.E75]" office:value-type="float" office:value="334932">
            <text:p>334932</text:p>
          </table:table-cell>
          <table:table-cell table:formula="of:=[.E76]*(2^([.C76]/12))" office:value-type="float" office:value="291.396962367364">
            <text:p>291,3969623674</text:p>
          </table:table-cell>
          <table:table-cell table:formula="of:=ROUND([.F76]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8]-1" office:value-type="float" office:value="-121">
            <text:p>-121</text:p>
          </table:table-cell>
          <table:table-cell table:formula="of:=[.D76]+1" office:value-type="float" office:value="76">
            <text:p>76</text:p>
          </table:table-cell>
          <table:table-cell table:formula="of:=[.E76]" office:value-type="float" office:value="334932">
            <text:p>334932</text:p>
          </table:table-cell>
          <table:table-cell table:formula="of:=[.E77]*(2^([.C77]/12))" office:value-type="float" office:value="308.724327436626">
            <text:p>308,7243274366</text:p>
          </table:table-cell>
          <table:table-cell table:formula="of:=ROUND([.F77]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9]-1" office:value-type="float" office:value="-120">
            <text:p>-120</text:p>
          </table:table-cell>
          <table:table-cell table:formula="of:=[.D77]+1" office:value-type="float" office:value="77">
            <text:p>77</text:p>
          </table:table-cell>
          <table:table-cell table:formula="of:=[.E77]" office:value-type="float" office:value="334932">
            <text:p>334932</text:p>
          </table:table-cell>
          <table:table-cell table:formula="of:=[.E78]*(2^([.C78]/12))" office:value-type="float" office:value="327.08203125">
            <text:p>327,08203125</text:p>
          </table:table-cell>
          <table:table-cell table:formula="of:=ROUND([.F78])" office:value-type="float" office:value="327">
            <text:p>32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0]-1" office:value-type="float" office:value="-119">
            <text:p>-119</text:p>
          </table:table-cell>
          <table:table-cell table:formula="of:=[.D78]+1" office:value-type="float" office:value="78">
            <text:p>78</text:p>
          </table:table-cell>
          <table:table-cell table:formula="of:=[.E78]" office:value-type="float" office:value="334932">
            <text:p>334932</text:p>
          </table:table-cell>
          <table:table-cell table:formula="of:=[.E79]*(2^([.C79]/12))" office:value-type="float" office:value="346.531340937449">
            <text:p>346,5313409374</text:p>
          </table:table-cell>
          <table:table-cell table:formula="of:=ROUND([.F79])" office:value-type="float" office:value="347">
            <text:p>34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1]-1" office:value-type="float" office:value="-118">
            <text:p>-118</text:p>
          </table:table-cell>
          <table:table-cell table:formula="of:=[.D79]+1" office:value-type="float" office:value="79">
            <text:p>79</text:p>
          </table:table-cell>
          <table:table-cell table:formula="of:=[.E79]" office:value-type="float" office:value="334932">
            <text:p>334932</text:p>
          </table:table-cell>
          <table:table-cell table:formula="of:=[.E80]*(2^([.C80]/12))" office:value-type="float" office:value="367.137166762065">
            <text:p>367,1371667621</text:p>
          </table:table-cell>
          <table:table-cell table:formula="of:=ROUND([.F80])" office:value-type="float" office:value="367">
            <text:p>3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2]-1" office:value-type="float" office:value="-117">
            <text:p>-117</text:p>
          </table:table-cell>
          <table:table-cell table:formula="of:=[.D80]+1" office:value-type="float" office:value="80">
            <text:p>80</text:p>
          </table:table-cell>
          <table:table-cell table:formula="of:=[.E80]" office:value-type="float" office:value="334932">
            <text:p>334932</text:p>
          </table:table-cell>
          <table:table-cell table:formula="of:=[.E81]*(2^([.C81]/12))" office:value-type="float" office:value="388.968278752042">
            <text:p>388,968278752</text:p>
          </table:table-cell>
          <table:table-cell table:formula="of:=ROUND([.F81])" office:value-type="float" office:value="389">
            <text:p>38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3]-1" office:value-type="float" office:value="-116">
            <text:p>-116</text:p>
          </table:table-cell>
          <table:table-cell table:formula="of:=[.D81]+1" office:value-type="float" office:value="81">
            <text:p>81</text:p>
          </table:table-cell>
          <table:table-cell table:formula="of:=[.E81]" office:value-type="float" office:value="334932">
            <text:p>334932</text:p>
          </table:table-cell>
          <table:table-cell table:formula="of:=[.E82]*(2^([.C82]/12))" office:value-type="float" office:value="412.097536214248">
            <text:p>412,0975362142</text:p>
          </table:table-cell>
          <table:table-cell table:formula="of:=ROUND([.F82])" office:value-type="float" office:value="412">
            <text:p>4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4]-1" office:value-type="float" office:value="-115">
            <text:p>-115</text:p>
          </table:table-cell>
          <table:table-cell table:formula="of:=[.D82]+1" office:value-type="float" office:value="82">
            <text:p>82</text:p>
          </table:table-cell>
          <table:table-cell table:formula="of:=[.E82]" office:value-type="float" office:value="334932">
            <text:p>334932</text:p>
          </table:table-cell>
          <table:table-cell table:formula="of:=[.E83]*(2^([.C83]/12))" office:value-type="float" office:value="436.602130895388">
            <text:p>436,6021308954</text:p>
          </table:table-cell>
          <table:table-cell table:formula="of:=ROUND([.F83])" office:value-type="float" office:value="437">
            <text:p>43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5]-1" office:value-type="float" office:value="-114">
            <text:p>-114</text:p>
          </table:table-cell>
          <table:table-cell table:formula="of:=[.D83]+1" office:value-type="float" office:value="83">
            <text:p>83</text:p>
          </table:table-cell>
          <table:table-cell table:formula="of:=[.E83]" office:value-type="float" office:value="334932">
            <text:p>334932</text:p>
          </table:table-cell>
          <table:table-cell table:formula="of:=[.E84]*(2^([.C84]/12))" office:value-type="float" office:value="462.563844602291">
            <text:p>462,5638446023</text:p>
          </table:table-cell>
          <table:table-cell table:formula="of:=ROUND([.F84])" office:value-type="float" office:value="463">
            <text:p>46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6]-1" office:value-type="float" office:value="-113">
            <text:p>-113</text:p>
          </table:table-cell>
          <table:table-cell table:formula="of:=[.D84]+1" office:value-type="float" office:value="84">
            <text:p>84</text:p>
          </table:table-cell>
          <table:table-cell table:formula="of:=[.E84]" office:value-type="float" office:value="334932">
            <text:p>334932</text:p>
          </table:table-cell>
          <table:table-cell table:formula="of:=[.E85]*(2^([.C85]/12))" office:value-type="float" office:value="490.069322141075">
            <text:p>490,0693221411</text:p>
          </table:table-cell>
          <table:table-cell table:formula="of:=ROUND([.F85])" office:value-type="float" office:value="490">
            <text:p>49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7]-1" office:value-type="float" office:value="-112">
            <text:p>-112</text:p>
          </table:table-cell>
          <table:table-cell table:formula="of:=[.D85]+1" office:value-type="float" office:value="85">
            <text:p>85</text:p>
          </table:table-cell>
          <table:table-cell table:formula="of:=[.E85]" office:value-type="float" office:value="334932">
            <text:p>334932</text:p>
          </table:table-cell>
          <table:table-cell table:formula="of:=[.E86]*(2^([.C86]/12))" office:value-type="float" office:value="519.210360486145">
            <text:p>519,2103604861</text:p>
          </table:table-cell>
          <table:table-cell table:formula="of:=ROUND([.F86])" office:value-type="float" office:value="519">
            <text:p>5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8]-1" office:value-type="float" office:value="-111">
            <text:p>-111</text:p>
          </table:table-cell>
          <table:table-cell table:formula="of:=[.D86]+1" office:value-type="float" office:value="86">
            <text:p>86</text:p>
          </table:table-cell>
          <table:table-cell table:formula="of:=[.E86]" office:value-type="float" office:value="334932">
            <text:p>334932</text:p>
          </table:table-cell>
          <table:table-cell table:formula="of:=[.E87]*(2^([.C87]/12))" office:value-type="float" office:value="550.084215144057">
            <text:p>550,0842151441</text:p>
          </table:table-cell>
          <table:table-cell table:formula="of:=ROUND([.F87])" office:value-type="float" office:value="550">
            <text:p>5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9]-1" office:value-type="float" office:value="-110">
            <text:p>-110</text:p>
          </table:table-cell>
          <table:table-cell table:formula="of:=[.D87]+1" office:value-type="float" office:value="87">
            <text:p>87</text:p>
          </table:table-cell>
          <table:table-cell table:formula="of:=[.E87]" office:value-type="float" office:value="334932">
            <text:p>334932</text:p>
          </table:table-cell>
          <table:table-cell table:formula="of:=[.E88]*(2^([.C88]/12))" office:value-type="float" office:value="582.793924734727">
            <text:p>582,7939247347</text:p>
          </table:table-cell>
          <table:table-cell table:formula="of:=ROUND([.F88])" office:value-type="float" office:value="583">
            <text:p>58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0]-1" office:value-type="float" office:value="-109">
            <text:p>-109</text:p>
          </table:table-cell>
          <table:table-cell table:formula="of:=[.D88]+1" office:value-type="float" office:value="88">
            <text:p>88</text:p>
          </table:table-cell>
          <table:table-cell table:formula="of:=[.E88]" office:value-type="float" office:value="334932">
            <text:p>334932</text:p>
          </table:table-cell>
          <table:table-cell table:formula="of:=[.E89]*(2^([.C89]/12))" office:value-type="float" office:value="617.448654873252">
            <text:p>617,4486548733</text:p>
          </table:table-cell>
          <table:table-cell table:formula="of:=ROUND([.F89])" office:value-type="float" office:value="617">
            <text:p>6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1]-1" office:value-type="float" office:value="-108">
            <text:p>-108</text:p>
          </table:table-cell>
          <table:table-cell table:formula="of:=[.D89]+1" office:value-type="float" office:value="89">
            <text:p>89</text:p>
          </table:table-cell>
          <table:table-cell table:formula="of:=[.E89]" office:value-type="float" office:value="334932">
            <text:p>334932</text:p>
          </table:table-cell>
          <table:table-cell table:formula="of:=[.E90]*(2^([.C90]/12))" office:value-type="float" office:value="654.1640625">
            <text:p>654,1640625</text:p>
          </table:table-cell>
          <table:table-cell table:formula="of:=ROUND([.F90])" office:value-type="float" office:value="654">
            <text:p>6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2]-1" office:value-type="float" office:value="-107">
            <text:p>-107</text:p>
          </table:table-cell>
          <table:table-cell table:formula="of:=[.D90]+1" office:value-type="float" office:value="90">
            <text:p>90</text:p>
          </table:table-cell>
          <table:table-cell table:formula="of:=[.E90]" office:value-type="float" office:value="334932">
            <text:p>334932</text:p>
          </table:table-cell>
          <table:table-cell table:formula="of:=[.E91]*(2^([.C91]/12))" office:value-type="float" office:value="693.062681874898">
            <text:p>693,0626818749</text:p>
          </table:table-cell>
          <table:table-cell table:formula="of:=ROUND([.F91])" office:value-type="float" office:value="693">
            <text:p>69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3]-1" office:value-type="float" office:value="-106">
            <text:p>-106</text:p>
          </table:table-cell>
          <table:table-cell table:formula="of:=[.D91]+1" office:value-type="float" office:value="91">
            <text:p>91</text:p>
          </table:table-cell>
          <table:table-cell table:formula="of:=[.E91]" office:value-type="float" office:value="334932">
            <text:p>334932</text:p>
          </table:table-cell>
          <table:table-cell table:formula="of:=[.E92]*(2^([.C92]/12))" office:value-type="float" office:value="734.27433352413">
            <text:p>734,2743335241</text:p>
          </table:table-cell>
          <table:table-cell table:formula="of:=ROUND([.F92])" office:value-type="float" office:value="734">
            <text:p>7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4]-1" office:value-type="float" office:value="-105">
            <text:p>-105</text:p>
          </table:table-cell>
          <table:table-cell table:formula="of:=[.D92]+1" office:value-type="float" office:value="92">
            <text:p>92</text:p>
          </table:table-cell>
          <table:table-cell table:formula="of:=[.E92]" office:value-type="float" office:value="334932">
            <text:p>334932</text:p>
          </table:table-cell>
          <table:table-cell table:formula="of:=[.E93]*(2^([.C93]/12))" office:value-type="float" office:value="777.936557504085">
            <text:p>777,9365575041</text:p>
          </table:table-cell>
          <table:table-cell table:formula="of:=ROUND([.F93])" office:value-type="float" office:value="778">
            <text:p>77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5]-1" office:value-type="float" office:value="-104">
            <text:p>-104</text:p>
          </table:table-cell>
          <table:table-cell table:formula="of:=[.D93]+1" office:value-type="float" office:value="93">
            <text:p>93</text:p>
          </table:table-cell>
          <table:table-cell table:formula="of:=[.E93]" office:value-type="float" office:value="334932">
            <text:p>334932</text:p>
          </table:table-cell>
          <table:table-cell table:formula="of:=[.E94]*(2^([.C94]/12))" office:value-type="float" office:value="824.195072428496">
            <text:p>824,1950724285</text:p>
          </table:table-cell>
          <table:table-cell table:formula="of:=ROUND([.F94])" office:value-type="float" office:value="824">
            <text:p>8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6]-1" office:value-type="float" office:value="-103">
            <text:p>-103</text:p>
          </table:table-cell>
          <table:table-cell table:formula="of:=[.D94]+1" office:value-type="float" office:value="94">
            <text:p>94</text:p>
          </table:table-cell>
          <table:table-cell table:formula="of:=[.E94]" office:value-type="float" office:value="334932">
            <text:p>334932</text:p>
          </table:table-cell>
          <table:table-cell table:formula="of:=[.E95]*(2^([.C95]/12))" office:value-type="float" office:value="873.204261790777">
            <text:p>873,2042617908</text:p>
          </table:table-cell>
          <table:table-cell table:formula="of:=ROUND([.F95])" office:value-type="float" office:value="873">
            <text:p>8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7]-1" office:value-type="float" office:value="-102">
            <text:p>-102</text:p>
          </table:table-cell>
          <table:table-cell table:formula="of:=[.D95]+1" office:value-type="float" office:value="95">
            <text:p>95</text:p>
          </table:table-cell>
          <table:table-cell table:formula="of:=[.E95]" office:value-type="float" office:value="334932">
            <text:p>334932</text:p>
          </table:table-cell>
          <table:table-cell table:formula="of:=[.E96]*(2^([.C96]/12))" office:value-type="float" office:value="925.127689204581">
            <text:p>925,1276892046</text:p>
          </table:table-cell>
          <table:table-cell table:formula="of:=ROUND([.F96])" office:value-type="float" office:value="925">
            <text:p>9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8]-1" office:value-type="float" office:value="-101">
            <text:p>-101</text:p>
          </table:table-cell>
          <table:table-cell table:formula="of:=[.D96]+1" office:value-type="float" office:value="96">
            <text:p>96</text:p>
          </table:table-cell>
          <table:table-cell table:formula="of:=[.E96]" office:value-type="float" office:value="334932">
            <text:p>334932</text:p>
          </table:table-cell>
          <table:table-cell table:formula="of:=[.E97]*(2^([.C97]/12))" office:value-type="float" office:value="980.13864428215">
            <text:p>980,1386442822</text:p>
          </table:table-cell>
          <table:table-cell table:formula="of:=ROUND([.F97])" office:value-type="float" office:value="980">
            <text:p>9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9]-1" office:value-type="float" office:value="-100">
            <text:p>-100</text:p>
          </table:table-cell>
          <table:table-cell table:formula="of:=[.D97]+1" office:value-type="float" office:value="97">
            <text:p>97</text:p>
          </table:table-cell>
          <table:table-cell table:formula="of:=[.E97]" office:value-type="float" office:value="334932">
            <text:p>334932</text:p>
          </table:table-cell>
          <table:table-cell table:formula="of:=[.E98]*(2^([.C98]/12))" office:value-type="float" office:value="1038.42072097229">
            <text:p>1038,4207209723</text:p>
          </table:table-cell>
          <table:table-cell table:formula="of:=ROUND([.F98])" office:value-type="float" office:value="1038">
            <text:p>10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0]-1" office:value-type="float" office:value="-99">
            <text:p>-99</text:p>
          </table:table-cell>
          <table:table-cell table:formula="of:=[.D98]+1" office:value-type="float" office:value="98">
            <text:p>98</text:p>
          </table:table-cell>
          <table:table-cell table:formula="of:=[.E98]" office:value-type="float" office:value="334932">
            <text:p>334932</text:p>
          </table:table-cell>
          <table:table-cell table:formula="of:=[.E99]*(2^([.C99]/12))" office:value-type="float" office:value="1100.16843028811">
            <text:p>1100,1684302881</text:p>
          </table:table-cell>
          <table:table-cell table:formula="of:=ROUND([.F99])" office:value-type="float" office:value="1100">
            <text:p>11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1]-1" office:value-type="float" office:value="-98">
            <text:p>-98</text:p>
          </table:table-cell>
          <table:table-cell table:formula="of:=[.D99]+1" office:value-type="float" office:value="99">
            <text:p>99</text:p>
          </table:table-cell>
          <table:table-cell table:formula="of:=[.E99]" office:value-type="float" office:value="334932">
            <text:p>334932</text:p>
          </table:table-cell>
          <table:table-cell table:formula="of:=[.E100]*(2^([.C100]/12))" office:value-type="float" office:value="1165.58784946945">
            <text:p>1165,5878494695</text:p>
          </table:table-cell>
          <table:table-cell table:formula="of:=ROUND([.F100])" office:value-type="float" office:value="1166">
            <text:p>116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2]-1" office:value-type="float" office:value="-97">
            <text:p>-97</text:p>
          </table:table-cell>
          <table:table-cell table:formula="of:=[.D100]+1" office:value-type="float" office:value="100">
            <text:p>100</text:p>
          </table:table-cell>
          <table:table-cell table:formula="of:=[.E100]" office:value-type="float" office:value="334932">
            <text:p>334932</text:p>
          </table:table-cell>
          <table:table-cell table:formula="of:=[.E101]*(2^([.C101]/12))" office:value-type="float" office:value="1234.8973097465">
            <text:p>1234,8973097465</text:p>
          </table:table-cell>
          <table:table-cell table:formula="of:=ROUND([.F101])" office:value-type="float" office:value="1235">
            <text:p>12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3]-1" office:value-type="float" office:value="-96">
            <text:p>-96</text:p>
          </table:table-cell>
          <table:table-cell table:formula="of:=[.D101]+1" office:value-type="float" office:value="101">
            <text:p>101</text:p>
          </table:table-cell>
          <table:table-cell table:formula="of:=[.E101]" office:value-type="float" office:value="334932">
            <text:p>334932</text:p>
          </table:table-cell>
          <table:table-cell table:formula="of:=[.E102]*(2^([.C102]/12))" office:value-type="float" office:value="1308.328125">
            <text:p>1308,328125</text:p>
          </table:table-cell>
          <table:table-cell table:formula="of:=ROUND([.F102])" office:value-type="float" office:value="1308">
            <text:p>13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4]-1" office:value-type="float" office:value="-95">
            <text:p>-95</text:p>
          </table:table-cell>
          <table:table-cell table:formula="of:=[.D102]+1" office:value-type="float" office:value="102">
            <text:p>102</text:p>
          </table:table-cell>
          <table:table-cell table:formula="of:=[.E102]" office:value-type="float" office:value="334932">
            <text:p>334932</text:p>
          </table:table-cell>
          <table:table-cell table:formula="of:=[.E103]*(2^([.C103]/12))" office:value-type="float" office:value="1386.12536374979">
            <text:p>1386,1253637498</text:p>
          </table:table-cell>
          <table:table-cell table:formula="of:=ROUND([.F103])" office:value-type="float" office:value="1386">
            <text:p>13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5]-1" office:value-type="float" office:value="-94">
            <text:p>-94</text:p>
          </table:table-cell>
          <table:table-cell table:formula="of:=[.D103]+1" office:value-type="float" office:value="103">
            <text:p>103</text:p>
          </table:table-cell>
          <table:table-cell table:formula="of:=[.E103]" office:value-type="float" office:value="334932">
            <text:p>334932</text:p>
          </table:table-cell>
          <table:table-cell table:formula="of:=[.E104]*(2^([.C104]/12))" office:value-type="float" office:value="1468.54866704826">
            <text:p>1468,5486670483</text:p>
          </table:table-cell>
          <table:table-cell table:formula="of:=ROUND([.F104])" office:value-type="float" office:value="1469">
            <text:p>14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6]-1" office:value-type="float" office:value="-93">
            <text:p>-93</text:p>
          </table:table-cell>
          <table:table-cell table:formula="of:=[.D104]+1" office:value-type="float" office:value="104">
            <text:p>104</text:p>
          </table:table-cell>
          <table:table-cell table:formula="of:=[.E104]" office:value-type="float" office:value="334932">
            <text:p>334932</text:p>
          </table:table-cell>
          <table:table-cell table:formula="of:=[.E105]*(2^([.C105]/12))" office:value-type="float" office:value="1555.87311500817">
            <text:p>1555,8731150082</text:p>
          </table:table-cell>
          <table:table-cell table:formula="of:=ROUND([.F105])" office:value-type="float" office:value="1556">
            <text:p>15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7]-1" office:value-type="float" office:value="-92">
            <text:p>-92</text:p>
          </table:table-cell>
          <table:table-cell table:formula="of:=[.D105]+1" office:value-type="float" office:value="105">
            <text:p>105</text:p>
          </table:table-cell>
          <table:table-cell table:formula="of:=[.E105]" office:value-type="float" office:value="334932">
            <text:p>334932</text:p>
          </table:table-cell>
          <table:table-cell table:formula="of:=[.E106]*(2^([.C106]/12))" office:value-type="float" office:value="1648.39014485699">
            <text:p>1648,390144857</text:p>
          </table:table-cell>
          <table:table-cell table:formula="of:=ROUND([.F106])" office:value-type="float" office:value="1648">
            <text:p>16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8]-1" office:value-type="float" office:value="-91">
            <text:p>-91</text:p>
          </table:table-cell>
          <table:table-cell table:formula="of:=[.D106]+1" office:value-type="float" office:value="106">
            <text:p>106</text:p>
          </table:table-cell>
          <table:table-cell table:formula="of:=[.E106]" office:value-type="float" office:value="334932">
            <text:p>334932</text:p>
          </table:table-cell>
          <table:table-cell table:formula="of:=[.E107]*(2^([.C107]/12))" office:value-type="float" office:value="1746.40852358155">
            <text:p>1746,4085235816</text:p>
          </table:table-cell>
          <table:table-cell table:formula="of:=ROUND([.F107])" office:value-type="float" office:value="1746">
            <text:p>17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9]-1" office:value-type="float" office:value="-90">
            <text:p>-90</text:p>
          </table:table-cell>
          <table:table-cell table:formula="of:=[.D107]+1" office:value-type="float" office:value="107">
            <text:p>107</text:p>
          </table:table-cell>
          <table:table-cell table:formula="of:=[.E107]" office:value-type="float" office:value="334932">
            <text:p>334932</text:p>
          </table:table-cell>
          <table:table-cell table:formula="of:=[.E108]*(2^([.C108]/12))" office:value-type="float" office:value="1850.25537840916">
            <text:p>1850,2553784092</text:p>
          </table:table-cell>
          <table:table-cell table:formula="of:=ROUND([.F108])" office:value-type="float" office:value="1850">
            <text:p>18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0]-1" office:value-type="float" office:value="-89">
            <text:p>-89</text:p>
          </table:table-cell>
          <table:table-cell table:formula="of:=[.D108]+1" office:value-type="float" office:value="108">
            <text:p>108</text:p>
          </table:table-cell>
          <table:table-cell table:formula="of:=[.E108]" office:value-type="float" office:value="334932">
            <text:p>334932</text:p>
          </table:table-cell>
          <table:table-cell table:formula="of:=[.E109]*(2^([.C109]/12))" office:value-type="float" office:value="1960.2772885643">
            <text:p>1960,2772885643</text:p>
          </table:table-cell>
          <table:table-cell table:formula="of:=ROUND([.F109])" office:value-type="float" office:value="1960">
            <text:p>196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1]-1" office:value-type="float" office:value="-88">
            <text:p>-88</text:p>
          </table:table-cell>
          <table:table-cell table:formula="of:=[.D109]+1" office:value-type="float" office:value="109">
            <text:p>109</text:p>
          </table:table-cell>
          <table:table-cell table:formula="of:=[.E109]" office:value-type="float" office:value="334932">
            <text:p>334932</text:p>
          </table:table-cell>
          <table:table-cell table:formula="of:=[.E110]*(2^([.C110]/12))" office:value-type="float" office:value="2076.84144194458">
            <text:p>2076,8414419446</text:p>
          </table:table-cell>
          <table:table-cell table:formula="of:=ROUND([.F110])" office:value-type="float" office:value="2077">
            <text:p>207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2]-1" office:value-type="float" office:value="-87">
            <text:p>-87</text:p>
          </table:table-cell>
          <table:table-cell table:formula="of:=[.D110]+1" office:value-type="float" office:value="110">
            <text:p>110</text:p>
          </table:table-cell>
          <table:table-cell table:formula="of:=[.E110]" office:value-type="float" office:value="334932">
            <text:p>334932</text:p>
          </table:table-cell>
          <table:table-cell table:formula="of:=[.E111]*(2^([.C111]/12))" office:value-type="float" office:value="2200.33686057623">
            <text:p>2200,3368605762</text:p>
          </table:table-cell>
          <table:table-cell table:formula="of:=ROUND([.F111])" office:value-type="float" office:value="2200">
            <text:p>22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3]-1" office:value-type="float" office:value="-86">
            <text:p>-86</text:p>
          </table:table-cell>
          <table:table-cell table:formula="of:=[.D111]+1" office:value-type="float" office:value="111">
            <text:p>111</text:p>
          </table:table-cell>
          <table:table-cell table:formula="of:=[.E111]" office:value-type="float" office:value="334932">
            <text:p>334932</text:p>
          </table:table-cell>
          <table:table-cell table:formula="of:=[.E112]*(2^([.C112]/12))" office:value-type="float" office:value="2331.17569893891">
            <text:p>2331,1756989389</text:p>
          </table:table-cell>
          <table:table-cell table:formula="of:=ROUND([.F112])" office:value-type="float" office:value="2331">
            <text:p>23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4]-1" office:value-type="float" office:value="-85">
            <text:p>-85</text:p>
          </table:table-cell>
          <table:table-cell table:formula="of:=[.D112]+1" office:value-type="float" office:value="112">
            <text:p>112</text:p>
          </table:table-cell>
          <table:table-cell table:formula="of:=[.E112]" office:value-type="float" office:value="334932">
            <text:p>334932</text:p>
          </table:table-cell>
          <table:table-cell table:formula="of:=[.E113]*(2^([.C113]/12))" office:value-type="float" office:value="2469.79461949301">
            <text:p>2469,794619493</text:p>
          </table:table-cell>
          <table:table-cell table:formula="of:=ROUND([.F113])" office:value-type="float" office:value="2470">
            <text:p>24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5]-1" office:value-type="float" office:value="-84">
            <text:p>-84</text:p>
          </table:table-cell>
          <table:table-cell table:formula="of:=[.D113]+1" office:value-type="float" office:value="113">
            <text:p>113</text:p>
          </table:table-cell>
          <table:table-cell table:formula="of:=[.E113]" office:value-type="float" office:value="334932">
            <text:p>334932</text:p>
          </table:table-cell>
          <table:table-cell table:formula="of:=[.E114]*(2^([.C114]/12))" office:value-type="float" office:value="2616.65625">
            <text:p>2616,65625</text:p>
          </table:table-cell>
          <table:table-cell table:formula="of:=ROUND([.F114])" office:value-type="float" office:value="2617">
            <text:p>26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6]-1" office:value-type="float" office:value="-83">
            <text:p>-83</text:p>
          </table:table-cell>
          <table:table-cell table:formula="of:=[.D114]+1" office:value-type="float" office:value="114">
            <text:p>114</text:p>
          </table:table-cell>
          <table:table-cell table:formula="of:=[.E114]" office:value-type="float" office:value="334932">
            <text:p>334932</text:p>
          </table:table-cell>
          <table:table-cell table:formula="of:=[.E115]*(2^([.C115]/12))" office:value-type="float" office:value="2772.25072749959">
            <text:p>2772,2507274996</text:p>
          </table:table-cell>
          <table:table-cell table:formula="of:=ROUND([.F115])" office:value-type="float" office:value="2772">
            <text:p>277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7]-1" office:value-type="float" office:value="-82">
            <text:p>-82</text:p>
          </table:table-cell>
          <table:table-cell table:formula="of:=[.D115]+1" office:value-type="float" office:value="115">
            <text:p>115</text:p>
          </table:table-cell>
          <table:table-cell table:formula="of:=[.E115]" office:value-type="float" office:value="334932">
            <text:p>334932</text:p>
          </table:table-cell>
          <table:table-cell table:formula="of:=[.E116]*(2^([.C116]/12))" office:value-type="float" office:value="2937.09733409652">
            <text:p>2937,0973340965</text:p>
          </table:table-cell>
          <table:table-cell table:formula="of:=ROUND([.F116])" office:value-type="float" office:value="2937">
            <text:p>293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8]-1" office:value-type="float" office:value="-81">
            <text:p>-81</text:p>
          </table:table-cell>
          <table:table-cell table:formula="of:=[.D116]+1" office:value-type="float" office:value="116">
            <text:p>116</text:p>
          </table:table-cell>
          <table:table-cell table:formula="of:=[.E116]" office:value-type="float" office:value="334932">
            <text:p>334932</text:p>
          </table:table-cell>
          <table:table-cell table:formula="of:=[.E117]*(2^([.C117]/12))" office:value-type="float" office:value="3111.74623001634">
            <text:p>3111,7462300163</text:p>
          </table:table-cell>
          <table:table-cell table:formula="of:=ROUND([.F117])" office:value-type="float" office:value="3112">
            <text:p>31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9]-1" office:value-type="float" office:value="-80">
            <text:p>-80</text:p>
          </table:table-cell>
          <table:table-cell table:formula="of:=[.D117]+1" office:value-type="float" office:value="117">
            <text:p>117</text:p>
          </table:table-cell>
          <table:table-cell table:formula="of:=[.E117]" office:value-type="float" office:value="334932">
            <text:p>334932</text:p>
          </table:table-cell>
          <table:table-cell table:formula="of:=[.E118]*(2^([.C118]/12))" office:value-type="float" office:value="3296.78028971398">
            <text:p>3296,780289714</text:p>
          </table:table-cell>
          <table:table-cell table:formula="of:=ROUND([.F118])" office:value-type="float" office:value="3297">
            <text:p>32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0]-1" office:value-type="float" office:value="-79">
            <text:p>-79</text:p>
          </table:table-cell>
          <table:table-cell table:formula="of:=[.D118]+1" office:value-type="float" office:value="118">
            <text:p>118</text:p>
          </table:table-cell>
          <table:table-cell table:formula="of:=[.E118]" office:value-type="float" office:value="334932">
            <text:p>334932</text:p>
          </table:table-cell>
          <table:table-cell table:formula="of:=[.E119]*(2^([.C119]/12))" office:value-type="float" office:value="3492.81704716311">
            <text:p>3492,8170471631</text:p>
          </table:table-cell>
          <table:table-cell table:formula="of:=ROUND([.F119])" office:value-type="float" office:value="3493">
            <text:p>349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1]-1" office:value-type="float" office:value="-78">
            <text:p>-78</text:p>
          </table:table-cell>
          <table:table-cell table:formula="of:=[.D119]+1" office:value-type="float" office:value="119">
            <text:p>119</text:p>
          </table:table-cell>
          <table:table-cell table:formula="of:=[.E119]" office:value-type="float" office:value="334932">
            <text:p>334932</text:p>
          </table:table-cell>
          <table:table-cell table:formula="of:=[.E120]*(2^([.C120]/12))" office:value-type="float" office:value="3700.51075681832">
            <text:p>3700,5107568183</text:p>
          </table:table-cell>
          <table:table-cell table:formula="of:=ROUND([.F120])" office:value-type="float" office:value="3701">
            <text:p>37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2]-1" office:value-type="float" office:value="-77">
            <text:p>-77</text:p>
          </table:table-cell>
          <table:table-cell table:formula="of:=[.D120]+1" office:value-type="float" office:value="120">
            <text:p>120</text:p>
          </table:table-cell>
          <table:table-cell table:formula="of:=[.E120]" office:value-type="float" office:value="334932">
            <text:p>334932</text:p>
          </table:table-cell>
          <table:table-cell table:formula="of:=[.E121]*(2^([.C121]/12))" office:value-type="float" office:value="3920.5545771286">
            <text:p>3920,5545771286</text:p>
          </table:table-cell>
          <table:table-cell table:formula="of:=ROUND([.F121])" office:value-type="float" office:value="3921">
            <text:p>39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3]-1" office:value-type="float" office:value="-76">
            <text:p>-76</text:p>
          </table:table-cell>
          <table:table-cell table:formula="of:=[.D121]+1" office:value-type="float" office:value="121">
            <text:p>121</text:p>
          </table:table-cell>
          <table:table-cell table:formula="of:=[.E121]" office:value-type="float" office:value="334932">
            <text:p>334932</text:p>
          </table:table-cell>
          <table:table-cell table:formula="of:=[.E122]*(2^([.C122]/12))" office:value-type="float" office:value="4153.68288388917">
            <text:p>4153,6828838892</text:p>
          </table:table-cell>
          <table:table-cell table:formula="of:=ROUND([.F122])" office:value-type="float" office:value="4154">
            <text:p>41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4]-1" office:value-type="float" office:value="-75">
            <text:p>-75</text:p>
          </table:table-cell>
          <table:table-cell table:formula="of:=[.D122]+1" office:value-type="float" office:value="122">
            <text:p>122</text:p>
          </table:table-cell>
          <table:table-cell table:formula="of:=[.E122]" office:value-type="float" office:value="334932">
            <text:p>334932</text:p>
          </table:table-cell>
          <table:table-cell table:formula="of:=[.E123]*(2^([.C123]/12))" office:value-type="float" office:value="4400.67372115246">
            <text:p>4400,6737211525</text:p>
          </table:table-cell>
          <table:table-cell table:formula="of:=ROUND([.F123])" office:value-type="float" office:value="4401">
            <text:p>44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5]-1" office:value-type="float" office:value="-74">
            <text:p>-74</text:p>
          </table:table-cell>
          <table:table-cell table:formula="of:=[.D123]+1" office:value-type="float" office:value="123">
            <text:p>123</text:p>
          </table:table-cell>
          <table:table-cell table:formula="of:=[.E123]" office:value-type="float" office:value="334932">
            <text:p>334932</text:p>
          </table:table-cell>
          <table:table-cell table:formula="of:=[.E124]*(2^([.C124]/12))" office:value-type="float" office:value="4662.35139787781">
            <text:p>4662,3513978778</text:p>
          </table:table-cell>
          <table:table-cell table:formula="of:=ROUND([.F124])" office:value-type="float" office:value="4662">
            <text:p>46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6]-1" office:value-type="float" office:value="-73">
            <text:p>-73</text:p>
          </table:table-cell>
          <table:table-cell table:formula="of:=[.D124]+1" office:value-type="float" office:value="124">
            <text:p>124</text:p>
          </table:table-cell>
          <table:table-cell table:formula="of:=[.E124]" office:value-type="float" office:value="334932">
            <text:p>334932</text:p>
          </table:table-cell>
          <table:table-cell table:formula="of:=[.E125]*(2^([.C125]/12))" office:value-type="float" office:value="4939.58923898602">
            <text:p>4939,589238986</text:p>
          </table:table-cell>
          <table:table-cell table:formula="of:=ROUND([.F125])" office:value-type="float" office:value="4940">
            <text:p>49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7]-1" office:value-type="float" office:value="-72">
            <text:p>-72</text:p>
          </table:table-cell>
          <table:table-cell table:formula="of:=[.D125]+1" office:value-type="float" office:value="125">
            <text:p>125</text:p>
          </table:table-cell>
          <table:table-cell table:formula="of:=[.E125]" office:value-type="float" office:value="334932">
            <text:p>334932</text:p>
          </table:table-cell>
          <table:table-cell table:formula="of:=[.E126]*(2^([.C126]/12))" office:value-type="float" office:value="5233.3125">
            <text:p>5233,3125</text:p>
          </table:table-cell>
          <table:table-cell table:formula="of:=ROUND([.F126])" office:value-type="float" office:value="5233">
            <text:p>52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8]-1" office:value-type="float" office:value="-71">
            <text:p>-71</text:p>
          </table:table-cell>
          <table:table-cell table:formula="of:=[.D126]+1" office:value-type="float" office:value="126">
            <text:p>126</text:p>
          </table:table-cell>
          <table:table-cell table:formula="of:=[.E126]" office:value-type="float" office:value="334932">
            <text:p>334932</text:p>
          </table:table-cell>
          <table:table-cell table:formula="of:=[.E127]*(2^([.C127]/12))" office:value-type="float" office:value="5544.50145499918">
            <text:p>5544,5014549992</text:p>
          </table:table-cell>
          <table:table-cell table:formula="of:=ROUND([.F127])" office:value-type="float" office:value="5545">
            <text:p>55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9]-1" office:value-type="float" office:value="-70">
            <text:p>-70</text:p>
          </table:table-cell>
          <table:table-cell table:formula="of:=[.D127]+1" office:value-type="float" office:value="127">
            <text:p>127</text:p>
          </table:table-cell>
          <table:table-cell table:formula="of:=[.E127]" office:value-type="float" office:value="334932">
            <text:p>334932</text:p>
          </table:table-cell>
          <table:table-cell table:formula="of:=[.E128]*(2^([.C128]/12))" office:value-type="float" office:value="5874.19466819305">
            <text:p>5874,1946681931</text:p>
          </table:table-cell>
          <table:table-cell table:formula="of:=ROUND([.F128])" office:value-type="float" office:value="5874">
            <text:p>587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0]-1" office:value-type="float" office:value="-69">
            <text:p>-69</text:p>
          </table:table-cell>
          <table:table-cell table:formula="of:=[.D128]+1" office:value-type="float" office:value="128">
            <text:p>128</text:p>
          </table:table-cell>
          <table:table-cell table:formula="of:=[.E128]" office:value-type="float" office:value="334932">
            <text:p>334932</text:p>
          </table:table-cell>
          <table:table-cell table:formula="of:=[.E129]*(2^([.C129]/12))" office:value-type="float" office:value="6223.49246003268">
            <text:p>6223,4924600327</text:p>
          </table:table-cell>
          <table:table-cell table:formula="of:=ROUND([.F129])" office:value-type="float" office:value="6223">
            <text:p>62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1]-1" office:value-type="float" office:value="-68">
            <text:p>-68</text:p>
          </table:table-cell>
          <table:table-cell table:formula="of:=[.D129]+1" office:value-type="float" office:value="129">
            <text:p>129</text:p>
          </table:table-cell>
          <table:table-cell table:formula="of:=[.E129]" office:value-type="float" office:value="334932">
            <text:p>334932</text:p>
          </table:table-cell>
          <table:table-cell table:formula="of:=[.E130]*(2^([.C130]/12))" office:value-type="float" office:value="6593.56057942796">
            <text:p>6593,560579428</text:p>
          </table:table-cell>
          <table:table-cell table:formula="of:=ROUND([.F130])" office:value-type="float" office:value="6594">
            <text:p>65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2]-1" office:value-type="float" office:value="-67">
            <text:p>-67</text:p>
          </table:table-cell>
          <table:table-cell table:formula="of:=[.D130]+1" office:value-type="float" office:value="130">
            <text:p>130</text:p>
          </table:table-cell>
          <table:table-cell table:formula="of:=[.E130]" office:value-type="float" office:value="334932">
            <text:p>334932</text:p>
          </table:table-cell>
          <table:table-cell table:formula="of:=[.E131]*(2^([.C131]/12))" office:value-type="float" office:value="6985.63409432622">
            <text:p>6985,6340943262</text:p>
          </table:table-cell>
          <table:table-cell table:formula="of:=ROUND([.F131])" office:value-type="float" office:value="6986">
            <text:p>69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3]-1" office:value-type="float" office:value="-66">
            <text:p>-66</text:p>
          </table:table-cell>
          <table:table-cell table:formula="of:=[.D131]+1" office:value-type="float" office:value="131">
            <text:p>131</text:p>
          </table:table-cell>
          <table:table-cell table:formula="of:=[.E131]" office:value-type="float" office:value="334932">
            <text:p>334932</text:p>
          </table:table-cell>
          <table:table-cell table:formula="of:=[.E132]*(2^([.C132]/12))" office:value-type="float" office:value="7401.02151363665">
            <text:p>7401,0215136367</text:p>
          </table:table-cell>
          <table:table-cell table:formula="of:=ROUND([.F132])" office:value-type="float" office:value="7401">
            <text:p>74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4]-1" office:value-type="float" office:value="-65">
            <text:p>-65</text:p>
          </table:table-cell>
          <table:table-cell table:formula="of:=[.D132]+1" office:value-type="float" office:value="132">
            <text:p>132</text:p>
          </table:table-cell>
          <table:table-cell table:formula="of:=[.E132]" office:value-type="float" office:value="334932">
            <text:p>334932</text:p>
          </table:table-cell>
          <table:table-cell table:formula="of:=[.E133]*(2^([.C133]/12))" office:value-type="float" office:value="7841.1091542572">
            <text:p>7841,1091542572</text:p>
          </table:table-cell>
          <table:table-cell table:formula="of:=ROUND([.F133])" office:value-type="float" office:value="7841">
            <text:p>78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5]-1" office:value-type="float" office:value="-64">
            <text:p>-64</text:p>
          </table:table-cell>
          <table:table-cell table:formula="of:=[.D133]+1" office:value-type="float" office:value="133">
            <text:p>133</text:p>
          </table:table-cell>
          <table:table-cell table:formula="of:=[.E133]" office:value-type="float" office:value="334932">
            <text:p>334932</text:p>
          </table:table-cell>
          <table:table-cell table:formula="of:=[.E134]*(2^([.C134]/12))" office:value-type="float" office:value="8307.36576777833">
            <text:p>8307,3657677783</text:p>
          </table:table-cell>
          <table:table-cell table:formula="of:=ROUND([.F134])" office:value-type="float" office:value="8307">
            <text:p>830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6]-1" office:value-type="float" office:value="-63">
            <text:p>-63</text:p>
          </table:table-cell>
          <table:table-cell table:formula="of:=[.D134]+1" office:value-type="float" office:value="134">
            <text:p>134</text:p>
          </table:table-cell>
          <table:table-cell table:formula="of:=[.E134]" office:value-type="float" office:value="334932">
            <text:p>334932</text:p>
          </table:table-cell>
          <table:table-cell table:formula="of:=[.E135]*(2^([.C135]/12))" office:value-type="float" office:value="8801.34744230491">
            <text:p>8801,3474423049</text:p>
          </table:table-cell>
          <table:table-cell table:formula="of:=ROUND([.F135])" office:value-type="float" office:value="8801">
            <text:p>88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7]-1" office:value-type="float" office:value="-62">
            <text:p>-62</text:p>
          </table:table-cell>
          <table:table-cell table:formula="of:=[.D135]+1" office:value-type="float" office:value="135">
            <text:p>135</text:p>
          </table:table-cell>
          <table:table-cell table:formula="of:=[.E135]" office:value-type="float" office:value="334932">
            <text:p>334932</text:p>
          </table:table-cell>
          <table:table-cell table:formula="of:=[.E136]*(2^([.C136]/12))" office:value-type="float" office:value="9324.70279575563">
            <text:p>9324,7027957556</text:p>
          </table:table-cell>
          <table:table-cell table:formula="of:=ROUND([.F136])" office:value-type="float" office:value="9325">
            <text:p>93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8]-1" office:value-type="float" office:value="-61">
            <text:p>-61</text:p>
          </table:table-cell>
          <table:table-cell table:formula="of:=[.D136]+1" office:value-type="float" office:value="136">
            <text:p>136</text:p>
          </table:table-cell>
          <table:table-cell table:formula="of:=[.E136]" office:value-type="float" office:value="334932">
            <text:p>334932</text:p>
          </table:table-cell>
          <table:table-cell table:formula="of:=[.E137]*(2^([.C137]/12))" office:value-type="float" office:value="9879.17847797203">
            <text:p>9879,178477972</text:p>
          </table:table-cell>
          <table:table-cell table:formula="of:=ROUND([.F137])" office:value-type="float" office:value="9879">
            <text:p>987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9]-1" office:value-type="float" office:value="-60">
            <text:p>-60</text:p>
          </table:table-cell>
          <table:table-cell table:formula="of:=[.D137]+1" office:value-type="float" office:value="137">
            <text:p>137</text:p>
          </table:table-cell>
          <table:table-cell table:formula="of:=[.E137]" office:value-type="float" office:value="334932">
            <text:p>334932</text:p>
          </table:table-cell>
          <table:table-cell table:formula="of:=[.E138]*(2^([.C138]/12))" office:value-type="float" office:value="10466.625">
            <text:p>10466,625</text:p>
          </table:table-cell>
          <table:table-cell table:formula="of:=ROUND([.F138])" office:value-type="float" office:value="10467">
            <text:p>104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0]-1" office:value-type="float" office:value="-59">
            <text:p>-59</text:p>
          </table:table-cell>
          <table:table-cell table:formula="of:=[.D138]+1" office:value-type="float" office:value="138">
            <text:p>138</text:p>
          </table:table-cell>
          <table:table-cell table:formula="of:=[.E138]" office:value-type="float" office:value="334932">
            <text:p>334932</text:p>
          </table:table-cell>
          <table:table-cell table:formula="of:=[.E139]*(2^([.C139]/12))" office:value-type="float" office:value="11089.0029099984">
            <text:p>11089,0029099984</text:p>
          </table:table-cell>
          <table:table-cell table:formula="of:=ROUND([.F139])" office:value-type="float" office:value="11089">
            <text:p>1108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1]-1" office:value-type="float" office:value="-58">
            <text:p>-58</text:p>
          </table:table-cell>
          <table:table-cell table:formula="of:=[.D139]+1" office:value-type="float" office:value="139">
            <text:p>139</text:p>
          </table:table-cell>
          <table:table-cell table:formula="of:=[.E139]" office:value-type="float" office:value="334932">
            <text:p>334932</text:p>
          </table:table-cell>
          <table:table-cell table:formula="of:=[.E140]*(2^([.C140]/12))" office:value-type="float" office:value="11748.3893363861">
            <text:p>11748,3893363861</text:p>
          </table:table-cell>
          <table:table-cell table:formula="of:=ROUND([.F140])" office:value-type="float" office:value="11748">
            <text:p>117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2]-1" office:value-type="float" office:value="-57">
            <text:p>-57</text:p>
          </table:table-cell>
          <table:table-cell table:formula="of:=[.D140]+1" office:value-type="float" office:value="140">
            <text:p>140</text:p>
          </table:table-cell>
          <table:table-cell table:formula="of:=[.E140]" office:value-type="float" office:value="334932">
            <text:p>334932</text:p>
          </table:table-cell>
          <table:table-cell table:formula="of:=[.E141]*(2^([.C141]/12))" office:value-type="float" office:value="12446.9849200654">
            <text:p>12446,9849200654</text:p>
          </table:table-cell>
          <table:table-cell table:formula="of:=ROUND([.F141])" office:value-type="float" office:value="12447">
            <text:p>1244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3]-1" office:value-type="float" office:value="-56">
            <text:p>-56</text:p>
          </table:table-cell>
          <table:table-cell table:formula="of:=[.D141]+1" office:value-type="float" office:value="141">
            <text:p>141</text:p>
          </table:table-cell>
          <table:table-cell table:formula="of:=[.E141]" office:value-type="float" office:value="334932">
            <text:p>334932</text:p>
          </table:table-cell>
          <table:table-cell table:formula="of:=[.E142]*(2^([.C142]/12))" office:value-type="float" office:value="13187.1211588559">
            <text:p>13187,1211588559</text:p>
          </table:table-cell>
          <table:table-cell table:formula="of:=ROUND([.F142])" office:value-type="float" office:value="13187">
            <text:p>131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4]-1" office:value-type="float" office:value="-55">
            <text:p>-55</text:p>
          </table:table-cell>
          <table:table-cell table:formula="of:=[.D142]+1" office:value-type="float" office:value="142">
            <text:p>142</text:p>
          </table:table-cell>
          <table:table-cell table:formula="of:=[.E142]" office:value-type="float" office:value="334932">
            <text:p>334932</text:p>
          </table:table-cell>
          <table:table-cell table:formula="of:=[.E143]*(2^([.C143]/12))" office:value-type="float" office:value="13971.2681886524">
            <text:p>13971,2681886524</text:p>
          </table:table-cell>
          <table:table-cell table:formula="of:=ROUND([.F143])" office:value-type="float" office:value="13971">
            <text:p>139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5]-1" office:value-type="float" office:value="-54">
            <text:p>-54</text:p>
          </table:table-cell>
          <table:table-cell table:formula="of:=[.D143]+1" office:value-type="float" office:value="143">
            <text:p>143</text:p>
          </table:table-cell>
          <table:table-cell table:formula="of:=[.E143]" office:value-type="float" office:value="334932">
            <text:p>334932</text:p>
          </table:table-cell>
          <table:table-cell table:formula="of:=[.E144]*(2^([.C144]/12))" office:value-type="float" office:value="14802.0430272733">
            <text:p>14802,0430272733</text:p>
          </table:table-cell>
          <table:table-cell table:formula="of:=ROUND([.F144])" office:value-type="float" office:value="14802">
            <text:p>148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6]-1" office:value-type="float" office:value="-53">
            <text:p>-53</text:p>
          </table:table-cell>
          <table:table-cell table:formula="of:=[.D144]+1" office:value-type="float" office:value="144">
            <text:p>144</text:p>
          </table:table-cell>
          <table:table-cell table:formula="of:=[.E144]" office:value-type="float" office:value="334932">
            <text:p>334932</text:p>
          </table:table-cell>
          <table:table-cell table:formula="of:=[.E145]*(2^([.C145]/12))" office:value-type="float" office:value="15682.2183085144">
            <text:p>15682,2183085144</text:p>
          </table:table-cell>
          <table:table-cell table:formula="of:=ROUND([.F145])" office:value-type="float" office:value="15682">
            <text:p>156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7]-1" office:value-type="float" office:value="-52">
            <text:p>-52</text:p>
          </table:table-cell>
          <table:table-cell table:formula="of:=[.D145]+1" office:value-type="float" office:value="145">
            <text:p>145</text:p>
          </table:table-cell>
          <table:table-cell table:formula="of:=[.E145]" office:value-type="float" office:value="334932">
            <text:p>334932</text:p>
          </table:table-cell>
          <table:table-cell table:formula="of:=[.E146]*(2^([.C146]/12))" office:value-type="float" office:value="16614.7315355567">
            <text:p>16614,7315355567</text:p>
          </table:table-cell>
          <table:table-cell table:formula="of:=ROUND([.F146])" office:value-type="float" office:value="16615">
            <text:p>166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8]-1" office:value-type="float" office:value="-51">
            <text:p>-51</text:p>
          </table:table-cell>
          <table:table-cell table:formula="of:=[.D146]+1" office:value-type="float" office:value="146">
            <text:p>146</text:p>
          </table:table-cell>
          <table:table-cell table:formula="of:=[.E146]" office:value-type="float" office:value="334932">
            <text:p>334932</text:p>
          </table:table-cell>
          <table:table-cell table:formula="of:=[.E147]*(2^([.C147]/12))" office:value-type="float" office:value="17602.6948846098">
            <text:p>17602,6948846098</text:p>
          </table:table-cell>
          <table:table-cell table:formula="of:=ROUND([.F147])" office:value-type="float" office:value="17603">
            <text:p>176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9]-1" office:value-type="float" office:value="-50">
            <text:p>-50</text:p>
          </table:table-cell>
          <table:table-cell table:formula="of:=[.D147]+1" office:value-type="float" office:value="147">
            <text:p>147</text:p>
          </table:table-cell>
          <table:table-cell table:formula="of:=[.E147]" office:value-type="float" office:value="334932">
            <text:p>334932</text:p>
          </table:table-cell>
          <table:table-cell table:formula="of:=[.E148]*(2^([.C148]/12))" office:value-type="float" office:value="18649.4055915113">
            <text:p>18649,4055915113</text:p>
          </table:table-cell>
          <table:table-cell table:formula="of:=ROUND([.F148])" office:value-type="float" office:value="18649">
            <text:p>186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0]-1" office:value-type="float" office:value="-49">
            <text:p>-49</text:p>
          </table:table-cell>
          <table:table-cell table:formula="of:=[.D148]+1" office:value-type="float" office:value="148">
            <text:p>148</text:p>
          </table:table-cell>
          <table:table-cell table:formula="of:=[.E148]" office:value-type="float" office:value="334932">
            <text:p>334932</text:p>
          </table:table-cell>
          <table:table-cell table:formula="of:=[.E149]*(2^([.C149]/12))" office:value-type="float" office:value="19758.3569559441">
            <text:p>19758,3569559441</text:p>
          </table:table-cell>
          <table:table-cell table:formula="of:=ROUND([.F149])" office:value-type="float" office:value="19758">
            <text:p>197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1]-1" office:value-type="float" office:value="-48">
            <text:p>-48</text:p>
          </table:table-cell>
          <table:table-cell table:formula="of:=[.D149]+1" office:value-type="float" office:value="149">
            <text:p>149</text:p>
          </table:table-cell>
          <table:table-cell table:formula="of:=[.E149]" office:value-type="float" office:value="334932">
            <text:p>334932</text:p>
          </table:table-cell>
          <table:table-cell table:formula="of:=[.E150]*(2^([.C150]/12))" office:value-type="float" office:value="20933.25">
            <text:p>20933,25</text:p>
          </table:table-cell>
          <table:table-cell table:formula="of:=ROUND([.F150])" office:value-type="float" office:value="20933">
            <text:p>209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2]-1" office:value-type="float" office:value="-47">
            <text:p>-47</text:p>
          </table:table-cell>
          <table:table-cell table:formula="of:=[.D150]+1" office:value-type="float" office:value="150">
            <text:p>150</text:p>
          </table:table-cell>
          <table:table-cell table:formula="of:=[.E150]" office:value-type="float" office:value="334932">
            <text:p>334932</text:p>
          </table:table-cell>
          <table:table-cell table:formula="of:=[.E151]*(2^([.C151]/12))" office:value-type="float" office:value="22178.0058199967">
            <text:p>22178,0058199967</text:p>
          </table:table-cell>
          <table:table-cell table:formula="of:=ROUND([.F151])" office:value-type="float" office:value="22178">
            <text:p>2217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3]-1" office:value-type="float" office:value="-46">
            <text:p>-46</text:p>
          </table:table-cell>
          <table:table-cell table:formula="of:=[.D151]+1" office:value-type="float" office:value="151">
            <text:p>151</text:p>
          </table:table-cell>
          <table:table-cell table:formula="of:=[.E151]" office:value-type="float" office:value="334932">
            <text:p>334932</text:p>
          </table:table-cell>
          <table:table-cell table:formula="of:=[.E152]*(2^([.C152]/12))" office:value-type="float" office:value="23496.7786727722">
            <text:p>23496,7786727722</text:p>
          </table:table-cell>
          <table:table-cell table:formula="of:=ROUND([.F152])" office:value-type="float" office:value="23497">
            <text:p>234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4]-1" office:value-type="float" office:value="-45">
            <text:p>-45</text:p>
          </table:table-cell>
          <table:table-cell table:formula="of:=[.D152]+1" office:value-type="float" office:value="152">
            <text:p>152</text:p>
          </table:table-cell>
          <table:table-cell table:formula="of:=[.E152]" office:value-type="float" office:value="334932">
            <text:p>334932</text:p>
          </table:table-cell>
          <table:table-cell table:formula="of:=[.E153]*(2^([.C153]/12))" office:value-type="float" office:value="24893.9698401307">
            <text:p>24893,9698401307</text:p>
          </table:table-cell>
          <table:table-cell table:formula="of:=ROUND([.F153])" office:value-type="float" office:value="24894">
            <text:p>248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5]-1" office:value-type="float" office:value="-44">
            <text:p>-44</text:p>
          </table:table-cell>
          <table:table-cell table:formula="of:=[.D153]+1" office:value-type="float" office:value="153">
            <text:p>153</text:p>
          </table:table-cell>
          <table:table-cell table:formula="of:=[.E153]" office:value-type="float" office:value="334932">
            <text:p>334932</text:p>
          </table:table-cell>
          <table:table-cell table:formula="of:=[.E154]*(2^([.C154]/12))" office:value-type="float" office:value="26374.2423177119">
            <text:p>26374,2423177119</text:p>
          </table:table-cell>
          <table:table-cell table:formula="of:=ROUND([.F154])" office:value-type="float" office:value="26374">
            <text:p>2637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6]-1" office:value-type="float" office:value="-43">
            <text:p>-43</text:p>
          </table:table-cell>
          <table:table-cell table:formula="of:=[.D154]+1" office:value-type="float" office:value="154">
            <text:p>154</text:p>
          </table:table-cell>
          <table:table-cell table:formula="of:=[.E154]" office:value-type="float" office:value="334932">
            <text:p>334932</text:p>
          </table:table-cell>
          <table:table-cell table:formula="of:=[.E155]*(2^([.C155]/12))" office:value-type="float" office:value="27942.5363773049">
            <text:p>27942,5363773049</text:p>
          </table:table-cell>
          <table:table-cell table:formula="of:=ROUND([.F155])" office:value-type="float" office:value="27943">
            <text:p>279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7]-1" office:value-type="float" office:value="-42">
            <text:p>-42</text:p>
          </table:table-cell>
          <table:table-cell table:formula="of:=[.D155]+1" office:value-type="float" office:value="155">
            <text:p>155</text:p>
          </table:table-cell>
          <table:table-cell table:formula="of:=[.E155]" office:value-type="float" office:value="334932">
            <text:p>334932</text:p>
          </table:table-cell>
          <table:table-cell table:formula="of:=[.E156]*(2^([.C156]/12))" office:value-type="float" office:value="29604.0860545466">
            <text:p>29604,0860545466</text:p>
          </table:table-cell>
          <table:table-cell table:formula="of:=ROUND([.F156])" office:value-type="float" office:value="29604">
            <text:p>296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8]-1" office:value-type="float" office:value="-41">
            <text:p>-41</text:p>
          </table:table-cell>
          <table:table-cell table:formula="of:=[.D156]+1" office:value-type="float" office:value="156">
            <text:p>156</text:p>
          </table:table-cell>
          <table:table-cell table:formula="of:=[.E156]" office:value-type="float" office:value="334932">
            <text:p>334932</text:p>
          </table:table-cell>
          <table:table-cell table:formula="of:=[.E157]*(2^([.C157]/12))" office:value-type="float" office:value="31364.4366170288">
            <text:p>31364,4366170288</text:p>
          </table:table-cell>
          <table:table-cell table:formula="of:=ROUND([.F157])" office:value-type="float" office:value="31364">
            <text:p>3136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9]-1" office:value-type="float" office:value="-40">
            <text:p>-40</text:p>
          </table:table-cell>
          <table:table-cell table:formula="of:=[.D157]+1" office:value-type="float" office:value="157">
            <text:p>157</text:p>
          </table:table-cell>
          <table:table-cell table:formula="of:=[.E157]" office:value-type="float" office:value="334932">
            <text:p>334932</text:p>
          </table:table-cell>
          <table:table-cell table:formula="of:=[.E158]*(2^([.C158]/12))" office:value-type="float" office:value="33229.4630711133">
            <text:p>33229,4630711133</text:p>
          </table:table-cell>
          <table:table-cell table:formula="of:=ROUND([.F158])" office:value-type="float" office:value="33229">
            <text:p>332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0]-1" office:value-type="float" office:value="-39">
            <text:p>-39</text:p>
          </table:table-cell>
          <table:table-cell table:formula="of:=[.D158]+1" office:value-type="float" office:value="158">
            <text:p>158</text:p>
          </table:table-cell>
          <table:table-cell table:formula="of:=[.E158]" office:value-type="float" office:value="334932">
            <text:p>334932</text:p>
          </table:table-cell>
          <table:table-cell table:formula="of:=[.E159]*(2^([.C159]/12))" office:value-type="float" office:value="35205.3897692196">
            <text:p>35205,3897692196</text:p>
          </table:table-cell>
          <table:table-cell table:formula="of:=ROUND([.F159])" office:value-type="float" office:value="35205">
            <text:p>352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1]-1" office:value-type="float" office:value="-38">
            <text:p>-38</text:p>
          </table:table-cell>
          <table:table-cell table:formula="of:=[.D159]+1" office:value-type="float" office:value="159">
            <text:p>159</text:p>
          </table:table-cell>
          <table:table-cell table:formula="of:=[.E159]" office:value-type="float" office:value="334932">
            <text:p>334932</text:p>
          </table:table-cell>
          <table:table-cell table:formula="of:=[.E160]*(2^([.C160]/12))" office:value-type="float" office:value="37298.8111830225">
            <text:p>37298,8111830225</text:p>
          </table:table-cell>
          <table:table-cell table:formula="of:=ROUND([.F160])" office:value-type="float" office:value="37299">
            <text:p>3729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2]-1" office:value-type="float" office:value="-37">
            <text:p>-37</text:p>
          </table:table-cell>
          <table:table-cell table:formula="of:=[.D160]+1" office:value-type="float" office:value="160">
            <text:p>160</text:p>
          </table:table-cell>
          <table:table-cell table:formula="of:=[.E160]" office:value-type="float" office:value="334932">
            <text:p>334932</text:p>
          </table:table-cell>
          <table:table-cell table:formula="of:=[.E161]*(2^([.C161]/12))" office:value-type="float" office:value="39516.7139118881">
            <text:p>39516,7139118881</text:p>
          </table:table-cell>
          <table:table-cell table:formula="of:=ROUND([.F161])" office:value-type="float" office:value="39517">
            <text:p>395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3]-1" office:value-type="float" office:value="-36">
            <text:p>-36</text:p>
          </table:table-cell>
          <table:table-cell table:formula="of:=[.D161]+1" office:value-type="float" office:value="161">
            <text:p>161</text:p>
          </table:table-cell>
          <table:table-cell table:formula="of:=[.E161]" office:value-type="float" office:value="334932">
            <text:p>334932</text:p>
          </table:table-cell>
          <table:table-cell table:formula="of:=[.E162]*(2^([.C162]/12))" office:value-type="float" office:value="41866.5">
            <text:p>41866,5</text:p>
          </table:table-cell>
          <table:table-cell table:formula="of:=ROUND([.F162])" office:value-type="float" office:value="41867">
            <text:p>418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4]-1" office:value-type="float" office:value="-35">
            <text:p>-35</text:p>
          </table:table-cell>
          <table:table-cell table:formula="of:=[.D162]+1" office:value-type="float" office:value="162">
            <text:p>162</text:p>
          </table:table-cell>
          <table:table-cell table:formula="of:=[.E162]" office:value-type="float" office:value="334932">
            <text:p>334932</text:p>
          </table:table-cell>
          <table:table-cell table:formula="of:=[.E163]*(2^([.C163]/12))" office:value-type="float" office:value="44356.0116399934">
            <text:p>44356,0116399934</text:p>
          </table:table-cell>
          <table:table-cell table:formula="of:=ROUND([.F163])" office:value-type="float" office:value="44356">
            <text:p>443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5]-1" office:value-type="float" office:value="-34">
            <text:p>-34</text:p>
          </table:table-cell>
          <table:table-cell table:formula="of:=[.D163]+1" office:value-type="float" office:value="163">
            <text:p>163</text:p>
          </table:table-cell>
          <table:table-cell table:formula="of:=[.E163]" office:value-type="float" office:value="334932">
            <text:p>334932</text:p>
          </table:table-cell>
          <table:table-cell table:formula="of:=[.E164]*(2^([.C164]/12))" office:value-type="float" office:value="46993.5573455444">
            <text:p>46993,5573455444</text:p>
          </table:table-cell>
          <table:table-cell table:formula="of:=ROUND([.F164])" office:value-type="float" office:value="46994">
            <text:p>469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6]-1" office:value-type="float" office:value="-33">
            <text:p>-33</text:p>
          </table:table-cell>
          <table:table-cell table:formula="of:=[.D164]+1" office:value-type="float" office:value="164">
            <text:p>164</text:p>
          </table:table-cell>
          <table:table-cell table:formula="of:=[.E164]" office:value-type="float" office:value="334932">
            <text:p>334932</text:p>
          </table:table-cell>
          <table:table-cell table:formula="of:=[.E165]*(2^([.C165]/12))" office:value-type="float" office:value="49787.9396802614">
            <text:p>49787,9396802614</text:p>
          </table:table-cell>
          <table:table-cell table:formula="of:=ROUND([.F165])" office:value-type="float" office:value="49788">
            <text:p>497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7]-1" office:value-type="float" office:value="-32">
            <text:p>-32</text:p>
          </table:table-cell>
          <table:table-cell table:formula="of:=[.D165]+1" office:value-type="float" office:value="165">
            <text:p>165</text:p>
          </table:table-cell>
          <table:table-cell table:formula="of:=[.E165]" office:value-type="float" office:value="334932">
            <text:p>334932</text:p>
          </table:table-cell>
          <table:table-cell table:formula="of:=[.E166]*(2^([.C166]/12))" office:value-type="float" office:value="52748.4846354237">
            <text:p>52748,4846354237</text:p>
          </table:table-cell>
          <table:table-cell table:formula="of:=ROUND([.F166])" office:value-type="float" office:value="52748">
            <text:p>527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8]-1" office:value-type="float" office:value="-31">
            <text:p>-31</text:p>
          </table:table-cell>
          <table:table-cell table:formula="of:=[.D166]+1" office:value-type="float" office:value="166">
            <text:p>166</text:p>
          </table:table-cell>
          <table:table-cell table:formula="of:=[.E166]" office:value-type="float" office:value="334932">
            <text:p>334932</text:p>
          </table:table-cell>
          <table:table-cell table:formula="of:=[.E167]*(2^([.C167]/12))" office:value-type="float" office:value="55885.0727546097">
            <text:p>55885,0727546097</text:p>
          </table:table-cell>
          <table:table-cell table:formula="of:=ROUND([.F167])" office:value-type="float" office:value="55885">
            <text:p>558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9]-1" office:value-type="float" office:value="-30">
            <text:p>-30</text:p>
          </table:table-cell>
          <table:table-cell table:formula="of:=[.D167]+1" office:value-type="float" office:value="167">
            <text:p>167</text:p>
          </table:table-cell>
          <table:table-cell table:formula="of:=[.E167]" office:value-type="float" office:value="334932">
            <text:p>334932</text:p>
          </table:table-cell>
          <table:table-cell table:formula="of:=[.E168]*(2^([.C168]/12))" office:value-type="float" office:value="59208.1721090932">
            <text:p>59208,1721090932</text:p>
          </table:table-cell>
          <table:table-cell table:formula="of:=ROUND([.F168])" office:value-type="float" office:value="59208">
            <text:p>592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0]-1" office:value-type="float" office:value="-29">
            <text:p>-29</text:p>
          </table:table-cell>
          <table:table-cell table:formula="of:=[.D168]+1" office:value-type="float" office:value="168">
            <text:p>168</text:p>
          </table:table-cell>
          <table:table-cell table:formula="of:=[.E168]" office:value-type="float" office:value="334932">
            <text:p>334932</text:p>
          </table:table-cell>
          <table:table-cell table:formula="of:=[.E169]*(2^([.C169]/12))" office:value-type="float" office:value="62728.8732340576">
            <text:p>62728,8732340576</text:p>
          </table:table-cell>
          <table:table-cell table:formula="of:=ROUND([.F169])" office:value-type="float" office:value="62729">
            <text:p>627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1]-1" office:value-type="float" office:value="-28">
            <text:p>-28</text:p>
          </table:table-cell>
          <table:table-cell table:formula="of:=[.D169]+1" office:value-type="float" office:value="169">
            <text:p>169</text:p>
          </table:table-cell>
          <table:table-cell table:formula="of:=[.E169]" office:value-type="float" office:value="334932">
            <text:p>334932</text:p>
          </table:table-cell>
          <table:table-cell table:formula="of:=[.E170]*(2^([.C170]/12))" office:value-type="float" office:value="66458.9261422266">
            <text:p>66458,9261422266</text:p>
          </table:table-cell>
          <table:table-cell table:formula="of:=ROUND([.F170])" office:value-type="float" office:value="66459">
            <text:p>664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2]-1" office:value-type="float" office:value="-27">
            <text:p>-27</text:p>
          </table:table-cell>
          <table:table-cell table:formula="of:=[.D170]+1" office:value-type="float" office:value="170">
            <text:p>170</text:p>
          </table:table-cell>
          <table:table-cell table:formula="of:=[.E170]" office:value-type="float" office:value="334932">
            <text:p>334932</text:p>
          </table:table-cell>
          <table:table-cell table:formula="of:=[.E171]*(2^([.C171]/12))" office:value-type="float" office:value="70410.7795384393">
            <text:p>70410,7795384393</text:p>
          </table:table-cell>
          <table:table-cell table:formula="of:=ROUND([.F171])" office:value-type="float" office:value="70411">
            <text:p>704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3]-1" office:value-type="float" office:value="-26">
            <text:p>-26</text:p>
          </table:table-cell>
          <table:table-cell table:formula="of:=[.D171]+1" office:value-type="float" office:value="171">
            <text:p>171</text:p>
          </table:table-cell>
          <table:table-cell table:formula="of:=[.E171]" office:value-type="float" office:value="334932">
            <text:p>334932</text:p>
          </table:table-cell>
          <table:table-cell table:formula="of:=[.E172]*(2^([.C172]/12))" office:value-type="float" office:value="74597.622366045">
            <text:p>74597,622366045</text:p>
          </table:table-cell>
          <table:table-cell table:formula="of:=ROUND([.F172])" office:value-type="float" office:value="74598">
            <text:p>7459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4]-1" office:value-type="float" office:value="-25">
            <text:p>-25</text:p>
          </table:table-cell>
          <table:table-cell table:formula="of:=[.D172]+1" office:value-type="float" office:value="172">
            <text:p>172</text:p>
          </table:table-cell>
          <table:table-cell table:formula="of:=[.E172]" office:value-type="float" office:value="334932">
            <text:p>334932</text:p>
          </table:table-cell>
          <table:table-cell table:formula="of:=[.E173]*(2^([.C173]/12))" office:value-type="float" office:value="79033.4278237762">
            <text:p>79033,4278237762</text:p>
          </table:table-cell>
          <table:table-cell table:formula="of:=ROUND([.F173])" office:value-type="float" office:value="79033">
            <text:p>790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5]-1" office:value-type="float" office:value="-24">
            <text:p>-24</text:p>
          </table:table-cell>
          <table:table-cell table:formula="of:=[.D173]+1" office:value-type="float" office:value="173">
            <text:p>173</text:p>
          </table:table-cell>
          <table:table-cell table:formula="of:=[.E173]" office:value-type="float" office:value="334932">
            <text:p>334932</text:p>
          </table:table-cell>
          <table:table-cell table:formula="of:=[.E174]*(2^([.C174]/12))" office:value-type="float" office:value="83733">
            <text:p>83733</text:p>
          </table:table-cell>
          <table:table-cell table:formula="of:=ROUND([.F174])" office:value-type="float" office:value="83733">
            <text:p>837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6]-1" office:value-type="float" office:value="-23">
            <text:p>-23</text:p>
          </table:table-cell>
          <table:table-cell table:formula="of:=[.D174]+1" office:value-type="float" office:value="174">
            <text:p>174</text:p>
          </table:table-cell>
          <table:table-cell table:formula="of:=[.E174]" office:value-type="float" office:value="334932">
            <text:p>334932</text:p>
          </table:table-cell>
          <table:table-cell table:formula="of:=[.E175]*(2^([.C175]/12))" office:value-type="float" office:value="88712.0232799869">
            <text:p>88712,0232799869</text:p>
          </table:table-cell>
          <table:table-cell table:formula="of:=ROUND([.F175])" office:value-type="float" office:value="88712">
            <text:p>887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7]-1" office:value-type="float" office:value="-22">
            <text:p>-22</text:p>
          </table:table-cell>
          <table:table-cell table:formula="of:=[.D175]+1" office:value-type="float" office:value="175">
            <text:p>175</text:p>
          </table:table-cell>
          <table:table-cell table:formula="of:=[.E175]" office:value-type="float" office:value="334932">
            <text:p>334932</text:p>
          </table:table-cell>
          <table:table-cell table:formula="of:=[.E176]*(2^([.C176]/12))" office:value-type="float" office:value="93987.1146910887">
            <text:p>93987,1146910887</text:p>
          </table:table-cell>
          <table:table-cell table:formula="of:=ROUND([.F176])" office:value-type="float" office:value="93987">
            <text:p>939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8]-1" office:value-type="float" office:value="-21">
            <text:p>-21</text:p>
          </table:table-cell>
          <table:table-cell table:formula="of:=[.D176]+1" office:value-type="float" office:value="176">
            <text:p>176</text:p>
          </table:table-cell>
          <table:table-cell table:formula="of:=[.E176]" office:value-type="float" office:value="334932">
            <text:p>334932</text:p>
          </table:table-cell>
          <table:table-cell table:formula="of:=[.E177]*(2^([.C177]/12))" office:value-type="float" office:value="99575.8793605229">
            <text:p>99575,8793605229</text:p>
          </table:table-cell>
          <table:table-cell table:formula="of:=ROUND([.F177])" office:value-type="float" office:value="99576">
            <text:p>9957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9]-1" office:value-type="float" office:value="-20">
            <text:p>-20</text:p>
          </table:table-cell>
          <table:table-cell table:formula="of:=[.D177]+1" office:value-type="float" office:value="177">
            <text:p>177</text:p>
          </table:table-cell>
          <table:table-cell table:formula="of:=[.E177]" office:value-type="float" office:value="334932">
            <text:p>334932</text:p>
          </table:table-cell>
          <table:table-cell table:formula="of:=[.E178]*(2^([.C178]/12))" office:value-type="float" office:value="105496.969270847">
            <text:p>105496,969270847</text:p>
          </table:table-cell>
          <table:table-cell table:formula="of:=ROUND([.F178])" office:value-type="float" office:value="105497">
            <text:p>1054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0]-1" office:value-type="float" office:value="-19">
            <text:p>-19</text:p>
          </table:table-cell>
          <table:table-cell table:formula="of:=[.D178]+1" office:value-type="float" office:value="178">
            <text:p>178</text:p>
          </table:table-cell>
          <table:table-cell table:formula="of:=[.E178]" office:value-type="float" office:value="334932">
            <text:p>334932</text:p>
          </table:table-cell>
          <table:table-cell table:formula="of:=[.E179]*(2^([.C179]/12))" office:value-type="float" office:value="111770.145509219">
            <text:p>111770,145509219</text:p>
          </table:table-cell>
          <table:table-cell table:formula="of:=ROUND([.F179])" office:value-type="float" office:value="111770">
            <text:p>1117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1]-1" office:value-type="float" office:value="-18">
            <text:p>-18</text:p>
          </table:table-cell>
          <table:table-cell table:formula="of:=[.D179]+1" office:value-type="float" office:value="179">
            <text:p>179</text:p>
          </table:table-cell>
          <table:table-cell table:formula="of:=[.E179]" office:value-type="float" office:value="334932">
            <text:p>334932</text:p>
          </table:table-cell>
          <table:table-cell table:formula="of:=[.E180]*(2^([.C180]/12))" office:value-type="float" office:value="118416.344218186">
            <text:p>118416,344218186</text:p>
          </table:table-cell>
          <table:table-cell table:formula="of:=ROUND([.F180])" office:value-type="float" office:value="118416">
            <text:p>1184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2]-1" office:value-type="float" office:value="-17">
            <text:p>-17</text:p>
          </table:table-cell>
          <table:table-cell table:formula="of:=[.D180]+1" office:value-type="float" office:value="180">
            <text:p>180</text:p>
          </table:table-cell>
          <table:table-cell table:formula="of:=[.E180]" office:value-type="float" office:value="334932">
            <text:p>334932</text:p>
          </table:table-cell>
          <table:table-cell table:formula="of:=[.E181]*(2^([.C181]/12))" office:value-type="float" office:value="125457.746468115">
            <text:p>125457,746468115</text:p>
          </table:table-cell>
          <table:table-cell table:formula="of:=ROUND([.F181])" office:value-type="float" office:value="125458">
            <text:p>1254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3]-1" office:value-type="float" office:value="-16">
            <text:p>-16</text:p>
          </table:table-cell>
          <table:table-cell table:formula="of:=[.D181]+1" office:value-type="float" office:value="181">
            <text:p>181</text:p>
          </table:table-cell>
          <table:table-cell table:formula="of:=[.E181]" office:value-type="float" office:value="334932">
            <text:p>334932</text:p>
          </table:table-cell>
          <table:table-cell table:formula="of:=[.E182]*(2^([.C182]/12))" office:value-type="float" office:value="132917.852284453">
            <text:p>132917,852284453</text:p>
          </table:table-cell>
          <table:table-cell table:formula="of:=ROUND([.F182])" office:value-type="float" office:value="132918">
            <text:p>1329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4]-1" office:value-type="float" office:value="-15">
            <text:p>-15</text:p>
          </table:table-cell>
          <table:table-cell table:formula="of:=[.D182]+1" office:value-type="float" office:value="182">
            <text:p>182</text:p>
          </table:table-cell>
          <table:table-cell table:formula="of:=[.E182]" office:value-type="float" office:value="334932">
            <text:p>334932</text:p>
          </table:table-cell>
          <table:table-cell table:formula="of:=[.E183]*(2^([.C183]/12))" office:value-type="float" office:value="140821.559076879">
            <text:p>140821,559076879</text:p>
          </table:table-cell>
          <table:table-cell table:formula="of:=ROUND([.F183])" office:value-type="float" office:value="140822">
            <text:p>1408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5]-1" office:value-type="float" office:value="-14">
            <text:p>-14</text:p>
          </table:table-cell>
          <table:table-cell table:formula="of:=[.D183]+1" office:value-type="float" office:value="183">
            <text:p>183</text:p>
          </table:table-cell>
          <table:table-cell table:formula="of:=[.E183]" office:value-type="float" office:value="334932">
            <text:p>334932</text:p>
          </table:table-cell>
          <table:table-cell table:formula="of:=[.E184]*(2^([.C184]/12))" office:value-type="float" office:value="149195.24473209">
            <text:p>149195,24473209</text:p>
          </table:table-cell>
          <table:table-cell table:formula="of:=ROUND([.F184])" office:value-type="float" office:value="149195">
            <text:p>14919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6]-1" office:value-type="float" office:value="-13">
            <text:p>-13</text:p>
          </table:table-cell>
          <table:table-cell table:formula="of:=[.D184]+1" office:value-type="float" office:value="184">
            <text:p>184</text:p>
          </table:table-cell>
          <table:table-cell table:formula="of:=[.E184]" office:value-type="float" office:value="334932">
            <text:p>334932</text:p>
          </table:table-cell>
          <table:table-cell table:formula="of:=[.E185]*(2^([.C185]/12))" office:value-type="float" office:value="158066.855647553">
            <text:p>158066,855647553</text:p>
          </table:table-cell>
          <table:table-cell table:formula="of:=ROUND([.F185])" office:value-type="float" office:value="158067">
            <text:p>1580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7]-1" office:value-type="float" office:value="-12">
            <text:p>-12</text:p>
          </table:table-cell>
          <table:table-cell table:formula="of:=[.D185]+1" office:value-type="float" office:value="185">
            <text:p>185</text:p>
          </table:table-cell>
          <table:table-cell table:formula="of:=[.E185]" office:value-type="float" office:value="334932">
            <text:p>334932</text:p>
          </table:table-cell>
          <table:table-cell table:formula="of:=[.E186]*(2^([.C186]/12))" office:value-type="float" office:value="167466">
            <text:p>167466</text:p>
          </table:table-cell>
          <table:table-cell table:formula="of:=ROUND([.F186])" office:value-type="float" office:value="167466">
            <text:p>16746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8]-1" office:value-type="float" office:value="-11">
            <text:p>-11</text:p>
          </table:table-cell>
          <table:table-cell table:formula="of:=[.D186]+1" office:value-type="float" office:value="186">
            <text:p>186</text:p>
          </table:table-cell>
          <table:table-cell table:formula="of:=[.E186]" office:value-type="float" office:value="334932">
            <text:p>334932</text:p>
          </table:table-cell>
          <table:table-cell table:formula="of:=[.E187]*(2^([.C187]/12))" office:value-type="float" office:value="177424.046559974">
            <text:p>177424,046559974</text:p>
          </table:table-cell>
          <table:table-cell table:formula="of:=ROUND([.F187])" office:value-type="float" office:value="177424">
            <text:p>1774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89]-1" office:value-type="float" office:value="-10">
            <text:p>-10</text:p>
          </table:table-cell>
          <table:table-cell table:formula="of:=[.D187]+1" office:value-type="float" office:value="187">
            <text:p>187</text:p>
          </table:table-cell>
          <table:table-cell table:formula="of:=[.E187]" office:value-type="float" office:value="334932">
            <text:p>334932</text:p>
          </table:table-cell>
          <table:table-cell table:formula="of:=[.E188]*(2^([.C188]/12))" office:value-type="float" office:value="187974.229382177">
            <text:p>187974,229382177</text:p>
          </table:table-cell>
          <table:table-cell table:formula="of:=ROUND([.F188])" office:value-type="float" office:value="187974">
            <text:p>18797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0]-1" office:value-type="float" office:value="-9">
            <text:p>-9</text:p>
          </table:table-cell>
          <table:table-cell table:formula="of:=[.D188]+1" office:value-type="float" office:value="188">
            <text:p>188</text:p>
          </table:table-cell>
          <table:table-cell table:formula="of:=[.E188]" office:value-type="float" office:value="334932">
            <text:p>334932</text:p>
          </table:table-cell>
          <table:table-cell table:formula="of:=[.E189]*(2^([.C189]/12))" office:value-type="float" office:value="199151.758721046">
            <text:p>199151,758721046</text:p>
          </table:table-cell>
          <table:table-cell table:formula="of:=ROUND([.F189])" office:value-type="float" office:value="199152">
            <text:p>1991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1]-1" office:value-type="float" office:value="-8">
            <text:p>-8</text:p>
          </table:table-cell>
          <table:table-cell table:formula="of:=[.D189]+1" office:value-type="float" office:value="189">
            <text:p>189</text:p>
          </table:table-cell>
          <table:table-cell table:formula="of:=[.E189]" office:value-type="float" office:value="334932">
            <text:p>334932</text:p>
          </table:table-cell>
          <table:table-cell table:formula="of:=[.E190]*(2^([.C190]/12))" office:value-type="float" office:value="210993.938541695">
            <text:p>210993,938541695</text:p>
          </table:table-cell>
          <table:table-cell table:formula="of:=ROUND([.F190])" office:value-type="float" office:value="210994">
            <text:p>2109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2]-1" office:value-type="float" office:value="-7">
            <text:p>-7</text:p>
          </table:table-cell>
          <table:table-cell table:formula="of:=[.D190]+1" office:value-type="float" office:value="190">
            <text:p>190</text:p>
          </table:table-cell>
          <table:table-cell table:formula="of:=[.E190]" office:value-type="float" office:value="334932">
            <text:p>334932</text:p>
          </table:table-cell>
          <table:table-cell table:formula="of:=[.E191]*(2^([.C191]/12))" office:value-type="float" office:value="223540.291018439">
            <text:p>223540,291018439</text:p>
          </table:table-cell>
          <table:table-cell table:formula="of:=ROUND([.F191])" office:value-type="float" office:value="223540">
            <text:p>2235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3]-1" office:value-type="float" office:value="-6">
            <text:p>-6</text:p>
          </table:table-cell>
          <table:table-cell table:formula="of:=[.D191]+1" office:value-type="float" office:value="191">
            <text:p>191</text:p>
          </table:table-cell>
          <table:table-cell table:formula="of:=[.E191]" office:value-type="float" office:value="334932">
            <text:p>334932</text:p>
          </table:table-cell>
          <table:table-cell table:formula="of:=[.E192]*(2^([.C192]/12))" office:value-type="float" office:value="236832.688436373">
            <text:p>236832,688436373</text:p>
          </table:table-cell>
          <table:table-cell table:formula="of:=ROUND([.F192])" office:value-type="float" office:value="236833">
            <text:p>2368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4]-1" office:value-type="float" office:value="-5">
            <text:p>-5</text:p>
          </table:table-cell>
          <table:table-cell table:formula="of:=[.D192]+1" office:value-type="float" office:value="192">
            <text:p>192</text:p>
          </table:table-cell>
          <table:table-cell table:formula="of:=[.E192]" office:value-type="float" office:value="334932">
            <text:p>334932</text:p>
          </table:table-cell>
          <table:table-cell table:formula="of:=[.E193]*(2^([.C193]/12))" office:value-type="float" office:value="250915.49293623">
            <text:p>250915,49293623</text:p>
          </table:table-cell>
          <table:table-cell table:formula="of:=ROUND([.F193])" office:value-type="float" office:value="250915">
            <text:p>2509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5]-1" office:value-type="float" office:value="-4">
            <text:p>-4</text:p>
          </table:table-cell>
          <table:table-cell table:formula="of:=[.D193]+1" office:value-type="float" office:value="193">
            <text:p>193</text:p>
          </table:table-cell>
          <table:table-cell table:formula="of:=[.E193]" office:value-type="float" office:value="334932">
            <text:p>334932</text:p>
          </table:table-cell>
          <table:table-cell table:formula="of:=[.E194]*(2^([.C194]/12))" office:value-type="float" office:value="265835.704568906">
            <text:p>265835,704568906</text:p>
          </table:table-cell>
          <table:table-cell table:formula="of:=ROUND([.F194])" office:value-type="float" office:value="265836">
            <text:p>26583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6]-1" office:value-type="float" office:value="-3">
            <text:p>-3</text:p>
          </table:table-cell>
          <table:table-cell table:formula="of:=[.D194]+1" office:value-type="float" office:value="194">
            <text:p>194</text:p>
          </table:table-cell>
          <table:table-cell table:formula="of:=[.E194]" office:value-type="float" office:value="334932">
            <text:p>334932</text:p>
          </table:table-cell>
          <table:table-cell table:formula="of:=[.E195]*(2^([.C195]/12))" office:value-type="float" office:value="281643.118153757">
            <text:p>281643,118153757</text:p>
          </table:table-cell>
          <table:table-cell table:formula="of:=ROUND([.F195])" office:value-type="float" office:value="281643">
            <text:p>2816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7]-1" office:value-type="float" office:value="-2">
            <text:p>-2</text:p>
          </table:table-cell>
          <table:table-cell table:formula="of:=[.D195]+1" office:value-type="float" office:value="195">
            <text:p>195</text:p>
          </table:table-cell>
          <table:table-cell table:formula="of:=[.E195]" office:value-type="float" office:value="334932">
            <text:p>334932</text:p>
          </table:table-cell>
          <table:table-cell table:formula="of:=[.E196]*(2^([.C196]/12))" office:value-type="float" office:value="298390.48946418">
            <text:p>298390,48946418</text:p>
          </table:table-cell>
          <table:table-cell table:formula="of:=ROUND([.F196])" office:value-type="float" office:value="298390">
            <text:p>29839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8]-1" office:value-type="float" office:value="-1">
            <text:p>-1</text:p>
          </table:table-cell>
          <table:table-cell table:formula="of:=[.D196]+1" office:value-type="float" office:value="196">
            <text:p>196</text:p>
          </table:table-cell>
          <table:table-cell table:formula="of:=[.E196]" office:value-type="float" office:value="334932">
            <text:p>334932</text:p>
          </table:table-cell>
          <table:table-cell table:formula="of:=[.E197]*(2^([.C197]/12))" office:value-type="float" office:value="316133.711295105">
            <text:p>316133,711295105</text:p>
          </table:table-cell>
          <table:table-cell table:formula="of:=ROUND([.F197])" office:value-type="float" office:value="316134">
            <text:p>3161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D197]+1" office:value-type="float" office:value="197">
            <text:p>197</text:p>
          </table:table-cell>
          <table:table-cell table:formula="of:=[.E197]" office:value-type="float" office:value="334932">
            <text:p>334932</text:p>
          </table:table-cell>
          <table:table-cell table:formula="of:=[.E198]*(2^([.C198]/12))" office:value-type="float" office:value="334932">
            <text:p>334932</text:p>
          </table:table-cell>
          <table:table-cell table:formula="of:=ROUND([.F198])" office:value-type="float" office:value="334932">
            <text:p>3349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8]+1" office:value-type="float" office:value="1">
            <text:p>1</text:p>
          </table:table-cell>
          <table:table-cell table:formula="of:=[.D198]+1" office:value-type="float" office:value="198">
            <text:p>198</text:p>
          </table:table-cell>
          <table:table-cell table:formula="of:=[.E198]" office:value-type="float" office:value="334932">
            <text:p>334932</text:p>
          </table:table-cell>
          <table:table-cell table:formula="of:=[.E199]*(2^([.C199]/12))" office:value-type="float" office:value="354848.093119947">
            <text:p>354848,093119947</text:p>
          </table:table-cell>
          <table:table-cell table:formula="of:=ROUND([.F199])" office:value-type="float" office:value="354848">
            <text:p>3548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99]+1" office:value-type="float" office:value="2">
            <text:p>2</text:p>
          </table:table-cell>
          <table:table-cell table:formula="of:=[.D199]+1" office:value-type="float" office:value="199">
            <text:p>199</text:p>
          </table:table-cell>
          <table:table-cell table:formula="of:=[.E199]" office:value-type="float" office:value="334932">
            <text:p>334932</text:p>
          </table:table-cell>
          <table:table-cell table:formula="of:=[.E200]*(2^([.C200]/12))" office:value-type="float" office:value="375948.458764355">
            <text:p>375948,458764355</text:p>
          </table:table-cell>
          <table:table-cell table:formula="of:=ROUND([.F200])" office:value-type="float" office:value="375948">
            <text:p>3759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0]+1" office:value-type="float" office:value="3">
            <text:p>3</text:p>
          </table:table-cell>
          <table:table-cell table:formula="of:=[.D200]+1" office:value-type="float" office:value="200">
            <text:p>200</text:p>
          </table:table-cell>
          <table:table-cell table:formula="of:=[.E200]" office:value-type="float" office:value="334932">
            <text:p>334932</text:p>
          </table:table-cell>
          <table:table-cell table:formula="of:=[.E201]*(2^([.C201]/12))" office:value-type="float" office:value="398303.517442091">
            <text:p>398303,517442091</text:p>
          </table:table-cell>
          <table:table-cell table:formula="of:=ROUND([.F201])" office:value-type="float" office:value="398304">
            <text:p>3983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1]+1" office:value-type="float" office:value="4">
            <text:p>4</text:p>
          </table:table-cell>
          <table:table-cell table:formula="of:=[.D201]+1" office:value-type="float" office:value="201">
            <text:p>201</text:p>
          </table:table-cell>
          <table:table-cell table:formula="of:=[.E201]" office:value-type="float" office:value="334932">
            <text:p>334932</text:p>
          </table:table-cell>
          <table:table-cell table:formula="of:=[.E202]*(2^([.C202]/12))" office:value-type="float" office:value="421987.87708339">
            <text:p>421987,87708339</text:p>
          </table:table-cell>
          <table:table-cell table:formula="of:=ROUND([.F202])" office:value-type="float" office:value="421988">
            <text:p>4219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2]+1" office:value-type="float" office:value="5">
            <text:p>5</text:p>
          </table:table-cell>
          <table:table-cell table:formula="of:=[.D202]+1" office:value-type="float" office:value="202">
            <text:p>202</text:p>
          </table:table-cell>
          <table:table-cell table:formula="of:=[.E202]" office:value-type="float" office:value="334932">
            <text:p>334932</text:p>
          </table:table-cell>
          <table:table-cell table:formula="of:=[.E203]*(2^([.C203]/12))" office:value-type="float" office:value="447080.582036878">
            <text:p>447080,582036878</text:p>
          </table:table-cell>
          <table:table-cell table:formula="of:=ROUND([.F203])" office:value-type="float" office:value="447081">
            <text:p>44708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3]+1" office:value-type="float" office:value="6">
            <text:p>6</text:p>
          </table:table-cell>
          <table:table-cell table:formula="of:=[.D203]+1" office:value-type="float" office:value="203">
            <text:p>203</text:p>
          </table:table-cell>
          <table:table-cell table:formula="of:=[.E203]" office:value-type="float" office:value="334932">
            <text:p>334932</text:p>
          </table:table-cell>
          <table:table-cell table:formula="of:=[.E204]*(2^([.C204]/12))" office:value-type="float" office:value="473665.376872746">
            <text:p>473665,376872746</text:p>
          </table:table-cell>
          <table:table-cell table:formula="of:=ROUND([.F204])" office:value-type="float" office:value="473665">
            <text:p>47366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4]+1" office:value-type="float" office:value="7">
            <text:p>7</text:p>
          </table:table-cell>
          <table:table-cell table:formula="of:=[.D204]+1" office:value-type="float" office:value="204">
            <text:p>204</text:p>
          </table:table-cell>
          <table:table-cell table:formula="of:=[.E204]" office:value-type="float" office:value="334932">
            <text:p>334932</text:p>
          </table:table-cell>
          <table:table-cell table:formula="of:=[.E205]*(2^([.C205]/12))" office:value-type="float" office:value="501830.985872461">
            <text:p>501830,985872461</text:p>
          </table:table-cell>
          <table:table-cell table:formula="of:=ROUND([.F205])" office:value-type="float" office:value="501831">
            <text:p>5018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5]+1" office:value-type="float" office:value="8">
            <text:p>8</text:p>
          </table:table-cell>
          <table:table-cell table:formula="of:=[.D205]+1" office:value-type="float" office:value="205">
            <text:p>205</text:p>
          </table:table-cell>
          <table:table-cell table:formula="of:=[.E205]" office:value-type="float" office:value="334932">
            <text:p>334932</text:p>
          </table:table-cell>
          <table:table-cell table:formula="of:=[.E206]*(2^([.C206]/12))" office:value-type="float" office:value="531671.409137813">
            <text:p>531671,409137813</text:p>
          </table:table-cell>
          <table:table-cell table:formula="of:=ROUND([.F206])" office:value-type="float" office:value="531671">
            <text:p>5316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6]+1" office:value-type="float" office:value="9">
            <text:p>9</text:p>
          </table:table-cell>
          <table:table-cell table:formula="of:=[.D206]+1" office:value-type="float" office:value="206">
            <text:p>206</text:p>
          </table:table-cell>
          <table:table-cell table:formula="of:=[.E206]" office:value-type="float" office:value="334932">
            <text:p>334932</text:p>
          </table:table-cell>
          <table:table-cell table:formula="of:=[.E207]*(2^([.C207]/12))" office:value-type="float" office:value="563286.236307514">
            <text:p>563286,236307514</text:p>
          </table:table-cell>
          <table:table-cell table:formula="of:=ROUND([.F207])" office:value-type="float" office:value="563286">
            <text:p>5632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7]+1" office:value-type="float" office:value="10">
            <text:p>10</text:p>
          </table:table-cell>
          <table:table-cell table:formula="of:=[.D207]+1" office:value-type="float" office:value="207">
            <text:p>207</text:p>
          </table:table-cell>
          <table:table-cell table:formula="of:=[.E207]" office:value-type="float" office:value="334932">
            <text:p>334932</text:p>
          </table:table-cell>
          <table:table-cell table:formula="of:=[.E208]*(2^([.C208]/12))" office:value-type="float" office:value="596780.97892836">
            <text:p>596780,97892836</text:p>
          </table:table-cell>
          <table:table-cell table:formula="of:=ROUND([.F208])" office:value-type="float" office:value="596781">
            <text:p>59678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8]+1" office:value-type="float" office:value="11">
            <text:p>11</text:p>
          </table:table-cell>
          <table:table-cell table:formula="of:=[.D208]+1" office:value-type="float" office:value="208">
            <text:p>208</text:p>
          </table:table-cell>
          <table:table-cell table:formula="of:=[.E208]" office:value-type="float" office:value="334932">
            <text:p>334932</text:p>
          </table:table-cell>
          <table:table-cell table:formula="of:=[.E209]*(2^([.C209]/12))" office:value-type="float" office:value="632267.42259021">
            <text:p>632267,42259021</text:p>
          </table:table-cell>
          <table:table-cell table:formula="of:=ROUND([.F209])" office:value-type="float" office:value="632267">
            <text:p>6322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9]+1" office:value-type="float" office:value="12">
            <text:p>12</text:p>
          </table:table-cell>
          <table:table-cell table:formula="of:=[.D209]+1" office:value-type="float" office:value="209">
            <text:p>209</text:p>
          </table:table-cell>
          <table:table-cell table:formula="of:=[.E209]" office:value-type="float" office:value="334932">
            <text:p>334932</text:p>
          </table:table-cell>
          <table:table-cell table:formula="of:=[.E210]*(2^([.C210]/12))" office:value-type="float" office:value="669864">
            <text:p>669864</text:p>
          </table:table-cell>
          <table:table-cell table:formula="of:=ROUND([.F210])" office:value-type="float" office:value="669864">
            <text:p>66986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0]+1" office:value-type="float" office:value="13">
            <text:p>13</text:p>
          </table:table-cell>
          <table:table-cell table:formula="of:=[.D210]+1" office:value-type="float" office:value="210">
            <text:p>210</text:p>
          </table:table-cell>
          <table:table-cell table:formula="of:=[.E210]" office:value-type="float" office:value="334932">
            <text:p>334932</text:p>
          </table:table-cell>
          <table:table-cell table:formula="of:=[.E211]*(2^([.C211]/12))" office:value-type="float" office:value="709696.186239895">
            <text:p>709696,186239895</text:p>
          </table:table-cell>
          <table:table-cell table:formula="of:=ROUND([.F211])" office:value-type="float" office:value="709696">
            <text:p>70969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1]+1" office:value-type="float" office:value="14">
            <text:p>14</text:p>
          </table:table-cell>
          <table:table-cell table:formula="of:=[.D211]+1" office:value-type="float" office:value="211">
            <text:p>211</text:p>
          </table:table-cell>
          <table:table-cell table:formula="of:=[.E211]" office:value-type="float" office:value="334932">
            <text:p>334932</text:p>
          </table:table-cell>
          <table:table-cell table:formula="of:=[.E212]*(2^([.C212]/12))" office:value-type="float" office:value="751896.91752871">
            <text:p>751896,91752871</text:p>
          </table:table-cell>
          <table:table-cell table:formula="of:=ROUND([.F212])" office:value-type="float" office:value="751897">
            <text:p>7518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2]+1" office:value-type="float" office:value="15">
            <text:p>15</text:p>
          </table:table-cell>
          <table:table-cell table:formula="of:=[.D212]+1" office:value-type="float" office:value="212">
            <text:p>212</text:p>
          </table:table-cell>
          <table:table-cell table:formula="of:=[.E212]" office:value-type="float" office:value="334932">
            <text:p>334932</text:p>
          </table:table-cell>
          <table:table-cell table:formula="of:=[.E213]*(2^([.C213]/12))" office:value-type="float" office:value="796607.034884183">
            <text:p>796607,034884183</text:p>
          </table:table-cell>
          <table:table-cell table:formula="of:=ROUND([.F213])" office:value-type="float" office:value="796607">
            <text:p>79660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3]+1" office:value-type="float" office:value="16">
            <text:p>16</text:p>
          </table:table-cell>
          <table:table-cell table:formula="of:=[.D213]+1" office:value-type="float" office:value="213">
            <text:p>213</text:p>
          </table:table-cell>
          <table:table-cell table:formula="of:=[.E213]" office:value-type="float" office:value="334932">
            <text:p>334932</text:p>
          </table:table-cell>
          <table:table-cell table:formula="of:=[.E214]*(2^([.C214]/12))" office:value-type="float" office:value="843975.754166779">
            <text:p>843975,754166779</text:p>
          </table:table-cell>
          <table:table-cell table:formula="of:=ROUND([.F214])" office:value-type="float" office:value="843976">
            <text:p>84397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4]+1" office:value-type="float" office:value="17">
            <text:p>17</text:p>
          </table:table-cell>
          <table:table-cell table:formula="of:=[.D214]+1" office:value-type="float" office:value="214">
            <text:p>214</text:p>
          </table:table-cell>
          <table:table-cell table:formula="of:=[.E214]" office:value-type="float" office:value="334932">
            <text:p>334932</text:p>
          </table:table-cell>
          <table:table-cell table:formula="of:=[.E215]*(2^([.C215]/12))" office:value-type="float" office:value="894161.164073756">
            <text:p>894161,164073756</text:p>
          </table:table-cell>
          <table:table-cell table:formula="of:=ROUND([.F215])" office:value-type="float" office:value="894161">
            <text:p>8941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5]+1" office:value-type="float" office:value="18">
            <text:p>18</text:p>
          </table:table-cell>
          <table:table-cell table:formula="of:=[.D215]+1" office:value-type="float" office:value="215">
            <text:p>215</text:p>
          </table:table-cell>
          <table:table-cell table:formula="of:=[.E215]" office:value-type="float" office:value="334932">
            <text:p>334932</text:p>
          </table:table-cell>
          <table:table-cell table:formula="of:=[.E216]*(2^([.C216]/12))" office:value-type="float" office:value="947330.753745491">
            <text:p>947330,753745491</text:p>
          </table:table-cell>
          <table:table-cell table:formula="of:=ROUND([.F216])" office:value-type="float" office:value="947331">
            <text:p>9473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6]+1" office:value-type="float" office:value="19">
            <text:p>19</text:p>
          </table:table-cell>
          <table:table-cell table:formula="of:=[.D216]+1" office:value-type="float" office:value="216">
            <text:p>216</text:p>
          </table:table-cell>
          <table:table-cell table:formula="of:=[.E216]" office:value-type="float" office:value="334932">
            <text:p>334932</text:p>
          </table:table-cell>
          <table:table-cell table:formula="of:=[.E217]*(2^([.C217]/12))" office:value-type="float" office:value="1003661.97174492">
            <text:p>1003661,97174492</text:p>
          </table:table-cell>
          <table:table-cell table:formula="of:=ROUND([.F217])" office:value-type="float" office:value="1003662">
            <text:p>10036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7]+1" office:value-type="float" office:value="20">
            <text:p>20</text:p>
          </table:table-cell>
          <table:table-cell table:formula="of:=[.D217]+1" office:value-type="float" office:value="217">
            <text:p>217</text:p>
          </table:table-cell>
          <table:table-cell table:formula="of:=[.E217]" office:value-type="float" office:value="334932">
            <text:p>334932</text:p>
          </table:table-cell>
          <table:table-cell table:formula="of:=[.E218]*(2^([.C218]/12))" office:value-type="float" office:value="1063342.81827563">
            <text:p>1063342,81827563</text:p>
          </table:table-cell>
          <table:table-cell table:formula="of:=ROUND([.F218])" office:value-type="float" office:value="1063343">
            <text:p>10633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8]+1" office:value-type="float" office:value="21">
            <text:p>21</text:p>
          </table:table-cell>
          <table:table-cell table:formula="of:=[.D218]+1" office:value-type="float" office:value="218">
            <text:p>218</text:p>
          </table:table-cell>
          <table:table-cell table:formula="of:=[.E218]" office:value-type="float" office:value="334932">
            <text:p>334932</text:p>
          </table:table-cell>
          <table:table-cell table:formula="of:=[.E219]*(2^([.C219]/12))" office:value-type="float" office:value="1126572.47261503">
            <text:p>1126572,47261503</text:p>
          </table:table-cell>
          <table:table-cell table:formula="of:=ROUND([.F219])" office:value-type="float" office:value="1126572">
            <text:p>112657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19]+1" office:value-type="float" office:value="22">
            <text:p>22</text:p>
          </table:table-cell>
          <table:table-cell table:formula="of:=[.D219]+1" office:value-type="float" office:value="219">
            <text:p>219</text:p>
          </table:table-cell>
          <table:table-cell table:formula="of:=[.E219]" office:value-type="float" office:value="334932">
            <text:p>334932</text:p>
          </table:table-cell>
          <table:table-cell table:formula="of:=[.E220]*(2^([.C220]/12))" office:value-type="float" office:value="1193561.95785672">
            <text:p>1193561,95785672</text:p>
          </table:table-cell>
          <table:table-cell table:formula="of:=ROUND([.F220])" office:value-type="float" office:value="1193562">
            <text:p>11935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0]+1" office:value-type="float" office:value="23">
            <text:p>23</text:p>
          </table:table-cell>
          <table:table-cell table:formula="of:=[.D220]+1" office:value-type="float" office:value="220">
            <text:p>220</text:p>
          </table:table-cell>
          <table:table-cell table:formula="of:=[.E220]" office:value-type="float" office:value="334932">
            <text:p>334932</text:p>
          </table:table-cell>
          <table:table-cell table:formula="of:=[.E221]*(2^([.C221]/12))" office:value-type="float" office:value="1264534.84518042">
            <text:p>1264534,84518042</text:p>
          </table:table-cell>
          <table:table-cell table:formula="of:=ROUND([.F221])" office:value-type="float" office:value="1264535">
            <text:p>12645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1]+1" office:value-type="float" office:value="24">
            <text:p>24</text:p>
          </table:table-cell>
          <table:table-cell table:formula="of:=[.D221]+1" office:value-type="float" office:value="221">
            <text:p>221</text:p>
          </table:table-cell>
          <table:table-cell table:formula="of:=[.E221]" office:value-type="float" office:value="334932">
            <text:p>334932</text:p>
          </table:table-cell>
          <table:table-cell table:formula="of:=[.E222]*(2^([.C222]/12))" office:value-type="float" office:value="1339728">
            <text:p>1339728</text:p>
          </table:table-cell>
          <table:table-cell table:formula="of:=ROUND([.F222])" office:value-type="float" office:value="1339728">
            <text:p>13397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2]+1" office:value-type="float" office:value="25">
            <text:p>25</text:p>
          </table:table-cell>
          <table:table-cell table:formula="of:=[.D222]+1" office:value-type="float" office:value="222">
            <text:p>222</text:p>
          </table:table-cell>
          <table:table-cell table:formula="of:=[.E222]" office:value-type="float" office:value="334932">
            <text:p>334932</text:p>
          </table:table-cell>
          <table:table-cell table:formula="of:=[.E223]*(2^([.C223]/12))" office:value-type="float" office:value="1419392.37247979">
            <text:p>1419392,37247979</text:p>
          </table:table-cell>
          <table:table-cell table:formula="of:=ROUND([.F223])" office:value-type="float" office:value="1419392">
            <text:p>14193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3]+1" office:value-type="float" office:value="26">
            <text:p>26</text:p>
          </table:table-cell>
          <table:table-cell table:formula="of:=[.D223]+1" office:value-type="float" office:value="223">
            <text:p>223</text:p>
          </table:table-cell>
          <table:table-cell table:formula="of:=[.E223]" office:value-type="float" office:value="334932">
            <text:p>334932</text:p>
          </table:table-cell>
          <table:table-cell table:formula="of:=[.E224]*(2^([.C224]/12))" office:value-type="float" office:value="1503793.83505742">
            <text:p>1503793,83505742</text:p>
          </table:table-cell>
          <table:table-cell table:formula="of:=ROUND([.F224])" office:value-type="float" office:value="1503794">
            <text:p>15037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4]+1" office:value-type="float" office:value="27">
            <text:p>27</text:p>
          </table:table-cell>
          <table:table-cell table:formula="of:=[.D224]+1" office:value-type="float" office:value="224">
            <text:p>224</text:p>
          </table:table-cell>
          <table:table-cell table:formula="of:=[.E224]" office:value-type="float" office:value="334932">
            <text:p>334932</text:p>
          </table:table-cell>
          <table:table-cell table:formula="of:=[.E225]*(2^([.C225]/12))" office:value-type="float" office:value="1593214.06976837">
            <text:p>1593214,06976837</text:p>
          </table:table-cell>
          <table:table-cell table:formula="of:=ROUND([.F225])" office:value-type="float" office:value="1593214">
            <text:p>15932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5]+1" office:value-type="float" office:value="28">
            <text:p>28</text:p>
          </table:table-cell>
          <table:table-cell table:formula="of:=[.D225]+1" office:value-type="float" office:value="225">
            <text:p>225</text:p>
          </table:table-cell>
          <table:table-cell table:formula="of:=[.E225]" office:value-type="float" office:value="334932">
            <text:p>334932</text:p>
          </table:table-cell>
          <table:table-cell table:formula="of:=[.E226]*(2^([.C226]/12))" office:value-type="float" office:value="1687951.50833356">
            <text:p>1687951,50833356</text:p>
          </table:table-cell>
          <table:table-cell table:formula="of:=ROUND([.F226])" office:value-type="float" office:value="1687952">
            <text:p>16879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6]+1" office:value-type="float" office:value="29">
            <text:p>29</text:p>
          </table:table-cell>
          <table:table-cell table:formula="of:=[.D226]+1" office:value-type="float" office:value="226">
            <text:p>226</text:p>
          </table:table-cell>
          <table:table-cell table:formula="of:=[.E226]" office:value-type="float" office:value="334932">
            <text:p>334932</text:p>
          </table:table-cell>
          <table:table-cell table:formula="of:=[.E227]*(2^([.C227]/12))" office:value-type="float" office:value="1788322.32814751">
            <text:p>1788322,32814751</text:p>
          </table:table-cell>
          <table:table-cell table:formula="of:=ROUND([.F227])" office:value-type="float" office:value="1788322">
            <text:p>17883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7]+1" office:value-type="float" office:value="30">
            <text:p>30</text:p>
          </table:table-cell>
          <table:table-cell table:formula="of:=[.D227]+1" office:value-type="float" office:value="227">
            <text:p>227</text:p>
          </table:table-cell>
          <table:table-cell table:formula="of:=[.E227]" office:value-type="float" office:value="334932">
            <text:p>334932</text:p>
          </table:table-cell>
          <table:table-cell table:formula="of:=[.E228]*(2^([.C228]/12))" office:value-type="float" office:value="1894661.50749098">
            <text:p>1894661,50749098</text:p>
          </table:table-cell>
          <table:table-cell table:formula="of:=ROUND([.F228])" office:value-type="float" office:value="1894662">
            <text:p>18946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8]+1" office:value-type="float" office:value="31">
            <text:p>31</text:p>
          </table:table-cell>
          <table:table-cell table:formula="of:=[.D228]+1" office:value-type="float" office:value="228">
            <text:p>228</text:p>
          </table:table-cell>
          <table:table-cell table:formula="of:=[.E228]" office:value-type="float" office:value="334932">
            <text:p>334932</text:p>
          </table:table-cell>
          <table:table-cell table:formula="of:=[.E229]*(2^([.C229]/12))" office:value-type="float" office:value="2007323.94348984">
            <text:p>2007323,94348984</text:p>
          </table:table-cell>
          <table:table-cell table:formula="of:=ROUND([.F229])" office:value-type="float" office:value="2007324">
            <text:p>20073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29]+1" office:value-type="float" office:value="32">
            <text:p>32</text:p>
          </table:table-cell>
          <table:table-cell table:formula="of:=[.D229]+1" office:value-type="float" office:value="229">
            <text:p>229</text:p>
          </table:table-cell>
          <table:table-cell table:formula="of:=[.E229]" office:value-type="float" office:value="334932">
            <text:p>334932</text:p>
          </table:table-cell>
          <table:table-cell table:formula="of:=[.E230]*(2^([.C230]/12))" office:value-type="float" office:value="2126685.63655125">
            <text:p>2126685,63655125</text:p>
          </table:table-cell>
          <table:table-cell table:formula="of:=ROUND([.F230])" office:value-type="float" office:value="2126686">
            <text:p>21266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0]+1" office:value-type="float" office:value="33">
            <text:p>33</text:p>
          </table:table-cell>
          <table:table-cell table:formula="of:=[.D230]+1" office:value-type="float" office:value="230">
            <text:p>230</text:p>
          </table:table-cell>
          <table:table-cell table:formula="of:=[.E230]" office:value-type="float" office:value="334932">
            <text:p>334932</text:p>
          </table:table-cell>
          <table:table-cell table:formula="of:=[.E231]*(2^([.C231]/12))" office:value-type="float" office:value="2253144.94523006">
            <text:p>2253144,94523006</text:p>
          </table:table-cell>
          <table:table-cell table:formula="of:=ROUND([.F231])" office:value-type="float" office:value="2253145">
            <text:p>22531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1]+1" office:value-type="float" office:value="34">
            <text:p>34</text:p>
          </table:table-cell>
          <table:table-cell table:formula="of:=[.D231]+1" office:value-type="float" office:value="231">
            <text:p>231</text:p>
          </table:table-cell>
          <table:table-cell table:formula="of:=[.E231]" office:value-type="float" office:value="334932">
            <text:p>334932</text:p>
          </table:table-cell>
          <table:table-cell table:formula="of:=[.E232]*(2^([.C232]/12))" office:value-type="float" office:value="2387123.91571344">
            <text:p>2387123,91571344</text:p>
          </table:table-cell>
          <table:table-cell table:formula="of:=ROUND([.F232])" office:value-type="float" office:value="2387124">
            <text:p>23871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2]+1" office:value-type="float" office:value="35">
            <text:p>35</text:p>
          </table:table-cell>
          <table:table-cell table:formula="of:=[.D232]+1" office:value-type="float" office:value="232">
            <text:p>232</text:p>
          </table:table-cell>
          <table:table-cell table:formula="of:=[.E232]" office:value-type="float" office:value="334932">
            <text:p>334932</text:p>
          </table:table-cell>
          <table:table-cell table:formula="of:=[.E233]*(2^([.C233]/12))" office:value-type="float" office:value="2529069.69036084">
            <text:p>2529069,69036084</text:p>
          </table:table-cell>
          <table:table-cell table:formula="of:=ROUND([.F233])" office:value-type="float" office:value="2529070">
            <text:p>25290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3]+1" office:value-type="float" office:value="36">
            <text:p>36</text:p>
          </table:table-cell>
          <table:table-cell table:formula="of:=[.D233]+1" office:value-type="float" office:value="233">
            <text:p>233</text:p>
          </table:table-cell>
          <table:table-cell table:formula="of:=[.E233]" office:value-type="float" office:value="334932">
            <text:p>334932</text:p>
          </table:table-cell>
          <table:table-cell table:formula="of:=[.E234]*(2^([.C234]/12))" office:value-type="float" office:value="2679456">
            <text:p>2679456</text:p>
          </table:table-cell>
          <table:table-cell table:formula="of:=ROUND([.F234])" office:value-type="float" office:value="2679456">
            <text:p>26794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4]+1" office:value-type="float" office:value="37">
            <text:p>37</text:p>
          </table:table-cell>
          <table:table-cell table:formula="of:=[.D234]+1" office:value-type="float" office:value="234">
            <text:p>234</text:p>
          </table:table-cell>
          <table:table-cell table:formula="of:=[.E234]" office:value-type="float" office:value="334932">
            <text:p>334932</text:p>
          </table:table-cell>
          <table:table-cell table:formula="of:=[.E235]*(2^([.C235]/12))" office:value-type="float" office:value="2838784.74495958">
            <text:p>2838784,74495958</text:p>
          </table:table-cell>
          <table:table-cell table:formula="of:=ROUND([.F235])" office:value-type="float" office:value="2838785">
            <text:p>28387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5]+1" office:value-type="float" office:value="38">
            <text:p>38</text:p>
          </table:table-cell>
          <table:table-cell table:formula="of:=[.D235]+1" office:value-type="float" office:value="235">
            <text:p>235</text:p>
          </table:table-cell>
          <table:table-cell table:formula="of:=[.E235]" office:value-type="float" office:value="334932">
            <text:p>334932</text:p>
          </table:table-cell>
          <table:table-cell table:formula="of:=[.E236]*(2^([.C236]/12))" office:value-type="float" office:value="3007587.67011484">
            <text:p>3007587,67011484</text:p>
          </table:table-cell>
          <table:table-cell table:formula="of:=ROUND([.F236])" office:value-type="float" office:value="3007588">
            <text:p>30075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6]+1" office:value-type="float" office:value="39">
            <text:p>39</text:p>
          </table:table-cell>
          <table:table-cell table:formula="of:=[.D236]+1" office:value-type="float" office:value="236">
            <text:p>236</text:p>
          </table:table-cell>
          <table:table-cell table:formula="of:=[.E236]" office:value-type="float" office:value="334932">
            <text:p>334932</text:p>
          </table:table-cell>
          <table:table-cell table:formula="of:=[.E237]*(2^([.C237]/12))" office:value-type="float" office:value="3186428.13953673">
            <text:p>3186428,13953673</text:p>
          </table:table-cell>
          <table:table-cell table:formula="of:=ROUND([.F237])" office:value-type="float" office:value="3186428">
            <text:p>31864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7]+1" office:value-type="float" office:value="40">
            <text:p>40</text:p>
          </table:table-cell>
          <table:table-cell table:formula="of:=[.D237]+1" office:value-type="float" office:value="237">
            <text:p>237</text:p>
          </table:table-cell>
          <table:table-cell table:formula="of:=[.E237]" office:value-type="float" office:value="334932">
            <text:p>334932</text:p>
          </table:table-cell>
          <table:table-cell table:formula="of:=[.E238]*(2^([.C238]/12))" office:value-type="float" office:value="3375903.01666712">
            <text:p>3375903,01666712</text:p>
          </table:table-cell>
          <table:table-cell table:formula="of:=ROUND([.F238])" office:value-type="float" office:value="3375903">
            <text:p>33759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8]+1" office:value-type="float" office:value="41">
            <text:p>41</text:p>
          </table:table-cell>
          <table:table-cell table:formula="of:=[.D238]+1" office:value-type="float" office:value="238">
            <text:p>238</text:p>
          </table:table-cell>
          <table:table-cell table:formula="of:=[.E238]" office:value-type="float" office:value="334932">
            <text:p>334932</text:p>
          </table:table-cell>
          <table:table-cell table:formula="of:=[.E239]*(2^([.C239]/12))" office:value-type="float" office:value="3576644.65629502">
            <text:p>3576644,65629502</text:p>
          </table:table-cell>
          <table:table-cell table:formula="of:=ROUND([.F239])" office:value-type="float" office:value="3576645">
            <text:p>35766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39]+1" office:value-type="float" office:value="42">
            <text:p>42</text:p>
          </table:table-cell>
          <table:table-cell table:formula="of:=[.D239]+1" office:value-type="float" office:value="239">
            <text:p>239</text:p>
          </table:table-cell>
          <table:table-cell table:formula="of:=[.E239]" office:value-type="float" office:value="334932">
            <text:p>334932</text:p>
          </table:table-cell>
          <table:table-cell table:formula="of:=[.E240]*(2^([.C240]/12))" office:value-type="float" office:value="3789323.01498196">
            <text:p>3789323,01498196</text:p>
          </table:table-cell>
          <table:table-cell table:formula="of:=ROUND([.F240])" office:value-type="float" office:value="3789323">
            <text:p>37893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0]+1" office:value-type="float" office:value="43">
            <text:p>43</text:p>
          </table:table-cell>
          <table:table-cell table:formula="of:=[.D240]+1" office:value-type="float" office:value="240">
            <text:p>240</text:p>
          </table:table-cell>
          <table:table-cell table:formula="of:=[.E240]" office:value-type="float" office:value="334932">
            <text:p>334932</text:p>
          </table:table-cell>
          <table:table-cell table:formula="of:=[.E241]*(2^([.C241]/12))" office:value-type="float" office:value="4014647.88697969">
            <text:p>4014647,88697969</text:p>
          </table:table-cell>
          <table:table-cell table:formula="of:=ROUND([.F241])" office:value-type="float" office:value="4014648">
            <text:p>40146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1]+1" office:value-type="float" office:value="44">
            <text:p>44</text:p>
          </table:table-cell>
          <table:table-cell table:formula="of:=[.D241]+1" office:value-type="float" office:value="241">
            <text:p>241</text:p>
          </table:table-cell>
          <table:table-cell table:formula="of:=[.E241]" office:value-type="float" office:value="334932">
            <text:p>334932</text:p>
          </table:table-cell>
          <table:table-cell table:formula="of:=[.E242]*(2^([.C242]/12))" office:value-type="float" office:value="4253371.2731025">
            <text:p>4253371,2731025</text:p>
          </table:table-cell>
          <table:table-cell table:formula="of:=ROUND([.F242])" office:value-type="float" office:value="4253371">
            <text:p>42533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2]+1" office:value-type="float" office:value="45">
            <text:p>45</text:p>
          </table:table-cell>
          <table:table-cell table:formula="of:=[.D242]+1" office:value-type="float" office:value="242">
            <text:p>242</text:p>
          </table:table-cell>
          <table:table-cell table:formula="of:=[.E242]" office:value-type="float" office:value="334932">
            <text:p>334932</text:p>
          </table:table-cell>
          <table:table-cell table:formula="of:=[.E243]*(2^([.C243]/12))" office:value-type="float" office:value="4506289.89046011">
            <text:p>4506289,89046011</text:p>
          </table:table-cell>
          <table:table-cell table:formula="of:=ROUND([.F243])" office:value-type="float" office:value="4506290">
            <text:p>450629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3]+1" office:value-type="float" office:value="46">
            <text:p>46</text:p>
          </table:table-cell>
          <table:table-cell table:formula="of:=[.D243]+1" office:value-type="float" office:value="243">
            <text:p>243</text:p>
          </table:table-cell>
          <table:table-cell table:formula="of:=[.E243]" office:value-type="float" office:value="334932">
            <text:p>334932</text:p>
          </table:table-cell>
          <table:table-cell table:formula="of:=[.E244]*(2^([.C244]/12))" office:value-type="float" office:value="4774247.83142688">
            <text:p>4774247,83142688</text:p>
          </table:table-cell>
          <table:table-cell table:formula="of:=ROUND([.F244])" office:value-type="float" office:value="4774248">
            <text:p>47742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4]+1" office:value-type="float" office:value="47">
            <text:p>47</text:p>
          </table:table-cell>
          <table:table-cell table:formula="of:=[.D244]+1" office:value-type="float" office:value="244">
            <text:p>244</text:p>
          </table:table-cell>
          <table:table-cell table:formula="of:=[.E244]" office:value-type="float" office:value="334932">
            <text:p>334932</text:p>
          </table:table-cell>
          <table:table-cell table:formula="of:=[.E245]*(2^([.C245]/12))" office:value-type="float" office:value="5058139.38072168">
            <text:p>5058139,38072168</text:p>
          </table:table-cell>
          <table:table-cell table:formula="of:=ROUND([.F245])" office:value-type="float" office:value="5058139">
            <text:p>50581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5]+1" office:value-type="float" office:value="48">
            <text:p>48</text:p>
          </table:table-cell>
          <table:table-cell table:formula="of:=[.D245]+1" office:value-type="float" office:value="245">
            <text:p>245</text:p>
          </table:table-cell>
          <table:table-cell table:formula="of:=[.E245]" office:value-type="float" office:value="334932">
            <text:p>334932</text:p>
          </table:table-cell>
          <table:table-cell table:formula="of:=[.E246]*(2^([.C246]/12))" office:value-type="float" office:value="5358912">
            <text:p>5358912</text:p>
          </table:table-cell>
          <table:table-cell table:formula="of:=ROUND([.F246])" office:value-type="float" office:value="5358912">
            <text:p>53589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6]+1" office:value-type="float" office:value="49">
            <text:p>49</text:p>
          </table:table-cell>
          <table:table-cell table:formula="of:=[.D246]+1" office:value-type="float" office:value="246">
            <text:p>246</text:p>
          </table:table-cell>
          <table:table-cell table:formula="of:=[.E246]" office:value-type="float" office:value="334932">
            <text:p>334932</text:p>
          </table:table-cell>
          <table:table-cell table:formula="of:=[.E247]*(2^([.C247]/12))" office:value-type="float" office:value="5677569.48991916">
            <text:p>5677569,48991916</text:p>
          </table:table-cell>
          <table:table-cell table:formula="of:=ROUND([.F247])" office:value-type="float" office:value="5677569">
            <text:p>56775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7]+1" office:value-type="float" office:value="50">
            <text:p>50</text:p>
          </table:table-cell>
          <table:table-cell table:formula="of:=[.D247]+1" office:value-type="float" office:value="247">
            <text:p>247</text:p>
          </table:table-cell>
          <table:table-cell table:formula="of:=[.E247]" office:value-type="float" office:value="334932">
            <text:p>334932</text:p>
          </table:table-cell>
          <table:table-cell table:formula="of:=[.E248]*(2^([.C248]/12))" office:value-type="float" office:value="6015175.34022968">
            <text:p>6015175,34022968</text:p>
          </table:table-cell>
          <table:table-cell table:formula="of:=ROUND([.F248])" office:value-type="float" office:value="6015175">
            <text:p>60151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8]+1" office:value-type="float" office:value="51">
            <text:p>51</text:p>
          </table:table-cell>
          <table:table-cell table:formula="of:=[.D248]+1" office:value-type="float" office:value="248">
            <text:p>248</text:p>
          </table:table-cell>
          <table:table-cell table:formula="of:=[.E248]" office:value-type="float" office:value="334932">
            <text:p>334932</text:p>
          </table:table-cell>
          <table:table-cell table:formula="of:=[.E249]*(2^([.C249]/12))" office:value-type="float" office:value="6372856.27907346">
            <text:p>6372856,27907346</text:p>
          </table:table-cell>
          <table:table-cell table:formula="of:=ROUND([.F249])" office:value-type="float" office:value="6372856">
            <text:p>63728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9]+1" office:value-type="float" office:value="52">
            <text:p>52</text:p>
          </table:table-cell>
          <table:table-cell table:formula="of:=[.D249]+1" office:value-type="float" office:value="249">
            <text:p>249</text:p>
          </table:table-cell>
          <table:table-cell table:formula="of:=[.E249]" office:value-type="float" office:value="334932">
            <text:p>334932</text:p>
          </table:table-cell>
          <table:table-cell table:formula="of:=[.E250]*(2^([.C250]/12))" office:value-type="float" office:value="6751806.03333423">
            <text:p>6751806,03333423</text:p>
          </table:table-cell>
          <table:table-cell table:formula="of:=ROUND([.F250])" office:value-type="float" office:value="6751806">
            <text:p>67518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0]+1" office:value-type="float" office:value="53">
            <text:p>53</text:p>
          </table:table-cell>
          <table:table-cell table:formula="of:=[.D250]+1" office:value-type="float" office:value="250">
            <text:p>250</text:p>
          </table:table-cell>
          <table:table-cell table:formula="of:=[.E250]" office:value-type="float" office:value="334932">
            <text:p>334932</text:p>
          </table:table-cell>
          <table:table-cell table:formula="of:=[.E251]*(2^([.C251]/12))" office:value-type="float" office:value="7153289.31259005">
            <text:p>7153289,31259005</text:p>
          </table:table-cell>
          <table:table-cell table:formula="of:=ROUND([.F251])" office:value-type="float" office:value="7153289">
            <text:p>7153289</text:p>
          </table:table-cell>
          <table:table-cell table:number-columns-repeated="2"/>
          <table:table-cell office:value-type="float" office:value="9548610">
            <text:p>9548610</text:p>
          </table:table-cell>
        </table:table-row>
        <table:table-row table:style-name="ro1">
          <table:table-cell table:number-columns-repeated="2"/>
          <table:table-cell table:formula="of:=[.C251]+1" office:value-type="float" office:value="54">
            <text:p>54</text:p>
          </table:table-cell>
          <table:table-cell table:formula="of:=[.D251]+1" office:value-type="float" office:value="251">
            <text:p>251</text:p>
          </table:table-cell>
          <table:table-cell table:formula="of:=[.E251]" office:value-type="float" office:value="334932">
            <text:p>334932</text:p>
          </table:table-cell>
          <table:table-cell table:formula="of:=[.E252]*(2^([.C252]/12))" office:value-type="float" office:value="7578646.02996393">
            <text:p>7578646,02996393</text:p>
          </table:table-cell>
          <table:table-cell table:formula="of:=ROUND([.F252])" office:value-type="float" office:value="7578646">
            <text:p>75786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2]+1" office:value-type="float" office:value="55">
            <text:p>55</text:p>
          </table:table-cell>
          <table:table-cell table:formula="of:=[.D252]+1" office:value-type="float" office:value="252">
            <text:p>252</text:p>
          </table:table-cell>
          <table:table-cell table:formula="of:=[.E252]" office:value-type="float" office:value="334932">
            <text:p>334932</text:p>
          </table:table-cell>
          <table:table-cell table:formula="of:=[.E253]*(2^([.C253]/12))" office:value-type="float" office:value="8029295.77395937">
            <text:p>8029295,77395937</text:p>
          </table:table-cell>
          <table:table-cell table:formula="of:=ROUND([.F253])" office:value-type="float" office:value="8029296">
            <text:p>802929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3]+1" office:value-type="float" office:value="56">
            <text:p>56</text:p>
          </table:table-cell>
          <table:table-cell table:formula="of:=[.D253]+1" office:value-type="float" office:value="253">
            <text:p>253</text:p>
          </table:table-cell>
          <table:table-cell table:formula="of:=[.E253]" office:value-type="float" office:value="334932">
            <text:p>334932</text:p>
          </table:table-cell>
          <table:table-cell table:formula="of:=[.E254]*(2^([.C254]/12))" office:value-type="float" office:value="8506742.54620501">
            <text:p>8506742,54620501</text:p>
          </table:table-cell>
          <table:table-cell table:formula="of:=ROUND([.F254])" office:value-type="float" office:value="8506743">
            <text:p>85067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4]+1" office:value-type="float" office:value="57">
            <text:p>57</text:p>
          </table:table-cell>
          <table:table-cell table:formula="of:=[.D254]+1" office:value-type="float" office:value="254">
            <text:p>254</text:p>
          </table:table-cell>
          <table:table-cell table:formula="of:=[.E254]" office:value-type="float" office:value="334932">
            <text:p>334932</text:p>
          </table:table-cell>
          <table:table-cell table:formula="of:=[.E255]*(2^([.C255]/12))" office:value-type="float" office:value="9012579.78092023">
            <text:p>9012579,78092023</text:p>
          </table:table-cell>
          <table:table-cell table:formula="of:=ROUND([.F255])" office:value-type="float" office:value="9012580">
            <text:p>90125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5]+1" office:value-type="float" office:value="58">
            <text:p>58</text:p>
          </table:table-cell>
          <table:table-cell table:formula="of:=[.D255]+1" office:value-type="float" office:value="255">
            <text:p>255</text:p>
          </table:table-cell>
          <table:table-cell table:formula="of:=[.E255]" office:value-type="float" office:value="334932">
            <text:p>334932</text:p>
          </table:table-cell>
          <table:table-cell table:formula="of:=[.E256]*(2^([.C256]/12))" office:value-type="float" office:value="9548495.66285376">
            <text:p>9548495,66285376</text:p>
          </table:table-cell>
          <table:table-cell table:formula="of:=ROUND([.F256])" office:value-type="float" office:value="9548496">
            <text:p>9548496</text:p>
          </table:table-cell>
          <table:table-cell table:number-columns-repeated="2"/>
          <table:table-cell office:value-type="float" office:value="9548610">
            <text:p>9548610</text:p>
          </table:table-cell>
        </table:table-row>
        <table:table-row table:style-name="ro1">
          <table:table-cell table:number-columns-repeated="2"/>
          <table:table-cell table:formula="of:=[.C256]+1" office:value-type="float" office:value="59">
            <text:p>59</text:p>
          </table:table-cell>
          <table:table-cell table:formula="of:=[.D256]+1" office:value-type="float" office:value="256">
            <text:p>256</text:p>
          </table:table-cell>
          <table:table-cell table:formula="of:=[.E256]" office:value-type="float" office:value="334932">
            <text:p>334932</text:p>
          </table:table-cell>
          <table:table-cell table:formula="of:=[.E257]*(2^([.C257]/12))" office:value-type="float" office:value="10116278.7614434">
            <text:p>10116278,7614434</text:p>
          </table:table-cell>
          <table:table-cell table:formula="of:=ROUND([.F257])" office:value-type="float" office:value="10116279">
            <text:p>1011627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7]+1" office:value-type="float" office:value="60">
            <text:p>60</text:p>
          </table:table-cell>
          <table:table-cell table:formula="of:=[.D257]+1" office:value-type="float" office:value="257">
            <text:p>257</text:p>
          </table:table-cell>
          <table:table-cell table:formula="of:=[.E257]" office:value-type="float" office:value="334932">
            <text:p>334932</text:p>
          </table:table-cell>
          <table:table-cell table:formula="of:=[.E258]*(2^([.C258]/12))" office:value-type="float" office:value="10717824">
            <text:p>10717824</text:p>
          </table:table-cell>
          <table:table-cell table:formula="of:=ROUND([.F258])" office:value-type="float" office:value="10717824">
            <text:p>107178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8]+1" office:value-type="float" office:value="61">
            <text:p>61</text:p>
          </table:table-cell>
          <table:table-cell table:formula="of:=[.D258]+1" office:value-type="float" office:value="258">
            <text:p>258</text:p>
          </table:table-cell>
          <table:table-cell table:formula="of:=[.E258]" office:value-type="float" office:value="334932">
            <text:p>334932</text:p>
          </table:table-cell>
          <table:table-cell table:formula="of:=[.E259]*(2^([.C259]/12))" office:value-type="float" office:value="11355138.9798383">
            <text:p>11355138,9798383</text:p>
          </table:table-cell>
          <table:table-cell table:formula="of:=ROUND([.F259])" office:value-type="float" office:value="11355139">
            <text:p>113551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9]+1" office:value-type="float" office:value="62">
            <text:p>62</text:p>
          </table:table-cell>
          <table:table-cell table:formula="of:=[.D259]+1" office:value-type="float" office:value="259">
            <text:p>259</text:p>
          </table:table-cell>
          <table:table-cell table:formula="of:=[.E259]" office:value-type="float" office:value="334932">
            <text:p>334932</text:p>
          </table:table-cell>
          <table:table-cell table:formula="of:=[.E260]*(2^([.C260]/12))" office:value-type="float" office:value="12030350.6804594">
            <text:p>12030350,6804594</text:p>
          </table:table-cell>
          <table:table-cell table:formula="of:=ROUND([.F260])" office:value-type="float" office:value="12030351">
            <text:p>120303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0]+1" office:value-type="float" office:value="63">
            <text:p>63</text:p>
          </table:table-cell>
          <table:table-cell table:formula="of:=[.D260]+1" office:value-type="float" office:value="260">
            <text:p>260</text:p>
          </table:table-cell>
          <table:table-cell table:formula="of:=[.E260]" office:value-type="float" office:value="334932">
            <text:p>334932</text:p>
          </table:table-cell>
          <table:table-cell table:formula="of:=[.E261]*(2^([.C261]/12))" office:value-type="float" office:value="12745712.5581469">
            <text:p>12745712,5581469</text:p>
          </table:table-cell>
          <table:table-cell table:formula="of:=ROUND([.F261])" office:value-type="float" office:value="12745713">
            <text:p>127457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1]+1" office:value-type="float" office:value="64">
            <text:p>64</text:p>
          </table:table-cell>
          <table:table-cell table:formula="of:=[.D261]+1" office:value-type="float" office:value="261">
            <text:p>261</text:p>
          </table:table-cell>
          <table:table-cell table:formula="of:=[.E261]" office:value-type="float" office:value="334932">
            <text:p>334932</text:p>
          </table:table-cell>
          <table:table-cell table:formula="of:=[.E262]*(2^([.C262]/12))" office:value-type="float" office:value="13503612.0666685">
            <text:p>13503612,0666685</text:p>
          </table:table-cell>
          <table:table-cell table:formula="of:=ROUND([.F262])" office:value-type="float" office:value="13503612">
            <text:p>135036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2]+1" office:value-type="float" office:value="65">
            <text:p>65</text:p>
          </table:table-cell>
          <table:table-cell table:formula="of:=[.D262]+1" office:value-type="float" office:value="262">
            <text:p>262</text:p>
          </table:table-cell>
          <table:table-cell table:formula="of:=[.E262]" office:value-type="float" office:value="334932">
            <text:p>334932</text:p>
          </table:table-cell>
          <table:table-cell table:formula="of:=[.E263]*(2^([.C263]/12))" office:value-type="float" office:value="14306578.6251801">
            <text:p>14306578,6251801</text:p>
          </table:table-cell>
          <table:table-cell table:formula="of:=ROUND([.F263])" office:value-type="float" office:value="14306579">
            <text:p>1430657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3]+1" office:value-type="float" office:value="66">
            <text:p>66</text:p>
          </table:table-cell>
          <table:table-cell table:formula="of:=[.D263]+1" office:value-type="float" office:value="263">
            <text:p>263</text:p>
          </table:table-cell>
          <table:table-cell table:formula="of:=[.E263]" office:value-type="float" office:value="334932">
            <text:p>334932</text:p>
          </table:table-cell>
          <table:table-cell table:formula="of:=[.E264]*(2^([.C264]/12))" office:value-type="float" office:value="15157292.0599279">
            <text:p>15157292,0599279</text:p>
          </table:table-cell>
          <table:table-cell table:formula="of:=ROUND([.F264])" office:value-type="float" office:value="15157292">
            <text:p>151572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4]+1" office:value-type="float" office:value="67">
            <text:p>67</text:p>
          </table:table-cell>
          <table:table-cell table:formula="of:=[.D264]+1" office:value-type="float" office:value="264">
            <text:p>264</text:p>
          </table:table-cell>
          <table:table-cell table:formula="of:=[.E264]" office:value-type="float" office:value="334932">
            <text:p>334932</text:p>
          </table:table-cell>
          <table:table-cell table:formula="of:=[.E265]*(2^([.C265]/12))" office:value-type="float" office:value="16058591.5479187">
            <text:p>16058591,5479187</text:p>
          </table:table-cell>
          <table:table-cell table:formula="of:=ROUND([.F265])" office:value-type="float" office:value="16058592">
            <text:p>160585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5]+1" office:value-type="float" office:value="68">
            <text:p>68</text:p>
          </table:table-cell>
          <table:table-cell table:formula="of:=[.D265]+1" office:value-type="float" office:value="265">
            <text:p>265</text:p>
          </table:table-cell>
          <table:table-cell table:formula="of:=[.E265]" office:value-type="float" office:value="334932">
            <text:p>334932</text:p>
          </table:table-cell>
          <table:table-cell table:formula="of:=[.E266]*(2^([.C266]/12))" office:value-type="float" office:value="17013485.09241">
            <text:p>17013485,09241</text:p>
          </table:table-cell>
          <table:table-cell table:formula="of:=ROUND([.F266])" office:value-type="float" office:value="17013485">
            <text:p>170134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6]+1" office:value-type="float" office:value="69">
            <text:p>69</text:p>
          </table:table-cell>
          <table:table-cell table:formula="of:=[.D266]+1" office:value-type="float" office:value="266">
            <text:p>266</text:p>
          </table:table-cell>
          <table:table-cell table:formula="of:=[.E266]" office:value-type="float" office:value="334932">
            <text:p>334932</text:p>
          </table:table-cell>
          <table:table-cell table:formula="of:=[.E267]*(2^([.C267]/12))" office:value-type="float" office:value="18025159.5618405">
            <text:p>18025159,5618405</text:p>
          </table:table-cell>
          <table:table-cell table:formula="of:=ROUND([.F267])" office:value-type="float" office:value="18025160">
            <text:p>1802516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7]+1" office:value-type="float" office:value="70">
            <text:p>70</text:p>
          </table:table-cell>
          <table:table-cell table:formula="of:=[.D267]+1" office:value-type="float" office:value="267">
            <text:p>267</text:p>
          </table:table-cell>
          <table:table-cell table:formula="of:=[.E267]" office:value-type="float" office:value="334932">
            <text:p>334932</text:p>
          </table:table-cell>
          <table:table-cell table:formula="of:=[.E268]*(2^([.C268]/12))" office:value-type="float" office:value="19096991.3257075">
            <text:p>19096991,3257075</text:p>
          </table:table-cell>
          <table:table-cell table:formula="of:=ROUND([.F268])" office:value-type="float" office:value="19096991">
            <text:p>1909699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8]+1" office:value-type="float" office:value="71">
            <text:p>71</text:p>
          </table:table-cell>
          <table:table-cell table:formula="of:=[.D268]+1" office:value-type="float" office:value="268">
            <text:p>268</text:p>
          </table:table-cell>
          <table:table-cell table:formula="of:=[.E268]" office:value-type="float" office:value="334932">
            <text:p>334932</text:p>
          </table:table-cell>
          <table:table-cell table:formula="of:=[.E269]*(2^([.C269]/12))" office:value-type="float" office:value="20232557.5228867">
            <text:p>20232557,5228867</text:p>
          </table:table-cell>
          <table:table-cell table:formula="of:=ROUND([.F269])" office:value-type="float" office:value="20232558">
            <text:p>202325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69]+1" office:value-type="float" office:value="72">
            <text:p>72</text:p>
          </table:table-cell>
          <table:table-cell table:formula="of:=[.D269]+1" office:value-type="float" office:value="269">
            <text:p>269</text:p>
          </table:table-cell>
          <table:table-cell table:formula="of:=[.E269]" office:value-type="float" office:value="334932">
            <text:p>334932</text:p>
          </table:table-cell>
          <table:table-cell table:formula="of:=[.E270]*(2^([.C270]/12))" office:value-type="float" office:value="21435648">
            <text:p>21435648</text:p>
          </table:table-cell>
          <table:table-cell table:formula="of:=ROUND([.F270])" office:value-type="float" office:value="21435648">
            <text:p>214356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0]+1" office:value-type="float" office:value="73">
            <text:p>73</text:p>
          </table:table-cell>
          <table:table-cell table:formula="of:=[.D270]+1" office:value-type="float" office:value="270">
            <text:p>270</text:p>
          </table:table-cell>
          <table:table-cell table:formula="of:=[.E270]" office:value-type="float" office:value="334932">
            <text:p>334932</text:p>
          </table:table-cell>
          <table:table-cell table:formula="of:=[.E271]*(2^([.C271]/12))" office:value-type="float" office:value="22710277.9596766">
            <text:p>22710277,9596766</text:p>
          </table:table-cell>
          <table:table-cell table:formula="of:=ROUND([.F271])" office:value-type="float" office:value="22710278">
            <text:p>2271027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1]+1" office:value-type="float" office:value="74">
            <text:p>74</text:p>
          </table:table-cell>
          <table:table-cell table:formula="of:=[.D271]+1" office:value-type="float" office:value="271">
            <text:p>271</text:p>
          </table:table-cell>
          <table:table-cell table:formula="of:=[.E271]" office:value-type="float" office:value="334932">
            <text:p>334932</text:p>
          </table:table-cell>
          <table:table-cell table:formula="of:=[.E272]*(2^([.C272]/12))" office:value-type="float" office:value="24060701.3609187">
            <text:p>24060701,3609187</text:p>
          </table:table-cell>
          <table:table-cell table:formula="of:=ROUND([.F272])" office:value-type="float" office:value="24060701">
            <text:p>240607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2]+1" office:value-type="float" office:value="75">
            <text:p>75</text:p>
          </table:table-cell>
          <table:table-cell table:formula="of:=[.D272]+1" office:value-type="float" office:value="272">
            <text:p>272</text:p>
          </table:table-cell>
          <table:table-cell table:formula="of:=[.E272]" office:value-type="float" office:value="334932">
            <text:p>334932</text:p>
          </table:table-cell>
          <table:table-cell table:formula="of:=[.E273]*(2^([.C273]/12))" office:value-type="float" office:value="25491425.1162938">
            <text:p>25491425,1162938</text:p>
          </table:table-cell>
          <table:table-cell table:formula="of:=ROUND([.F273])" office:value-type="float" office:value="25491425">
            <text:p>254914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3]+1" office:value-type="float" office:value="76">
            <text:p>76</text:p>
          </table:table-cell>
          <table:table-cell table:formula="of:=[.D273]+1" office:value-type="float" office:value="273">
            <text:p>273</text:p>
          </table:table-cell>
          <table:table-cell table:formula="of:=[.E273]" office:value-type="float" office:value="334932">
            <text:p>334932</text:p>
          </table:table-cell>
          <table:table-cell table:formula="of:=[.E274]*(2^([.C274]/12))" office:value-type="float" office:value="27007224.1333369">
            <text:p>27007224,1333369</text:p>
          </table:table-cell>
          <table:table-cell table:formula="of:=ROUND([.F274])" office:value-type="float" office:value="27007224">
            <text:p>270072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4]+1" office:value-type="float" office:value="77">
            <text:p>77</text:p>
          </table:table-cell>
          <table:table-cell table:formula="of:=[.D274]+1" office:value-type="float" office:value="274">
            <text:p>274</text:p>
          </table:table-cell>
          <table:table-cell table:formula="of:=[.E274]" office:value-type="float" office:value="334932">
            <text:p>334932</text:p>
          </table:table-cell>
          <table:table-cell table:formula="of:=[.E275]*(2^([.C275]/12))" office:value-type="float" office:value="28613157.2503602">
            <text:p>28613157,2503602</text:p>
          </table:table-cell>
          <table:table-cell table:formula="of:=ROUND([.F275])" office:value-type="float" office:value="28613157">
            <text:p>2861315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5]+1" office:value-type="float" office:value="78">
            <text:p>78</text:p>
          </table:table-cell>
          <table:table-cell table:formula="of:=[.D275]+1" office:value-type="float" office:value="275">
            <text:p>275</text:p>
          </table:table-cell>
          <table:table-cell table:formula="of:=[.E275]" office:value-type="float" office:value="334932">
            <text:p>334932</text:p>
          </table:table-cell>
          <table:table-cell table:formula="of:=[.E276]*(2^([.C276]/12))" office:value-type="float" office:value="30314584.1198557">
            <text:p>30314584,1198557</text:p>
          </table:table-cell>
          <table:table-cell table:formula="of:=ROUND([.F276])" office:value-type="float" office:value="30314584">
            <text:p>303145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6]+1" office:value-type="float" office:value="79">
            <text:p>79</text:p>
          </table:table-cell>
          <table:table-cell table:formula="of:=[.D276]+1" office:value-type="float" office:value="276">
            <text:p>276</text:p>
          </table:table-cell>
          <table:table-cell table:formula="of:=[.E276]" office:value-type="float" office:value="334932">
            <text:p>334932</text:p>
          </table:table-cell>
          <table:table-cell table:formula="of:=[.E277]*(2^([.C277]/12))" office:value-type="float" office:value="32117183.0958375">
            <text:p>32117183,0958375</text:p>
          </table:table-cell>
          <table:table-cell table:formula="of:=ROUND([.F277])" office:value-type="float" office:value="32117183">
            <text:p>3211718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7]+1" office:value-type="float" office:value="80">
            <text:p>80</text:p>
          </table:table-cell>
          <table:table-cell table:formula="of:=[.D277]+1" office:value-type="float" office:value="277">
            <text:p>277</text:p>
          </table:table-cell>
          <table:table-cell table:formula="of:=[.E277]" office:value-type="float" office:value="334932">
            <text:p>334932</text:p>
          </table:table-cell>
          <table:table-cell table:formula="of:=[.E278]*(2^([.C278]/12))" office:value-type="float" office:value="34026970.18482">
            <text:p>34026970,18482</text:p>
          </table:table-cell>
          <table:table-cell table:formula="of:=ROUND([.F278])" office:value-type="float" office:value="34026970">
            <text:p>340269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8]+1" office:value-type="float" office:value="81">
            <text:p>81</text:p>
          </table:table-cell>
          <table:table-cell table:formula="of:=[.D278]+1" office:value-type="float" office:value="278">
            <text:p>278</text:p>
          </table:table-cell>
          <table:table-cell table:formula="of:=[.E278]" office:value-type="float" office:value="334932">
            <text:p>334932</text:p>
          </table:table-cell>
          <table:table-cell table:formula="of:=[.E279]*(2^([.C279]/12))" office:value-type="float" office:value="36050319.1236809">
            <text:p>36050319,1236809</text:p>
          </table:table-cell>
          <table:table-cell table:formula="of:=ROUND([.F279])" office:value-type="float" office:value="36050319">
            <text:p>360503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9]+1" office:value-type="float" office:value="82">
            <text:p>82</text:p>
          </table:table-cell>
          <table:table-cell table:formula="of:=[.D279]+1" office:value-type="float" office:value="279">
            <text:p>279</text:p>
          </table:table-cell>
          <table:table-cell table:formula="of:=[.E279]" office:value-type="float" office:value="334932">
            <text:p>334932</text:p>
          </table:table-cell>
          <table:table-cell table:formula="of:=[.E280]*(2^([.C280]/12))" office:value-type="float" office:value="38193982.651415">
            <text:p>38193982,651415</text:p>
          </table:table-cell>
          <table:table-cell table:formula="of:=ROUND([.F280])" office:value-type="float" office:value="38193983">
            <text:p>3819398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0]+1" office:value-type="float" office:value="83">
            <text:p>83</text:p>
          </table:table-cell>
          <table:table-cell table:formula="of:=[.D280]+1" office:value-type="float" office:value="280">
            <text:p>280</text:p>
          </table:table-cell>
          <table:table-cell table:formula="of:=[.E280]" office:value-type="float" office:value="334932">
            <text:p>334932</text:p>
          </table:table-cell>
          <table:table-cell table:formula="of:=[.E281]*(2^([.C281]/12))" office:value-type="float" office:value="40465115.0457734">
            <text:p>40465115,0457734</text:p>
          </table:table-cell>
          <table:table-cell table:formula="of:=ROUND([.F281])" office:value-type="float" office:value="40465115">
            <text:p>404651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1]+1" office:value-type="float" office:value="84">
            <text:p>84</text:p>
          </table:table-cell>
          <table:table-cell table:formula="of:=[.D281]+1" office:value-type="float" office:value="281">
            <text:p>281</text:p>
          </table:table-cell>
          <table:table-cell table:formula="of:=[.E281]" office:value-type="float" office:value="334932">
            <text:p>334932</text:p>
          </table:table-cell>
          <table:table-cell table:formula="of:=[.E282]*(2^([.C282]/12))" office:value-type="float" office:value="42871296">
            <text:p>42871296</text:p>
          </table:table-cell>
          <table:table-cell table:formula="of:=ROUND([.F282])" office:value-type="float" office:value="42871296">
            <text:p>4287129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2]+1" office:value-type="float" office:value="85">
            <text:p>85</text:p>
          </table:table-cell>
          <table:table-cell table:formula="of:=[.D282]+1" office:value-type="float" office:value="282">
            <text:p>282</text:p>
          </table:table-cell>
          <table:table-cell table:formula="of:=[.E282]" office:value-type="float" office:value="334932">
            <text:p>334932</text:p>
          </table:table-cell>
          <table:table-cell table:formula="of:=[.E283]*(2^([.C283]/12))" office:value-type="float" office:value="45420555.9193533">
            <text:p>45420555,9193533</text:p>
          </table:table-cell>
          <table:table-cell table:formula="of:=ROUND([.F283])" office:value-type="float" office:value="45420556">
            <text:p>454205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3]+1" office:value-type="float" office:value="86">
            <text:p>86</text:p>
          </table:table-cell>
          <table:table-cell table:formula="of:=[.D283]+1" office:value-type="float" office:value="283">
            <text:p>283</text:p>
          </table:table-cell>
          <table:table-cell table:formula="of:=[.E283]" office:value-type="float" office:value="334932">
            <text:p>334932</text:p>
          </table:table-cell>
          <table:table-cell table:formula="of:=[.E284]*(2^([.C284]/12))" office:value-type="float" office:value="48121402.7218374">
            <text:p>48121402,7218374</text:p>
          </table:table-cell>
          <table:table-cell table:formula="of:=ROUND([.F284])" office:value-type="float" office:value="48121403">
            <text:p>481214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4]+1" office:value-type="float" office:value="87">
            <text:p>87</text:p>
          </table:table-cell>
          <table:table-cell table:formula="of:=[.D284]+1" office:value-type="float" office:value="284">
            <text:p>284</text:p>
          </table:table-cell>
          <table:table-cell table:formula="of:=[.E284]" office:value-type="float" office:value="334932">
            <text:p>334932</text:p>
          </table:table-cell>
          <table:table-cell table:formula="of:=[.E285]*(2^([.C285]/12))" office:value-type="float" office:value="50982850.2325877">
            <text:p>50982850,2325877</text:p>
          </table:table-cell>
          <table:table-cell table:formula="of:=ROUND([.F285])" office:value-type="float" office:value="50982850">
            <text:p>509828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5]+1" office:value-type="float" office:value="88">
            <text:p>88</text:p>
          </table:table-cell>
          <table:table-cell table:formula="of:=[.D285]+1" office:value-type="float" office:value="285">
            <text:p>285</text:p>
          </table:table-cell>
          <table:table-cell table:formula="of:=[.E285]" office:value-type="float" office:value="334932">
            <text:p>334932</text:p>
          </table:table-cell>
          <table:table-cell table:formula="of:=[.E286]*(2^([.C286]/12))" office:value-type="float" office:value="54014448.2666739">
            <text:p>54014448,2666739</text:p>
          </table:table-cell>
          <table:table-cell table:formula="of:=ROUND([.F286])" office:value-type="float" office:value="54014448">
            <text:p>540144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6]+1" office:value-type="float" office:value="89">
            <text:p>89</text:p>
          </table:table-cell>
          <table:table-cell table:formula="of:=[.D286]+1" office:value-type="float" office:value="286">
            <text:p>286</text:p>
          </table:table-cell>
          <table:table-cell table:formula="of:=[.E286]" office:value-type="float" office:value="334932">
            <text:p>334932</text:p>
          </table:table-cell>
          <table:table-cell table:formula="of:=[.E287]*(2^([.C287]/12))" office:value-type="float" office:value="57226314.5007204">
            <text:p>57226314,5007204</text:p>
          </table:table-cell>
          <table:table-cell table:formula="of:=ROUND([.F287])" office:value-type="float" office:value="57226315">
            <text:p>572263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7]+1" office:value-type="float" office:value="90">
            <text:p>90</text:p>
          </table:table-cell>
          <table:table-cell table:formula="of:=[.D287]+1" office:value-type="float" office:value="287">
            <text:p>287</text:p>
          </table:table-cell>
          <table:table-cell table:formula="of:=[.E287]" office:value-type="float" office:value="334932">
            <text:p>334932</text:p>
          </table:table-cell>
          <table:table-cell table:formula="of:=[.E288]*(2^([.C288]/12))" office:value-type="float" office:value="60629168.2397114">
            <text:p>60629168,2397114</text:p>
          </table:table-cell>
          <table:table-cell table:formula="of:=ROUND([.F288])" office:value-type="float" office:value="60629168">
            <text:p>6062916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8]+1" office:value-type="float" office:value="91">
            <text:p>91</text:p>
          </table:table-cell>
          <table:table-cell table:formula="of:=[.D288]+1" office:value-type="float" office:value="288">
            <text:p>288</text:p>
          </table:table-cell>
          <table:table-cell table:formula="of:=[.E288]" office:value-type="float" office:value="334932">
            <text:p>334932</text:p>
          </table:table-cell>
          <table:table-cell table:formula="of:=[.E289]*(2^([.C289]/12))" office:value-type="float" office:value="64234366.191675">
            <text:p>64234366,191675</text:p>
          </table:table-cell>
          <table:table-cell table:formula="of:=ROUND([.F289])" office:value-type="float" office:value="64234366">
            <text:p>6423436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9]+1" office:value-type="float" office:value="92">
            <text:p>92</text:p>
          </table:table-cell>
          <table:table-cell table:formula="of:=[.D289]+1" office:value-type="float" office:value="289">
            <text:p>289</text:p>
          </table:table-cell>
          <table:table-cell table:formula="of:=[.E289]" office:value-type="float" office:value="334932">
            <text:p>334932</text:p>
          </table:table-cell>
          <table:table-cell table:formula="of:=[.E290]*(2^([.C290]/12))" office:value-type="float" office:value="68053940.3696401">
            <text:p>68053940,3696401</text:p>
          </table:table-cell>
          <table:table-cell table:formula="of:=ROUND([.F290])" office:value-type="float" office:value="68053940">
            <text:p>680539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0]+1" office:value-type="float" office:value="93">
            <text:p>93</text:p>
          </table:table-cell>
          <table:table-cell table:formula="of:=[.D290]+1" office:value-type="float" office:value="290">
            <text:p>290</text:p>
          </table:table-cell>
          <table:table-cell table:formula="of:=[.E290]" office:value-type="float" office:value="334932">
            <text:p>334932</text:p>
          </table:table-cell>
          <table:table-cell table:formula="of:=[.E291]*(2^([.C291]/12))" office:value-type="float" office:value="72100638.2473618">
            <text:p>72100638,2473618</text:p>
          </table:table-cell>
          <table:table-cell table:formula="of:=ROUND([.F291])" office:value-type="float" office:value="72100638">
            <text:p>721006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1]+1" office:value-type="float" office:value="94">
            <text:p>94</text:p>
          </table:table-cell>
          <table:table-cell table:formula="of:=[.D291]+1" office:value-type="float" office:value="291">
            <text:p>291</text:p>
          </table:table-cell>
          <table:table-cell table:formula="of:=[.E291]" office:value-type="float" office:value="334932">
            <text:p>334932</text:p>
          </table:table-cell>
          <table:table-cell table:formula="of:=[.E292]*(2^([.C292]/12))" office:value-type="float" office:value="76387965.3028301">
            <text:p>76387965,3028301</text:p>
          </table:table-cell>
          <table:table-cell table:formula="of:=ROUND([.F292])" office:value-type="float" office:value="76387965">
            <text:p>7638796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2]+1" office:value-type="float" office:value="95">
            <text:p>95</text:p>
          </table:table-cell>
          <table:table-cell table:formula="of:=[.D292]+1" office:value-type="float" office:value="292">
            <text:p>292</text:p>
          </table:table-cell>
          <table:table-cell table:formula="of:=[.E292]" office:value-type="float" office:value="334932">
            <text:p>334932</text:p>
          </table:table-cell>
          <table:table-cell table:formula="of:=[.E293]*(2^([.C293]/12))" office:value-type="float" office:value="80930230.0915469">
            <text:p>80930230,0915469</text:p>
          </table:table-cell>
          <table:table-cell table:formula="of:=ROUND([.F293])" office:value-type="float" office:value="80930230">
            <text:p>809302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3]+1" office:value-type="float" office:value="96">
            <text:p>96</text:p>
          </table:table-cell>
          <table:table-cell table:formula="of:=[.D293]+1" office:value-type="float" office:value="293">
            <text:p>293</text:p>
          </table:table-cell>
          <table:table-cell table:formula="of:=[.E293]" office:value-type="float" office:value="334932">
            <text:p>334932</text:p>
          </table:table-cell>
          <table:table-cell table:formula="of:=[.E294]*(2^([.C294]/12))" office:value-type="float" office:value="85742592">
            <text:p>85742592</text:p>
          </table:table-cell>
          <table:table-cell table:formula="of:=ROUND([.F294])" office:value-type="float" office:value="85742592">
            <text:p>857425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4]+1" office:value-type="float" office:value="97">
            <text:p>97</text:p>
          </table:table-cell>
          <table:table-cell table:formula="of:=[.D294]+1" office:value-type="float" office:value="294">
            <text:p>294</text:p>
          </table:table-cell>
          <table:table-cell table:formula="of:=[.E294]" office:value-type="float" office:value="334932">
            <text:p>334932</text:p>
          </table:table-cell>
          <table:table-cell table:formula="of:=[.E295]*(2^([.C295]/12))" office:value-type="float" office:value="90841111.8387066">
            <text:p>90841111,8387066</text:p>
          </table:table-cell>
          <table:table-cell table:formula="of:=ROUND([.F295])" office:value-type="float" office:value="90841112">
            <text:p>908411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5]+1" office:value-type="float" office:value="98">
            <text:p>98</text:p>
          </table:table-cell>
          <table:table-cell table:formula="of:=[.D295]+1" office:value-type="float" office:value="295">
            <text:p>295</text:p>
          </table:table-cell>
          <table:table-cell table:formula="of:=[.E295]" office:value-type="float" office:value="334932">
            <text:p>334932</text:p>
          </table:table-cell>
          <table:table-cell table:formula="of:=[.E296]*(2^([.C296]/12))" office:value-type="float" office:value="96242805.4436748">
            <text:p>96242805,4436748</text:p>
          </table:table-cell>
          <table:table-cell table:formula="of:=ROUND([.F296])" office:value-type="float" office:value="96242805">
            <text:p>962428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6]+1" office:value-type="float" office:value="99">
            <text:p>99</text:p>
          </table:table-cell>
          <table:table-cell table:formula="of:=[.D296]+1" office:value-type="float" office:value="296">
            <text:p>296</text:p>
          </table:table-cell>
          <table:table-cell table:formula="of:=[.E296]" office:value-type="float" office:value="334932">
            <text:p>334932</text:p>
          </table:table-cell>
          <table:table-cell table:formula="of:=[.E297]*(2^([.C297]/12))" office:value-type="float" office:value="101965700.465175">
            <text:p>101965700,465175</text:p>
          </table:table-cell>
          <table:table-cell table:formula="of:=ROUND([.F297])" office:value-type="float" office:value="101965700">
            <text:p>1019657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7]+1" office:value-type="float" office:value="100">
            <text:p>100</text:p>
          </table:table-cell>
          <table:table-cell table:formula="of:=[.D297]+1" office:value-type="float" office:value="297">
            <text:p>297</text:p>
          </table:table-cell>
          <table:table-cell table:formula="of:=[.E297]" office:value-type="float" office:value="334932">
            <text:p>334932</text:p>
          </table:table-cell>
          <table:table-cell table:formula="of:=[.E298]*(2^([.C298]/12))" office:value-type="float" office:value="108028896.533348">
            <text:p>108028896,533348</text:p>
          </table:table-cell>
          <table:table-cell table:formula="of:=ROUND([.F298])" office:value-type="float" office:value="108028897">
            <text:p>1080288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8]+1" office:value-type="float" office:value="101">
            <text:p>101</text:p>
          </table:table-cell>
          <table:table-cell table:formula="of:=[.D298]+1" office:value-type="float" office:value="298">
            <text:p>298</text:p>
          </table:table-cell>
          <table:table-cell table:formula="of:=[.E298]" office:value-type="float" office:value="334932">
            <text:p>334932</text:p>
          </table:table-cell>
          <table:table-cell table:formula="of:=[.E299]*(2^([.C299]/12))" office:value-type="float" office:value="114452629.001441">
            <text:p>114452629,001441</text:p>
          </table:table-cell>
          <table:table-cell table:formula="of:=ROUND([.F299])" office:value-type="float" office:value="114452629">
            <text:p>1144526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99]+1" office:value-type="float" office:value="102">
            <text:p>102</text:p>
          </table:table-cell>
          <table:table-cell table:formula="of:=[.D299]+1" office:value-type="float" office:value="299">
            <text:p>299</text:p>
          </table:table-cell>
          <table:table-cell table:formula="of:=[.E299]" office:value-type="float" office:value="334932">
            <text:p>334932</text:p>
          </table:table-cell>
          <table:table-cell table:formula="of:=[.E300]*(2^([.C300]/12))" office:value-type="float" office:value="121258336.479423">
            <text:p>121258336,479423</text:p>
          </table:table-cell>
          <table:table-cell table:formula="of:=ROUND([.F300])" office:value-type="float" office:value="121258336">
            <text:p>12125833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0]+1" office:value-type="float" office:value="103">
            <text:p>103</text:p>
          </table:table-cell>
          <table:table-cell table:formula="of:=[.D300]+1" office:value-type="float" office:value="300">
            <text:p>300</text:p>
          </table:table-cell>
          <table:table-cell table:formula="of:=[.E300]" office:value-type="float" office:value="334932">
            <text:p>334932</text:p>
          </table:table-cell>
          <table:table-cell table:formula="of:=[.E301]*(2^([.C301]/12))" office:value-type="float" office:value="128468732.38335">
            <text:p>128468732,38335</text:p>
          </table:table-cell>
          <table:table-cell table:formula="of:=ROUND([.F301])" office:value-type="float" office:value="128468732">
            <text:p>1284687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1]+1" office:value-type="float" office:value="104">
            <text:p>104</text:p>
          </table:table-cell>
          <table:table-cell table:formula="of:=[.D301]+1" office:value-type="float" office:value="301">
            <text:p>301</text:p>
          </table:table-cell>
          <table:table-cell table:formula="of:=[.E301]" office:value-type="float" office:value="334932">
            <text:p>334932</text:p>
          </table:table-cell>
          <table:table-cell table:formula="of:=[.E302]*(2^([.C302]/12))" office:value-type="float" office:value="136107880.73928">
            <text:p>136107880,73928</text:p>
          </table:table-cell>
          <table:table-cell table:formula="of:=ROUND([.F302])" office:value-type="float" office:value="136107881">
            <text:p>13610788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2]+1" office:value-type="float" office:value="105">
            <text:p>105</text:p>
          </table:table-cell>
          <table:table-cell table:formula="of:=[.D302]+1" office:value-type="float" office:value="302">
            <text:p>302</text:p>
          </table:table-cell>
          <table:table-cell table:formula="of:=[.E302]" office:value-type="float" office:value="334932">
            <text:p>334932</text:p>
          </table:table-cell>
          <table:table-cell table:formula="of:=[.E303]*(2^([.C303]/12))" office:value-type="float" office:value="144201276.494724">
            <text:p>144201276,494724</text:p>
          </table:table-cell>
          <table:table-cell table:formula="of:=ROUND([.F303])" office:value-type="float" office:value="144201276">
            <text:p>14420127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3]+1" office:value-type="float" office:value="106">
            <text:p>106</text:p>
          </table:table-cell>
          <table:table-cell table:formula="of:=[.D303]+1" office:value-type="float" office:value="303">
            <text:p>303</text:p>
          </table:table-cell>
          <table:table-cell table:formula="of:=[.E303]" office:value-type="float" office:value="334932">
            <text:p>334932</text:p>
          </table:table-cell>
          <table:table-cell table:formula="of:=[.E304]*(2^([.C304]/12))" office:value-type="float" office:value="152775930.60566">
            <text:p>152775930,60566</text:p>
          </table:table-cell>
          <table:table-cell table:formula="of:=ROUND([.F304])" office:value-type="float" office:value="152775931">
            <text:p>1527759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4]+1" office:value-type="float" office:value="107">
            <text:p>107</text:p>
          </table:table-cell>
          <table:table-cell table:formula="of:=[.D304]+1" office:value-type="float" office:value="304">
            <text:p>304</text:p>
          </table:table-cell>
          <table:table-cell table:formula="of:=[.E304]" office:value-type="float" office:value="334932">
            <text:p>334932</text:p>
          </table:table-cell>
          <table:table-cell table:formula="of:=[.E305]*(2^([.C305]/12))" office:value-type="float" office:value="161860460.183094">
            <text:p>161860460,183094</text:p>
          </table:table-cell>
          <table:table-cell table:formula="of:=ROUND([.F305])" office:value-type="float" office:value="161860460">
            <text:p>16186046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5]+1" office:value-type="float" office:value="108">
            <text:p>108</text:p>
          </table:table-cell>
          <table:table-cell table:formula="of:=[.D305]+1" office:value-type="float" office:value="305">
            <text:p>305</text:p>
          </table:table-cell>
          <table:table-cell table:formula="of:=[.E305]" office:value-type="float" office:value="334932">
            <text:p>334932</text:p>
          </table:table-cell>
          <table:table-cell table:formula="of:=[.E306]*(2^([.C306]/12))" office:value-type="float" office:value="171485184">
            <text:p>171485184</text:p>
          </table:table-cell>
          <table:table-cell table:formula="of:=ROUND([.F306])" office:value-type="float" office:value="171485184">
            <text:p>1714851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6]+1" office:value-type="float" office:value="109">
            <text:p>109</text:p>
          </table:table-cell>
          <table:table-cell table:formula="of:=[.D306]+1" office:value-type="float" office:value="306">
            <text:p>306</text:p>
          </table:table-cell>
          <table:table-cell table:formula="of:=[.E306]" office:value-type="float" office:value="334932">
            <text:p>334932</text:p>
          </table:table-cell>
          <table:table-cell table:formula="of:=[.E307]*(2^([.C307]/12))" office:value-type="float" office:value="181682223.677413">
            <text:p>181682223,677413</text:p>
          </table:table-cell>
          <table:table-cell table:formula="of:=ROUND([.F307])" office:value-type="float" office:value="181682224">
            <text:p>1816822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7]+1" office:value-type="float" office:value="110">
            <text:p>110</text:p>
          </table:table-cell>
          <table:table-cell table:formula="of:=[.D307]+1" office:value-type="float" office:value="307">
            <text:p>307</text:p>
          </table:table-cell>
          <table:table-cell table:formula="of:=[.E307]" office:value-type="float" office:value="334932">
            <text:p>334932</text:p>
          </table:table-cell>
          <table:table-cell table:formula="of:=[.E308]*(2^([.C308]/12))" office:value-type="float" office:value="192485610.88735">
            <text:p>192485610,88735</text:p>
          </table:table-cell>
          <table:table-cell table:formula="of:=ROUND([.F308])" office:value-type="float" office:value="192485611">
            <text:p>1924856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8]+1" office:value-type="float" office:value="111">
            <text:p>111</text:p>
          </table:table-cell>
          <table:table-cell table:formula="of:=[.D308]+1" office:value-type="float" office:value="308">
            <text:p>308</text:p>
          </table:table-cell>
          <table:table-cell table:formula="of:=[.E308]" office:value-type="float" office:value="334932">
            <text:p>334932</text:p>
          </table:table-cell>
          <table:table-cell table:formula="of:=[.E309]*(2^([.C309]/12))" office:value-type="float" office:value="203931400.930351">
            <text:p>203931400,930351</text:p>
          </table:table-cell>
          <table:table-cell table:formula="of:=ROUND([.F309])" office:value-type="float" office:value="203931401">
            <text:p>2039314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09]+1" office:value-type="float" office:value="112">
            <text:p>112</text:p>
          </table:table-cell>
          <table:table-cell table:formula="of:=[.D309]+1" office:value-type="float" office:value="309">
            <text:p>309</text:p>
          </table:table-cell>
          <table:table-cell table:formula="of:=[.E309]" office:value-type="float" office:value="334932">
            <text:p>334932</text:p>
          </table:table-cell>
          <table:table-cell table:formula="of:=[.E310]*(2^([.C310]/12))" office:value-type="float" office:value="216057793.066696">
            <text:p>216057793,066696</text:p>
          </table:table-cell>
          <table:table-cell table:formula="of:=ROUND([.F310])" office:value-type="float" office:value="216057793">
            <text:p>21605779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0]+1" office:value-type="float" office:value="113">
            <text:p>113</text:p>
          </table:table-cell>
          <table:table-cell table:formula="of:=[.D310]+1" office:value-type="float" office:value="310">
            <text:p>310</text:p>
          </table:table-cell>
          <table:table-cell table:formula="of:=[.E310]" office:value-type="float" office:value="334932">
            <text:p>334932</text:p>
          </table:table-cell>
          <table:table-cell table:formula="of:=[.E311]*(2^([.C311]/12))" office:value-type="float" office:value="228905258.002881">
            <text:p>228905258,002881</text:p>
          </table:table-cell>
          <table:table-cell table:formula="of:=ROUND([.F311])" office:value-type="float" office:value="228905258">
            <text:p>2289052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1]+1" office:value-type="float" office:value="114">
            <text:p>114</text:p>
          </table:table-cell>
          <table:table-cell table:formula="of:=[.D311]+1" office:value-type="float" office:value="311">
            <text:p>311</text:p>
          </table:table-cell>
          <table:table-cell table:formula="of:=[.E311]" office:value-type="float" office:value="334932">
            <text:p>334932</text:p>
          </table:table-cell>
          <table:table-cell table:formula="of:=[.E312]*(2^([.C312]/12))" office:value-type="float" office:value="242516672.958846">
            <text:p>242516672,958846</text:p>
          </table:table-cell>
          <table:table-cell table:formula="of:=ROUND([.F312])" office:value-type="float" office:value="242516673">
            <text:p>2425166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2]+1" office:value-type="float" office:value="115">
            <text:p>115</text:p>
          </table:table-cell>
          <table:table-cell table:formula="of:=[.D312]+1" office:value-type="float" office:value="312">
            <text:p>312</text:p>
          </table:table-cell>
          <table:table-cell table:formula="of:=[.E312]" office:value-type="float" office:value="334932">
            <text:p>334932</text:p>
          </table:table-cell>
          <table:table-cell table:formula="of:=[.E313]*(2^([.C313]/12))" office:value-type="float" office:value="256937464.7667">
            <text:p>256937464,7667</text:p>
          </table:table-cell>
          <table:table-cell table:formula="of:=ROUND([.F313])" office:value-type="float" office:value="256937465">
            <text:p>25693746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3]+1" office:value-type="float" office:value="116">
            <text:p>116</text:p>
          </table:table-cell>
          <table:table-cell table:formula="of:=[.D313]+1" office:value-type="float" office:value="313">
            <text:p>313</text:p>
          </table:table-cell>
          <table:table-cell table:formula="of:=[.E313]" office:value-type="float" office:value="334932">
            <text:p>334932</text:p>
          </table:table-cell>
          <table:table-cell table:formula="of:=[.E314]*(2^([.C314]/12))" office:value-type="float" office:value="272215761.47856">
            <text:p>272215761,47856</text:p>
          </table:table-cell>
          <table:table-cell table:formula="of:=ROUND([.F314])" office:value-type="float" office:value="272215761">
            <text:p>2722157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4]+1" office:value-type="float" office:value="117">
            <text:p>117</text:p>
          </table:table-cell>
          <table:table-cell table:formula="of:=[.D314]+1" office:value-type="float" office:value="314">
            <text:p>314</text:p>
          </table:table-cell>
          <table:table-cell table:formula="of:=[.E314]" office:value-type="float" office:value="334932">
            <text:p>334932</text:p>
          </table:table-cell>
          <table:table-cell table:formula="of:=[.E315]*(2^([.C315]/12))" office:value-type="float" office:value="288402552.989447">
            <text:p>288402552,989447</text:p>
          </table:table-cell>
          <table:table-cell table:formula="of:=ROUND([.F315])" office:value-type="float" office:value="288402553">
            <text:p>28840255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5]+1" office:value-type="float" office:value="118">
            <text:p>118</text:p>
          </table:table-cell>
          <table:table-cell table:formula="of:=[.D315]+1" office:value-type="float" office:value="315">
            <text:p>315</text:p>
          </table:table-cell>
          <table:table-cell table:formula="of:=[.E315]" office:value-type="float" office:value="334932">
            <text:p>334932</text:p>
          </table:table-cell>
          <table:table-cell table:formula="of:=[.E316]*(2^([.C316]/12))" office:value-type="float" office:value="305551861.211321">
            <text:p>305551861,211321</text:p>
          </table:table-cell>
          <table:table-cell table:formula="of:=ROUND([.F316])" office:value-type="float" office:value="305551861">
            <text:p>3055518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6]+1" office:value-type="float" office:value="119">
            <text:p>119</text:p>
          </table:table-cell>
          <table:table-cell table:formula="of:=[.D316]+1" office:value-type="float" office:value="316">
            <text:p>316</text:p>
          </table:table-cell>
          <table:table-cell table:formula="of:=[.E316]" office:value-type="float" office:value="334932">
            <text:p>334932</text:p>
          </table:table-cell>
          <table:table-cell table:formula="of:=[.E317]*(2^([.C317]/12))" office:value-type="float" office:value="323720920.366187">
            <text:p>323720920,366187</text:p>
          </table:table-cell>
          <table:table-cell table:formula="of:=ROUND([.F317])" office:value-type="float" office:value="323720920">
            <text:p>3237209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7]+1" office:value-type="float" office:value="120">
            <text:p>120</text:p>
          </table:table-cell>
          <table:table-cell table:formula="of:=[.D317]+1" office:value-type="float" office:value="317">
            <text:p>317</text:p>
          </table:table-cell>
          <table:table-cell table:formula="of:=[.E317]" office:value-type="float" office:value="334932">
            <text:p>334932</text:p>
          </table:table-cell>
          <table:table-cell table:formula="of:=[.E318]*(2^([.C318]/12))" office:value-type="float" office:value="342970368">
            <text:p>342970368</text:p>
          </table:table-cell>
          <table:table-cell table:formula="of:=ROUND([.F318])" office:value-type="float" office:value="342970368">
            <text:p>34297036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8]+1" office:value-type="float" office:value="121">
            <text:p>121</text:p>
          </table:table-cell>
          <table:table-cell table:formula="of:=[.D318]+1" office:value-type="float" office:value="318">
            <text:p>318</text:p>
          </table:table-cell>
          <table:table-cell table:formula="of:=[.E318]" office:value-type="float" office:value="334932">
            <text:p>334932</text:p>
          </table:table-cell>
          <table:table-cell table:formula="of:=[.E319]*(2^([.C319]/12))" office:value-type="float" office:value="363364447.354826">
            <text:p>363364447,354826</text:p>
          </table:table-cell>
          <table:table-cell table:formula="of:=ROUND([.F319])" office:value-type="float" office:value="363364447">
            <text:p>36336444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9]+1" office:value-type="float" office:value="122">
            <text:p>122</text:p>
          </table:table-cell>
          <table:table-cell table:formula="of:=[.D319]+1" office:value-type="float" office:value="319">
            <text:p>319</text:p>
          </table:table-cell>
          <table:table-cell table:formula="of:=[.E319]" office:value-type="float" office:value="334932">
            <text:p>334932</text:p>
          </table:table-cell>
          <table:table-cell table:formula="of:=[.E320]*(2^([.C320]/12))" office:value-type="float" office:value="384971221.774699">
            <text:p>384971221,774699</text:p>
          </table:table-cell>
          <table:table-cell table:formula="of:=ROUND([.F320])" office:value-type="float" office:value="384971222">
            <text:p>3849712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0]+1" office:value-type="float" office:value="123">
            <text:p>123</text:p>
          </table:table-cell>
          <table:table-cell table:formula="of:=[.D320]+1" office:value-type="float" office:value="320">
            <text:p>320</text:p>
          </table:table-cell>
          <table:table-cell table:formula="of:=[.E320]" office:value-type="float" office:value="334932">
            <text:p>334932</text:p>
          </table:table-cell>
          <table:table-cell table:formula="of:=[.E321]*(2^([.C321]/12))" office:value-type="float" office:value="407862801.860702">
            <text:p>407862801,860702</text:p>
          </table:table-cell>
          <table:table-cell table:formula="of:=ROUND([.F321])" office:value-type="float" office:value="407862802">
            <text:p>4078628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1]+1" office:value-type="float" office:value="124">
            <text:p>124</text:p>
          </table:table-cell>
          <table:table-cell table:formula="of:=[.D321]+1" office:value-type="float" office:value="321">
            <text:p>321</text:p>
          </table:table-cell>
          <table:table-cell table:formula="of:=[.E321]" office:value-type="float" office:value="334932">
            <text:p>334932</text:p>
          </table:table-cell>
          <table:table-cell table:formula="of:=[.E322]*(2^([.C322]/12))" office:value-type="float" office:value="432115586.133391">
            <text:p>432115586,133391</text:p>
          </table:table-cell>
          <table:table-cell table:formula="of:=ROUND([.F322])" office:value-type="float" office:value="432115586">
            <text:p>4321155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2]+1" office:value-type="float" office:value="125">
            <text:p>125</text:p>
          </table:table-cell>
          <table:table-cell table:formula="of:=[.D322]+1" office:value-type="float" office:value="322">
            <text:p>322</text:p>
          </table:table-cell>
          <table:table-cell table:formula="of:=[.E322]" office:value-type="float" office:value="334932">
            <text:p>334932</text:p>
          </table:table-cell>
          <table:table-cell table:formula="of:=[.E323]*(2^([.C323]/12))" office:value-type="float" office:value="457810516.005763">
            <text:p>457810516,005763</text:p>
          </table:table-cell>
          <table:table-cell table:formula="of:=ROUND([.F323])" office:value-type="float" office:value="457810516">
            <text:p>4578105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3]+1" office:value-type="float" office:value="126">
            <text:p>126</text:p>
          </table:table-cell>
          <table:table-cell table:formula="of:=[.D323]+1" office:value-type="float" office:value="323">
            <text:p>323</text:p>
          </table:table-cell>
          <table:table-cell table:formula="of:=[.E323]" office:value-type="float" office:value="334932">
            <text:p>334932</text:p>
          </table:table-cell>
          <table:table-cell table:formula="of:=[.E324]*(2^([.C324]/12))" office:value-type="float" office:value="485033345.917691">
            <text:p>485033345,917691</text:p>
          </table:table-cell>
          <table:table-cell table:formula="of:=ROUND([.F324])" office:value-type="float" office:value="485033346">
            <text:p>4850333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4]+1" office:value-type="float" office:value="127">
            <text:p>127</text:p>
          </table:table-cell>
          <table:table-cell table:formula="of:=[.D324]+1" office:value-type="float" office:value="324">
            <text:p>324</text:p>
          </table:table-cell>
          <table:table-cell table:formula="of:=[.E324]" office:value-type="float" office:value="334932">
            <text:p>334932</text:p>
          </table:table-cell>
          <table:table-cell table:formula="of:=[.E325]*(2^([.C325]/12))" office:value-type="float" office:value="513874929.5334">
            <text:p>513874929,5334</text:p>
          </table:table-cell>
          <table:table-cell table:formula="of:=ROUND([.F325])" office:value-type="float" office:value="513874930">
            <text:p>5138749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5]+1" office:value-type="float" office:value="128">
            <text:p>128</text:p>
          </table:table-cell>
          <table:table-cell table:formula="of:=[.D325]+1" office:value-type="float" office:value="325">
            <text:p>325</text:p>
          </table:table-cell>
          <table:table-cell table:formula="of:=[.E325]" office:value-type="float" office:value="334932">
            <text:p>334932</text:p>
          </table:table-cell>
          <table:table-cell table:formula="of:=[.E326]*(2^([.C326]/12))" office:value-type="float" office:value="544431522.95712">
            <text:p>544431522,95712</text:p>
          </table:table-cell>
          <table:table-cell table:formula="of:=ROUND([.F326])" office:value-type="float" office:value="544431523">
            <text:p>5444315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6]+1" office:value-type="float" office:value="129">
            <text:p>129</text:p>
          </table:table-cell>
          <table:table-cell table:formula="of:=[.D326]+1" office:value-type="float" office:value="326">
            <text:p>326</text:p>
          </table:table-cell>
          <table:table-cell table:formula="of:=[.E326]" office:value-type="float" office:value="334932">
            <text:p>334932</text:p>
          </table:table-cell>
          <table:table-cell table:formula="of:=[.E327]*(2^([.C327]/12))" office:value-type="float" office:value="576805105.978895">
            <text:p>576805105,978895</text:p>
          </table:table-cell>
          <table:table-cell table:formula="of:=ROUND([.F327])" office:value-type="float" office:value="576805106">
            <text:p>5768051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7]+1" office:value-type="float" office:value="130">
            <text:p>130</text:p>
          </table:table-cell>
          <table:table-cell table:formula="of:=[.D327]+1" office:value-type="float" office:value="327">
            <text:p>327</text:p>
          </table:table-cell>
          <table:table-cell table:formula="of:=[.E327]" office:value-type="float" office:value="334932">
            <text:p>334932</text:p>
          </table:table-cell>
          <table:table-cell table:formula="of:=[.E328]*(2^([.C328]/12))" office:value-type="float" office:value="611103722.422641">
            <text:p>611103722,422641</text:p>
          </table:table-cell>
          <table:table-cell table:formula="of:=ROUND([.F328])" office:value-type="float" office:value="611103722">
            <text:p>6111037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8]+1" office:value-type="float" office:value="131">
            <text:p>131</text:p>
          </table:table-cell>
          <table:table-cell table:formula="of:=[.D328]+1" office:value-type="float" office:value="328">
            <text:p>328</text:p>
          </table:table-cell>
          <table:table-cell table:formula="of:=[.E328]" office:value-type="float" office:value="334932">
            <text:p>334932</text:p>
          </table:table-cell>
          <table:table-cell table:formula="of:=[.E329]*(2^([.C329]/12))" office:value-type="float" office:value="647441840.732375">
            <text:p>647441840,732375</text:p>
          </table:table-cell>
          <table:table-cell table:formula="of:=ROUND([.F329])" office:value-type="float" office:value="647441841">
            <text:p>6474418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9]+1" office:value-type="float" office:value="132">
            <text:p>132</text:p>
          </table:table-cell>
          <table:table-cell table:formula="of:=[.D329]+1" office:value-type="float" office:value="329">
            <text:p>329</text:p>
          </table:table-cell>
          <table:table-cell table:formula="of:=[.E329]" office:value-type="float" office:value="334932">
            <text:p>334932</text:p>
          </table:table-cell>
          <table:table-cell table:formula="of:=[.E330]*(2^([.C330]/12))" office:value-type="float" office:value="685940736">
            <text:p>685940736</text:p>
          </table:table-cell>
          <table:table-cell table:formula="of:=ROUND([.F330])" office:value-type="float" office:value="685940736">
            <text:p>68594073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0]+1" office:value-type="float" office:value="133">
            <text:p>133</text:p>
          </table:table-cell>
          <table:table-cell table:formula="of:=[.D330]+1" office:value-type="float" office:value="330">
            <text:p>330</text:p>
          </table:table-cell>
          <table:table-cell table:formula="of:=[.E330]" office:value-type="float" office:value="334932">
            <text:p>334932</text:p>
          </table:table-cell>
          <table:table-cell table:formula="of:=[.E331]*(2^([.C331]/12))" office:value-type="float" office:value="726728894.709653">
            <text:p>726728894,709653</text:p>
          </table:table-cell>
          <table:table-cell table:formula="of:=ROUND([.F331])" office:value-type="float" office:value="726728895">
            <text:p>72672889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1]+1" office:value-type="float" office:value="134">
            <text:p>134</text:p>
          </table:table-cell>
          <table:table-cell table:formula="of:=[.D331]+1" office:value-type="float" office:value="331">
            <text:p>331</text:p>
          </table:table-cell>
          <table:table-cell table:formula="of:=[.E331]" office:value-type="float" office:value="334932">
            <text:p>334932</text:p>
          </table:table-cell>
          <table:table-cell table:formula="of:=[.E332]*(2^([.C332]/12))" office:value-type="float" office:value="769942443.549399">
            <text:p>769942443,549399</text:p>
          </table:table-cell>
          <table:table-cell table:formula="of:=ROUND([.F332])" office:value-type="float" office:value="769942444">
            <text:p>76994244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2]+1" office:value-type="float" office:value="135">
            <text:p>135</text:p>
          </table:table-cell>
          <table:table-cell table:formula="of:=[.D332]+1" office:value-type="float" office:value="332">
            <text:p>332</text:p>
          </table:table-cell>
          <table:table-cell table:formula="of:=[.E332]" office:value-type="float" office:value="334932">
            <text:p>334932</text:p>
          </table:table-cell>
          <table:table-cell table:formula="of:=[.E333]*(2^([.C333]/12))" office:value-type="float" office:value="815725603.721403">
            <text:p>815725603,721403</text:p>
          </table:table-cell>
          <table:table-cell table:formula="of:=ROUND([.F333])" office:value-type="float" office:value="815725604">
            <text:p>8157256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3]+1" office:value-type="float" office:value="136">
            <text:p>136</text:p>
          </table:table-cell>
          <table:table-cell table:formula="of:=[.D333]+1" office:value-type="float" office:value="333">
            <text:p>333</text:p>
          </table:table-cell>
          <table:table-cell table:formula="of:=[.E333]" office:value-type="float" office:value="334932">
            <text:p>334932</text:p>
          </table:table-cell>
          <table:table-cell table:formula="of:=[.E334]*(2^([.C334]/12))" office:value-type="float" office:value="864231172.266782">
            <text:p>864231172,266782</text:p>
          </table:table-cell>
          <table:table-cell table:formula="of:=ROUND([.F334])" office:value-type="float" office:value="864231172">
            <text:p>86423117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4]+1" office:value-type="float" office:value="137">
            <text:p>137</text:p>
          </table:table-cell>
          <table:table-cell table:formula="of:=[.D334]+1" office:value-type="float" office:value="334">
            <text:p>334</text:p>
          </table:table-cell>
          <table:table-cell table:formula="of:=[.E334]" office:value-type="float" office:value="334932">
            <text:p>334932</text:p>
          </table:table-cell>
          <table:table-cell table:formula="of:=[.E335]*(2^([.C335]/12))" office:value-type="float" office:value="915621032.011526">
            <text:p>915621032,011526</text:p>
          </table:table-cell>
          <table:table-cell table:formula="of:=ROUND([.F335])" office:value-type="float" office:value="915621032">
            <text:p>9156210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5]+1" office:value-type="float" office:value="138">
            <text:p>138</text:p>
          </table:table-cell>
          <table:table-cell table:formula="of:=[.D335]+1" office:value-type="float" office:value="335">
            <text:p>335</text:p>
          </table:table-cell>
          <table:table-cell table:formula="of:=[.E335]" office:value-type="float" office:value="334932">
            <text:p>334932</text:p>
          </table:table-cell>
          <table:table-cell table:formula="of:=[.E336]*(2^([.C336]/12))" office:value-type="float" office:value="970066691.835383">
            <text:p>970066691,835383</text:p>
          </table:table-cell>
          <table:table-cell table:formula="of:=ROUND([.F336])" office:value-type="float" office:value="970066692">
            <text:p>9700666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6]+1" office:value-type="float" office:value="139">
            <text:p>139</text:p>
          </table:table-cell>
          <table:table-cell table:formula="of:=[.D336]+1" office:value-type="float" office:value="336">
            <text:p>336</text:p>
          </table:table-cell>
          <table:table-cell table:formula="of:=[.E336]" office:value-type="float" office:value="334932">
            <text:p>334932</text:p>
          </table:table-cell>
          <table:table-cell table:formula="of:=[.E337]*(2^([.C337]/12))" office:value-type="float" office:value="1027749859.0668">
            <text:p>1027749859,0668</text:p>
          </table:table-cell>
          <table:table-cell table:formula="of:=ROUND([.F337])" office:value-type="float" office:value="1027749859">
            <text:p>10277498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7]+1" office:value-type="float" office:value="140">
            <text:p>140</text:p>
          </table:table-cell>
          <table:table-cell table:formula="of:=[.D337]+1" office:value-type="float" office:value="337">
            <text:p>337</text:p>
          </table:table-cell>
          <table:table-cell table:formula="of:=[.E337]" office:value-type="float" office:value="334932">
            <text:p>334932</text:p>
          </table:table-cell>
          <table:table-cell table:formula="of:=[.E338]*(2^([.C338]/12))" office:value-type="float" office:value="1088863045.91424">
            <text:p>1088863045,91424</text:p>
          </table:table-cell>
          <table:table-cell table:formula="of:=ROUND([.F338])" office:value-type="float" office:value="1088863046">
            <text:p>10888630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8]+1" office:value-type="float" office:value="141">
            <text:p>141</text:p>
          </table:table-cell>
          <table:table-cell table:formula="of:=[.D338]+1" office:value-type="float" office:value="338">
            <text:p>338</text:p>
          </table:table-cell>
          <table:table-cell table:formula="of:=[.E338]" office:value-type="float" office:value="334932">
            <text:p>334932</text:p>
          </table:table-cell>
          <table:table-cell table:formula="of:=[.E339]*(2^([.C339]/12))" office:value-type="float" office:value="1153610211.95779">
            <text:p>1153610211,95779</text:p>
          </table:table-cell>
          <table:table-cell table:formula="of:=ROUND([.F339])" office:value-type="float" office:value="1153610212">
            <text:p>11536102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9]+1" office:value-type="float" office:value="142">
            <text:p>142</text:p>
          </table:table-cell>
          <table:table-cell table:formula="of:=[.D339]+1" office:value-type="float" office:value="339">
            <text:p>339</text:p>
          </table:table-cell>
          <table:table-cell table:formula="of:=[.E339]" office:value-type="float" office:value="334932">
            <text:p>334932</text:p>
          </table:table-cell>
          <table:table-cell table:formula="of:=[.E340]*(2^([.C340]/12))" office:value-type="float" office:value="1222207444.84528">
            <text:p>1222207444,84528</text:p>
          </table:table-cell>
          <table:table-cell table:formula="of:=ROUND([.F340])" office:value-type="float" office:value="1222207445">
            <text:p>12222074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0]+1" office:value-type="float" office:value="143">
            <text:p>143</text:p>
          </table:table-cell>
          <table:table-cell table:formula="of:=[.D340]+1" office:value-type="float" office:value="340">
            <text:p>340</text:p>
          </table:table-cell>
          <table:table-cell table:formula="of:=[.E340]" office:value-type="float" office:value="334932">
            <text:p>334932</text:p>
          </table:table-cell>
          <table:table-cell table:formula="of:=[.E341]*(2^([.C341]/12))" office:value-type="float" office:value="1294883681.46475">
            <text:p>1294883681,46475</text:p>
          </table:table-cell>
          <table:table-cell table:formula="of:=ROUND([.F341])" office:value-type="float" office:value="1294883681">
            <text:p>129488368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1]+1" office:value-type="float" office:value="144">
            <text:p>144</text:p>
          </table:table-cell>
          <table:table-cell table:formula="of:=[.D341]+1" office:value-type="float" office:value="341">
            <text:p>341</text:p>
          </table:table-cell>
          <table:table-cell table:formula="of:=[.E341]" office:value-type="float" office:value="334932">
            <text:p>334932</text:p>
          </table:table-cell>
          <table:table-cell table:formula="of:=[.E342]*(2^([.C342]/12))" office:value-type="float" office:value="1371881472">
            <text:p>1371881472</text:p>
          </table:table-cell>
          <table:table-cell table:formula="of:=ROUND([.F342])" office:value-type="float" office:value="1371881472">
            <text:p>137188147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2]+1" office:value-type="float" office:value="145">
            <text:p>145</text:p>
          </table:table-cell>
          <table:table-cell table:formula="of:=[.D342]+1" office:value-type="float" office:value="342">
            <text:p>342</text:p>
          </table:table-cell>
          <table:table-cell table:formula="of:=[.E342]" office:value-type="float" office:value="334932">
            <text:p>334932</text:p>
          </table:table-cell>
          <table:table-cell table:formula="of:=[.E343]*(2^([.C343]/12))" office:value-type="float" office:value="1453457789.41931">
            <text:p>1453457789,41931</text:p>
          </table:table-cell>
          <table:table-cell table:formula="of:=ROUND([.F343])" office:value-type="float" office:value="1453457789">
            <text:p>145345778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3]+1" office:value-type="float" office:value="146">
            <text:p>146</text:p>
          </table:table-cell>
          <table:table-cell table:formula="of:=[.D343]+1" office:value-type="float" office:value="343">
            <text:p>343</text:p>
          </table:table-cell>
          <table:table-cell table:formula="of:=[.E343]" office:value-type="float" office:value="334932">
            <text:p>334932</text:p>
          </table:table-cell>
          <table:table-cell table:formula="of:=[.E344]*(2^([.C344]/12))" office:value-type="float" office:value="1539884887.0988">
            <text:p>1539884887,0988</text:p>
          </table:table-cell>
          <table:table-cell table:formula="of:=ROUND([.F344])" office:value-type="float" office:value="1539884887">
            <text:p>15398848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4]+1" office:value-type="float" office:value="147">
            <text:p>147</text:p>
          </table:table-cell>
          <table:table-cell table:formula="of:=[.D344]+1" office:value-type="float" office:value="344">
            <text:p>344</text:p>
          </table:table-cell>
          <table:table-cell table:formula="of:=[.E344]" office:value-type="float" office:value="334932">
            <text:p>334932</text:p>
          </table:table-cell>
          <table:table-cell table:formula="of:=[.E345]*(2^([.C345]/12))" office:value-type="float" office:value="1631451207.44281">
            <text:p>1631451207,44281</text:p>
          </table:table-cell>
          <table:table-cell table:formula="of:=ROUND([.F345])" office:value-type="float" office:value="1631451207">
            <text:p>163145120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5]+1" office:value-type="float" office:value="148">
            <text:p>148</text:p>
          </table:table-cell>
          <table:table-cell table:formula="of:=[.D345]+1" office:value-type="float" office:value="345">
            <text:p>345</text:p>
          </table:table-cell>
          <table:table-cell table:formula="of:=[.E345]" office:value-type="float" office:value="334932">
            <text:p>334932</text:p>
          </table:table-cell>
          <table:table-cell table:formula="of:=[.E346]*(2^([.C346]/12))" office:value-type="float" office:value="1728462344.53356">
            <text:p>1728462344,53356</text:p>
          </table:table-cell>
          <table:table-cell table:formula="of:=ROUND([.F346])" office:value-type="float" office:value="1728462345">
            <text:p>17284623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6]+1" office:value-type="float" office:value="149">
            <text:p>149</text:p>
          </table:table-cell>
          <table:table-cell table:formula="of:=[.D346]+1" office:value-type="float" office:value="346">
            <text:p>346</text:p>
          </table:table-cell>
          <table:table-cell table:formula="of:=[.E346]" office:value-type="float" office:value="334932">
            <text:p>334932</text:p>
          </table:table-cell>
          <table:table-cell table:formula="of:=[.E347]*(2^([.C347]/12))" office:value-type="float" office:value="1831242064.02305">
            <text:p>1831242064,02305</text:p>
          </table:table-cell>
          <table:table-cell table:formula="of:=ROUND([.F347])" office:value-type="float" office:value="1831242064">
            <text:p>183124206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7]+1" office:value-type="float" office:value="150">
            <text:p>150</text:p>
          </table:table-cell>
          <table:table-cell table:formula="of:=[.D347]+1" office:value-type="float" office:value="347">
            <text:p>347</text:p>
          </table:table-cell>
          <table:table-cell table:formula="of:=[.E347]" office:value-type="float" office:value="334932">
            <text:p>334932</text:p>
          </table:table-cell>
          <table:table-cell table:formula="of:=[.E348]*(2^([.C348]/12))" office:value-type="float" office:value="1940133383.67077">
            <text:p>1940133383,67077</text:p>
          </table:table-cell>
          <table:table-cell table:formula="of:=ROUND([.F348])" office:value-type="float" office:value="1940133384">
            <text:p>19401333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8]+1" office:value-type="float" office:value="151">
            <text:p>151</text:p>
          </table:table-cell>
          <table:table-cell table:formula="of:=[.D348]+1" office:value-type="float" office:value="348">
            <text:p>348</text:p>
          </table:table-cell>
          <table:table-cell table:formula="of:=[.E348]" office:value-type="float" office:value="334932">
            <text:p>334932</text:p>
          </table:table-cell>
          <table:table-cell table:formula="of:=[.E349]*(2^([.C349]/12))" office:value-type="float" office:value="2055499718.1336">
            <text:p>2055499718,1336</text:p>
          </table:table-cell>
          <table:table-cell table:formula="of:=ROUND([.F349])" office:value-type="float" office:value="2055499718">
            <text:p>20554997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9]+1" office:value-type="float" office:value="152">
            <text:p>152</text:p>
          </table:table-cell>
          <table:table-cell table:formula="of:=[.D349]+1" office:value-type="float" office:value="349">
            <text:p>349</text:p>
          </table:table-cell>
          <table:table-cell table:formula="of:=[.E349]" office:value-type="float" office:value="334932">
            <text:p>334932</text:p>
          </table:table-cell>
          <table:table-cell table:formula="of:=[.E350]*(2^([.C350]/12))" office:value-type="float" office:value="2177726091.82848">
            <text:p>2177726091,82848</text:p>
          </table:table-cell>
          <table:table-cell table:formula="of:=ROUND([.F350])" office:value-type="float" office:value="2177726092">
            <text:p>21777260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0]+1" office:value-type="float" office:value="153">
            <text:p>153</text:p>
          </table:table-cell>
          <table:table-cell table:formula="of:=[.D350]+1" office:value-type="float" office:value="350">
            <text:p>350</text:p>
          </table:table-cell>
          <table:table-cell table:formula="of:=[.E350]" office:value-type="float" office:value="334932">
            <text:p>334932</text:p>
          </table:table-cell>
          <table:table-cell table:formula="of:=[.E351]*(2^([.C351]/12))" office:value-type="float" office:value="2307220423.91558">
            <text:p>2307220423,91558</text:p>
          </table:table-cell>
          <table:table-cell table:formula="of:=ROUND([.F351])" office:value-type="float" office:value="2307220424">
            <text:p>23072204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1]+1" office:value-type="float" office:value="154">
            <text:p>154</text:p>
          </table:table-cell>
          <table:table-cell table:formula="of:=[.D351]+1" office:value-type="float" office:value="351">
            <text:p>351</text:p>
          </table:table-cell>
          <table:table-cell table:formula="of:=[.E351]" office:value-type="float" office:value="334932">
            <text:p>334932</text:p>
          </table:table-cell>
          <table:table-cell table:formula="of:=[.E352]*(2^([.C352]/12))" office:value-type="float" office:value="2444414889.69056">
            <text:p>2444414889,69056</text:p>
          </table:table-cell>
          <table:table-cell table:formula="of:=ROUND([.F352])" office:value-type="float" office:value="2444414890">
            <text:p>244441489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2]+1" office:value-type="float" office:value="155">
            <text:p>155</text:p>
          </table:table-cell>
          <table:table-cell table:formula="of:=[.D352]+1" office:value-type="float" office:value="352">
            <text:p>352</text:p>
          </table:table-cell>
          <table:table-cell table:formula="of:=[.E352]" office:value-type="float" office:value="334932">
            <text:p>334932</text:p>
          </table:table-cell>
          <table:table-cell table:formula="of:=[.E353]*(2^([.C353]/12))" office:value-type="float" office:value="2589767362.9295">
            <text:p>2589767362,9295</text:p>
          </table:table-cell>
          <table:table-cell table:formula="of:=ROUND([.F353])" office:value-type="float" office:value="2589767363">
            <text:p>258976736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3]+1" office:value-type="float" office:value="156">
            <text:p>156</text:p>
          </table:table-cell>
          <table:table-cell table:formula="of:=[.D353]+1" office:value-type="float" office:value="353">
            <text:p>353</text:p>
          </table:table-cell>
          <table:table-cell table:formula="of:=[.E353]" office:value-type="float" office:value="334932">
            <text:p>334932</text:p>
          </table:table-cell>
          <table:table-cell table:formula="of:=[.E354]*(2^([.C354]/12))" office:value-type="float" office:value="2743762944">
            <text:p>2743762944</text:p>
          </table:table-cell>
          <table:table-cell table:formula="of:=ROUND([.F354])" office:value-type="float" office:value="2743762944">
            <text:p>274376294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4]+1" office:value-type="float" office:value="157">
            <text:p>157</text:p>
          </table:table-cell>
          <table:table-cell table:formula="of:=[.D354]+1" office:value-type="float" office:value="354">
            <text:p>354</text:p>
          </table:table-cell>
          <table:table-cell table:formula="of:=[.E354]" office:value-type="float" office:value="334932">
            <text:p>334932</text:p>
          </table:table-cell>
          <table:table-cell table:formula="of:=[.E355]*(2^([.C355]/12))" office:value-type="float" office:value="2906915578.83861">
            <text:p>2906915578,83861</text:p>
          </table:table-cell>
          <table:table-cell table:formula="of:=ROUND([.F355])" office:value-type="float" office:value="2906915579">
            <text:p>290691557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5]+1" office:value-type="float" office:value="158">
            <text:p>158</text:p>
          </table:table-cell>
          <table:table-cell table:formula="of:=[.D355]+1" office:value-type="float" office:value="355">
            <text:p>355</text:p>
          </table:table-cell>
          <table:table-cell table:formula="of:=[.E355]" office:value-type="float" office:value="334932">
            <text:p>334932</text:p>
          </table:table-cell>
          <table:table-cell table:formula="of:=[.E356]*(2^([.C356]/12))" office:value-type="float" office:value="3079769774.19759">
            <text:p>3079769774,19759</text:p>
          </table:table-cell>
          <table:table-cell table:formula="of:=ROUND([.F356])" office:value-type="float" office:value="3079769774">
            <text:p>307976977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6]+1" office:value-type="float" office:value="159">
            <text:p>159</text:p>
          </table:table-cell>
          <table:table-cell table:formula="of:=[.D356]+1" office:value-type="float" office:value="356">
            <text:p>356</text:p>
          </table:table-cell>
          <table:table-cell table:formula="of:=[.E356]" office:value-type="float" office:value="334932">
            <text:p>334932</text:p>
          </table:table-cell>
          <table:table-cell table:formula="of:=[.E357]*(2^([.C357]/12))" office:value-type="float" office:value="3262902414.88561">
            <text:p>3262902414,88561</text:p>
          </table:table-cell>
          <table:table-cell table:formula="of:=ROUND([.F357])" office:value-type="float" office:value="3262902415">
            <text:p>32629024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7]+1" office:value-type="float" office:value="160">
            <text:p>160</text:p>
          </table:table-cell>
          <table:table-cell table:formula="of:=[.D357]+1" office:value-type="float" office:value="357">
            <text:p>357</text:p>
          </table:table-cell>
          <table:table-cell table:formula="of:=[.E357]" office:value-type="float" office:value="334932">
            <text:p>334932</text:p>
          </table:table-cell>
          <table:table-cell table:formula="of:=[.E358]*(2^([.C358]/12))" office:value-type="float" office:value="3456924689.06713">
            <text:p>3456924689,06713</text:p>
          </table:table-cell>
          <table:table-cell table:formula="of:=ROUND([.F358])" office:value-type="float" office:value="3456924689">
            <text:p>345692468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8]+1" office:value-type="float" office:value="161">
            <text:p>161</text:p>
          </table:table-cell>
          <table:table-cell table:formula="of:=[.D358]+1" office:value-type="float" office:value="358">
            <text:p>358</text:p>
          </table:table-cell>
          <table:table-cell table:formula="of:=[.E358]" office:value-type="float" office:value="334932">
            <text:p>334932</text:p>
          </table:table-cell>
          <table:table-cell table:formula="of:=[.E359]*(2^([.C359]/12))" office:value-type="float" office:value="3662484128.0461">
            <text:p>3662484128,0461</text:p>
          </table:table-cell>
          <table:table-cell table:formula="of:=ROUND([.F359])" office:value-type="float" office:value="3662484128">
            <text:p>36624841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9]+1" office:value-type="float" office:value="162">
            <text:p>162</text:p>
          </table:table-cell>
          <table:table-cell table:formula="of:=[.D359]+1" office:value-type="float" office:value="359">
            <text:p>359</text:p>
          </table:table-cell>
          <table:table-cell table:formula="of:=[.E359]" office:value-type="float" office:value="334932">
            <text:p>334932</text:p>
          </table:table-cell>
          <table:table-cell table:formula="of:=[.E360]*(2^([.C360]/12))" office:value-type="float" office:value="3880266767.34153">
            <text:p>3880266767,34153</text:p>
          </table:table-cell>
          <table:table-cell table:formula="of:=ROUND([.F360])" office:value-type="float" office:value="3880266767">
            <text:p>38802667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0]+1" office:value-type="float" office:value="163">
            <text:p>163</text:p>
          </table:table-cell>
          <table:table-cell table:formula="of:=[.D360]+1" office:value-type="float" office:value="360">
            <text:p>360</text:p>
          </table:table-cell>
          <table:table-cell table:formula="of:=[.E360]" office:value-type="float" office:value="334932">
            <text:p>334932</text:p>
          </table:table-cell>
          <table:table-cell table:formula="of:=[.E361]*(2^([.C361]/12))" office:value-type="float" office:value="4110999436.2672">
            <text:p>4110999436,2672</text:p>
          </table:table-cell>
          <table:table-cell table:formula="of:=ROUND([.F361])" office:value-type="float" office:value="4110999436">
            <text:p>411099943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1]+1" office:value-type="float" office:value="164">
            <text:p>164</text:p>
          </table:table-cell>
          <table:table-cell table:formula="of:=[.D361]+1" office:value-type="float" office:value="361">
            <text:p>361</text:p>
          </table:table-cell>
          <table:table-cell table:formula="of:=[.E361]" office:value-type="float" office:value="334932">
            <text:p>334932</text:p>
          </table:table-cell>
          <table:table-cell table:formula="of:=[.E362]*(2^([.C362]/12))" office:value-type="float" office:value="4355452183.65696">
            <text:p>4355452183,65696</text:p>
          </table:table-cell>
          <table:table-cell table:formula="of:=ROUND([.F362])" office:value-type="float" office:value="4355452184">
            <text:p>43554521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2]+1" office:value-type="float" office:value="165">
            <text:p>165</text:p>
          </table:table-cell>
          <table:table-cell table:formula="of:=[.D362]+1" office:value-type="float" office:value="362">
            <text:p>362</text:p>
          </table:table-cell>
          <table:table-cell table:formula="of:=[.E362]" office:value-type="float" office:value="334932">
            <text:p>334932</text:p>
          </table:table-cell>
          <table:table-cell table:formula="of:=[.E363]*(2^([.C363]/12))" office:value-type="float" office:value="4614440847.83116">
            <text:p>4614440847,83116</text:p>
          </table:table-cell>
          <table:table-cell table:formula="of:=ROUND([.F363])" office:value-type="float" office:value="4614440848">
            <text:p>46144408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3]+1" office:value-type="float" office:value="166">
            <text:p>166</text:p>
          </table:table-cell>
          <table:table-cell table:formula="of:=[.D363]+1" office:value-type="float" office:value="363">
            <text:p>363</text:p>
          </table:table-cell>
          <table:table-cell table:formula="of:=[.E363]" office:value-type="float" office:value="334932">
            <text:p>334932</text:p>
          </table:table-cell>
          <table:table-cell table:formula="of:=[.E364]*(2^([.C364]/12))" office:value-type="float" office:value="4888829779.38113">
            <text:p>4888829779,38113</text:p>
          </table:table-cell>
          <table:table-cell table:formula="of:=ROUND([.F364])" office:value-type="float" office:value="4888829779">
            <text:p>488882977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4]+1" office:value-type="float" office:value="167">
            <text:p>167</text:p>
          </table:table-cell>
          <table:table-cell table:formula="of:=[.D364]+1" office:value-type="float" office:value="364">
            <text:p>364</text:p>
          </table:table-cell>
          <table:table-cell table:formula="of:=[.E364]" office:value-type="float" office:value="334932">
            <text:p>334932</text:p>
          </table:table-cell>
          <table:table-cell table:formula="of:=[.E365]*(2^([.C365]/12))" office:value-type="float" office:value="5179534725.859">
            <text:p>5179534725,859</text:p>
          </table:table-cell>
          <table:table-cell table:formula="of:=ROUND([.F365])" office:value-type="float" office:value="5179534726">
            <text:p>51795347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5]+1" office:value-type="float" office:value="168">
            <text:p>168</text:p>
          </table:table-cell>
          <table:table-cell table:formula="of:=[.D365]+1" office:value-type="float" office:value="365">
            <text:p>365</text:p>
          </table:table-cell>
          <table:table-cell table:formula="of:=[.E365]" office:value-type="float" office:value="334932">
            <text:p>334932</text:p>
          </table:table-cell>
          <table:table-cell table:formula="of:=[.E366]*(2^([.C366]/12))" office:value-type="float" office:value="5487525888">
            <text:p>5487525888</text:p>
          </table:table-cell>
          <table:table-cell table:formula="of:=ROUND([.F366])" office:value-type="float" office:value="5487525888">
            <text:p>54875258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6]+1" office:value-type="float" office:value="169">
            <text:p>169</text:p>
          </table:table-cell>
          <table:table-cell table:formula="of:=[.D366]+1" office:value-type="float" office:value="366">
            <text:p>366</text:p>
          </table:table-cell>
          <table:table-cell table:formula="of:=[.E366]" office:value-type="float" office:value="334932">
            <text:p>334932</text:p>
          </table:table-cell>
          <table:table-cell table:formula="of:=[.E367]*(2^([.C367]/12))" office:value-type="float" office:value="5813831157.67722">
            <text:p>5813831157,67722</text:p>
          </table:table-cell>
          <table:table-cell table:formula="of:=ROUND([.F367])" office:value-type="float" office:value="5813831158">
            <text:p>58138311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7]+1" office:value-type="float" office:value="170">
            <text:p>170</text:p>
          </table:table-cell>
          <table:table-cell table:formula="of:=[.D367]+1" office:value-type="float" office:value="367">
            <text:p>367</text:p>
          </table:table-cell>
          <table:table-cell table:formula="of:=[.E367]" office:value-type="float" office:value="334932">
            <text:p>334932</text:p>
          </table:table-cell>
          <table:table-cell table:formula="of:=[.E368]*(2^([.C368]/12))" office:value-type="float" office:value="6159539548.39519">
            <text:p>6159539548,39519</text:p>
          </table:table-cell>
          <table:table-cell table:formula="of:=ROUND([.F368])" office:value-type="float" office:value="6159539548">
            <text:p>61595395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8]+1" office:value-type="float" office:value="171">
            <text:p>171</text:p>
          </table:table-cell>
          <table:table-cell table:formula="of:=[.D368]+1" office:value-type="float" office:value="368">
            <text:p>368</text:p>
          </table:table-cell>
          <table:table-cell table:formula="of:=[.E368]" office:value-type="float" office:value="334932">
            <text:p>334932</text:p>
          </table:table-cell>
          <table:table-cell table:formula="of:=[.E369]*(2^([.C369]/12))" office:value-type="float" office:value="6525804829.77123">
            <text:p>6525804829,77123</text:p>
          </table:table-cell>
          <table:table-cell table:formula="of:=ROUND([.F369])" office:value-type="float" office:value="6525804830">
            <text:p>65258048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9]+1" office:value-type="float" office:value="172">
            <text:p>172</text:p>
          </table:table-cell>
          <table:table-cell table:formula="of:=[.D369]+1" office:value-type="float" office:value="369">
            <text:p>369</text:p>
          </table:table-cell>
          <table:table-cell table:formula="of:=[.E369]" office:value-type="float" office:value="334932">
            <text:p>334932</text:p>
          </table:table-cell>
          <table:table-cell table:formula="of:=[.E370]*(2^([.C370]/12))" office:value-type="float" office:value="6913849378.13426">
            <text:p>6913849378,13426</text:p>
          </table:table-cell>
          <table:table-cell table:formula="of:=ROUND([.F370])" office:value-type="float" office:value="6913849378">
            <text:p>691384937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0]+1" office:value-type="float" office:value="173">
            <text:p>173</text:p>
          </table:table-cell>
          <table:table-cell table:formula="of:=[.D370]+1" office:value-type="float" office:value="370">
            <text:p>370</text:p>
          </table:table-cell>
          <table:table-cell table:formula="of:=[.E370]" office:value-type="float" office:value="334932">
            <text:p>334932</text:p>
          </table:table-cell>
          <table:table-cell table:formula="of:=[.E371]*(2^([.C371]/12))" office:value-type="float" office:value="7324968256.09221">
            <text:p>7324968256,09221</text:p>
          </table:table-cell>
          <table:table-cell table:formula="of:=ROUND([.F371])" office:value-type="float" office:value="7324968256">
            <text:p>73249682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1]+1" office:value-type="float" office:value="174">
            <text:p>174</text:p>
          </table:table-cell>
          <table:table-cell table:formula="of:=[.D371]+1" office:value-type="float" office:value="371">
            <text:p>371</text:p>
          </table:table-cell>
          <table:table-cell table:formula="of:=[.E371]" office:value-type="float" office:value="334932">
            <text:p>334932</text:p>
          </table:table-cell>
          <table:table-cell table:formula="of:=[.E372]*(2^([.C372]/12))" office:value-type="float" office:value="7760533534.68306">
            <text:p>7760533534,68306</text:p>
          </table:table-cell>
          <table:table-cell table:formula="of:=ROUND([.F372])" office:value-type="float" office:value="7760533535">
            <text:p>77605335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2]+1" office:value-type="float" office:value="175">
            <text:p>175</text:p>
          </table:table-cell>
          <table:table-cell table:formula="of:=[.D372]+1" office:value-type="float" office:value="372">
            <text:p>372</text:p>
          </table:table-cell>
          <table:table-cell table:formula="of:=[.E372]" office:value-type="float" office:value="334932">
            <text:p>334932</text:p>
          </table:table-cell>
          <table:table-cell table:formula="of:=[.E373]*(2^([.C373]/12))" office:value-type="float" office:value="8221998872.5344">
            <text:p>8221998872,5344</text:p>
          </table:table-cell>
          <table:table-cell table:formula="of:=ROUND([.F373])" office:value-type="float" office:value="8221998873">
            <text:p>82219988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3]+1" office:value-type="float" office:value="176">
            <text:p>176</text:p>
          </table:table-cell>
          <table:table-cell table:formula="of:=[.D373]+1" office:value-type="float" office:value="373">
            <text:p>373</text:p>
          </table:table-cell>
          <table:table-cell table:formula="of:=[.E373]" office:value-type="float" office:value="334932">
            <text:p>334932</text:p>
          </table:table-cell>
          <table:table-cell table:formula="of:=[.E374]*(2^([.C374]/12))" office:value-type="float" office:value="8710904367.31392">
            <text:p>8710904367,31392</text:p>
          </table:table-cell>
          <table:table-cell table:formula="of:=ROUND([.F374])" office:value-type="float" office:value="8710904367">
            <text:p>87109043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4]+1" office:value-type="float" office:value="177">
            <text:p>177</text:p>
          </table:table-cell>
          <table:table-cell table:formula="of:=[.D374]+1" office:value-type="float" office:value="374">
            <text:p>374</text:p>
          </table:table-cell>
          <table:table-cell table:formula="of:=[.E374]" office:value-type="float" office:value="334932">
            <text:p>334932</text:p>
          </table:table-cell>
          <table:table-cell table:formula="of:=[.E375]*(2^([.C375]/12))" office:value-type="float" office:value="9228881695.66231">
            <text:p>9228881695,66231</text:p>
          </table:table-cell>
          <table:table-cell table:formula="of:=ROUND([.F375])" office:value-type="float" office:value="9228881696">
            <text:p>922888169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5]+1" office:value-type="float" office:value="178">
            <text:p>178</text:p>
          </table:table-cell>
          <table:table-cell table:formula="of:=[.D375]+1" office:value-type="float" office:value="375">
            <text:p>375</text:p>
          </table:table-cell>
          <table:table-cell table:formula="of:=[.E375]" office:value-type="float" office:value="334932">
            <text:p>334932</text:p>
          </table:table-cell>
          <table:table-cell table:formula="of:=[.E376]*(2^([.C376]/12))" office:value-type="float" office:value="9777659558.76226">
            <text:p>9777659558,76226</text:p>
          </table:table-cell>
          <table:table-cell table:formula="of:=ROUND([.F376])" office:value-type="float" office:value="9777659559">
            <text:p>97776595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6]+1" office:value-type="float" office:value="179">
            <text:p>179</text:p>
          </table:table-cell>
          <table:table-cell table:formula="of:=[.D376]+1" office:value-type="float" office:value="376">
            <text:p>376</text:p>
          </table:table-cell>
          <table:table-cell table:formula="of:=[.E376]" office:value-type="float" office:value="334932">
            <text:p>334932</text:p>
          </table:table-cell>
          <table:table-cell table:formula="of:=[.E377]*(2^([.C377]/12))" office:value-type="float" office:value="10359069451.718">
            <text:p>10359069451,718</text:p>
          </table:table-cell>
          <table:table-cell table:formula="of:=ROUND([.F377])" office:value-type="float" office:value="10359069452">
            <text:p>103590694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7]+1" office:value-type="float" office:value="180">
            <text:p>180</text:p>
          </table:table-cell>
          <table:table-cell table:formula="of:=[.D377]+1" office:value-type="float" office:value="377">
            <text:p>377</text:p>
          </table:table-cell>
          <table:table-cell table:formula="of:=[.E377]" office:value-type="float" office:value="334932">
            <text:p>334932</text:p>
          </table:table-cell>
          <table:table-cell table:formula="of:=[.E378]*(2^([.C378]/12))" office:value-type="float" office:value="10975051776">
            <text:p>10975051776</text:p>
          </table:table-cell>
          <table:table-cell table:formula="of:=ROUND([.F378])" office:value-type="float" office:value="10975051776">
            <text:p>1097505177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8]+1" office:value-type="float" office:value="181">
            <text:p>181</text:p>
          </table:table-cell>
          <table:table-cell table:formula="of:=[.D378]+1" office:value-type="float" office:value="378">
            <text:p>378</text:p>
          </table:table-cell>
          <table:table-cell table:formula="of:=[.E378]" office:value-type="float" office:value="334932">
            <text:p>334932</text:p>
          </table:table-cell>
          <table:table-cell table:formula="of:=[.E379]*(2^([.C379]/12))" office:value-type="float" office:value="11627662315.3544">
            <text:p>11627662315,3544</text:p>
          </table:table-cell>
          <table:table-cell table:formula="of:=ROUND([.F379])" office:value-type="float" office:value="11627662315">
            <text:p>116276623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9]+1" office:value-type="float" office:value="182">
            <text:p>182</text:p>
          </table:table-cell>
          <table:table-cell table:formula="of:=[.D379]+1" office:value-type="float" office:value="379">
            <text:p>379</text:p>
          </table:table-cell>
          <table:table-cell table:formula="of:=[.E379]" office:value-type="float" office:value="334932">
            <text:p>334932</text:p>
          </table:table-cell>
          <table:table-cell table:formula="of:=[.E380]*(2^([.C380]/12))" office:value-type="float" office:value="12319079096.7904">
            <text:p>12319079096,7904</text:p>
          </table:table-cell>
          <table:table-cell table:formula="of:=ROUND([.F380])" office:value-type="float" office:value="12319079097">
            <text:p>123190790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0]+1" office:value-type="float" office:value="183">
            <text:p>183</text:p>
          </table:table-cell>
          <table:table-cell table:formula="of:=[.D380]+1" office:value-type="float" office:value="380">
            <text:p>380</text:p>
          </table:table-cell>
          <table:table-cell table:formula="of:=[.E380]" office:value-type="float" office:value="334932">
            <text:p>334932</text:p>
          </table:table-cell>
          <table:table-cell table:formula="of:=[.E381]*(2^([.C381]/12))" office:value-type="float" office:value="13051609659.5425">
            <text:p>13051609659,5425</text:p>
          </table:table-cell>
          <table:table-cell table:formula="of:=ROUND([.F381])" office:value-type="float" office:value="13051609660">
            <text:p>1305160966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1]+1" office:value-type="float" office:value="184">
            <text:p>184</text:p>
          </table:table-cell>
          <table:table-cell table:formula="of:=[.D381]+1" office:value-type="float" office:value="381">
            <text:p>381</text:p>
          </table:table-cell>
          <table:table-cell table:formula="of:=[.E381]" office:value-type="float" office:value="334932">
            <text:p>334932</text:p>
          </table:table-cell>
          <table:table-cell table:formula="of:=[.E382]*(2^([.C382]/12))" office:value-type="float" office:value="13827698756.2685">
            <text:p>13827698756,2685</text:p>
          </table:table-cell>
          <table:table-cell table:formula="of:=ROUND([.F382])" office:value-type="float" office:value="13827698756">
            <text:p>138276987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2]+1" office:value-type="float" office:value="185">
            <text:p>185</text:p>
          </table:table-cell>
          <table:table-cell table:formula="of:=[.D382]+1" office:value-type="float" office:value="382">
            <text:p>382</text:p>
          </table:table-cell>
          <table:table-cell table:formula="of:=[.E382]" office:value-type="float" office:value="334932">
            <text:p>334932</text:p>
          </table:table-cell>
          <table:table-cell table:formula="of:=[.E383]*(2^([.C383]/12))" office:value-type="float" office:value="14649936512.1844">
            <text:p>14649936512,1844</text:p>
          </table:table-cell>
          <table:table-cell table:formula="of:=ROUND([.F383])" office:value-type="float" office:value="14649936512">
            <text:p>146499365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3]+1" office:value-type="float" office:value="186">
            <text:p>186</text:p>
          </table:table-cell>
          <table:table-cell table:formula="of:=[.D383]+1" office:value-type="float" office:value="383">
            <text:p>383</text:p>
          </table:table-cell>
          <table:table-cell table:formula="of:=[.E383]" office:value-type="float" office:value="334932">
            <text:p>334932</text:p>
          </table:table-cell>
          <table:table-cell table:formula="of:=[.E384]*(2^([.C384]/12))" office:value-type="float" office:value="15521067069.3661">
            <text:p>15521067069,3661</text:p>
          </table:table-cell>
          <table:table-cell table:formula="of:=ROUND([.F384])" office:value-type="float" office:value="15521067069">
            <text:p>155210670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4]+1" office:value-type="float" office:value="187">
            <text:p>187</text:p>
          </table:table-cell>
          <table:table-cell table:formula="of:=[.D384]+1" office:value-type="float" office:value="384">
            <text:p>384</text:p>
          </table:table-cell>
          <table:table-cell table:formula="of:=[.E384]" office:value-type="float" office:value="334932">
            <text:p>334932</text:p>
          </table:table-cell>
          <table:table-cell table:formula="of:=[.E385]*(2^([.C385]/12))" office:value-type="float" office:value="16443997745.0688">
            <text:p>16443997745,0688</text:p>
          </table:table-cell>
          <table:table-cell table:formula="of:=ROUND([.F385])" office:value-type="float" office:value="16443997745">
            <text:p>164439977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5]+1" office:value-type="float" office:value="188">
            <text:p>188</text:p>
          </table:table-cell>
          <table:table-cell table:formula="of:=[.D385]+1" office:value-type="float" office:value="385">
            <text:p>385</text:p>
          </table:table-cell>
          <table:table-cell table:formula="of:=[.E385]" office:value-type="float" office:value="334932">
            <text:p>334932</text:p>
          </table:table-cell>
          <table:table-cell table:formula="of:=[.E386]*(2^([.C386]/12))" office:value-type="float" office:value="17421808734.6279">
            <text:p>17421808734,6279</text:p>
          </table:table-cell>
          <table:table-cell table:formula="of:=ROUND([.F386])" office:value-type="float" office:value="17421808735">
            <text:p>174218087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6]+1" office:value-type="float" office:value="189">
            <text:p>189</text:p>
          </table:table-cell>
          <table:table-cell table:formula="of:=[.D386]+1" office:value-type="float" office:value="386">
            <text:p>386</text:p>
          </table:table-cell>
          <table:table-cell table:formula="of:=[.E386]" office:value-type="float" office:value="334932">
            <text:p>334932</text:p>
          </table:table-cell>
          <table:table-cell table:formula="of:=[.E387]*(2^([.C387]/12))" office:value-type="float" office:value="18457763391.3246">
            <text:p>18457763391,3246</text:p>
          </table:table-cell>
          <table:table-cell table:formula="of:=ROUND([.F387])" office:value-type="float" office:value="18457763391">
            <text:p>1845776339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7]+1" office:value-type="float" office:value="190">
            <text:p>190</text:p>
          </table:table-cell>
          <table:table-cell table:formula="of:=[.D387]+1" office:value-type="float" office:value="387">
            <text:p>387</text:p>
          </table:table-cell>
          <table:table-cell table:formula="of:=[.E387]" office:value-type="float" office:value="334932">
            <text:p>334932</text:p>
          </table:table-cell>
          <table:table-cell table:formula="of:=[.E388]*(2^([.C388]/12))" office:value-type="float" office:value="19555319117.5245">
            <text:p>19555319117,5245</text:p>
          </table:table-cell>
          <table:table-cell table:formula="of:=ROUND([.F388])" office:value-type="float" office:value="19555319118">
            <text:p>195553191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8]+1" office:value-type="float" office:value="191">
            <text:p>191</text:p>
          </table:table-cell>
          <table:table-cell table:formula="of:=[.D388]+1" office:value-type="float" office:value="388">
            <text:p>388</text:p>
          </table:table-cell>
          <table:table-cell table:formula="of:=[.E388]" office:value-type="float" office:value="334932">
            <text:p>334932</text:p>
          </table:table-cell>
          <table:table-cell table:formula="of:=[.E389]*(2^([.C389]/12))" office:value-type="float" office:value="20718138903.436">
            <text:p>20718138903,436</text:p>
          </table:table-cell>
          <table:table-cell table:formula="of:=ROUND([.F389])" office:value-type="float" office:value="20718138903">
            <text:p>207181389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9]+1" office:value-type="float" office:value="192">
            <text:p>192</text:p>
          </table:table-cell>
          <table:table-cell table:formula="of:=[.D389]+1" office:value-type="float" office:value="389">
            <text:p>389</text:p>
          </table:table-cell>
          <table:table-cell table:formula="of:=[.E389]" office:value-type="float" office:value="334932">
            <text:p>334932</text:p>
          </table:table-cell>
          <table:table-cell table:formula="of:=[.E390]*(2^([.C390]/12))" office:value-type="float" office:value="21950103552">
            <text:p>21950103552</text:p>
          </table:table-cell>
          <table:table-cell table:formula="of:=ROUND([.F390])" office:value-type="float" office:value="21950103552">
            <text:p>219501035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0]+1" office:value-type="float" office:value="193">
            <text:p>193</text:p>
          </table:table-cell>
          <table:table-cell table:formula="of:=[.D390]+1" office:value-type="float" office:value="390">
            <text:p>390</text:p>
          </table:table-cell>
          <table:table-cell table:formula="of:=[.E390]" office:value-type="float" office:value="334932">
            <text:p>334932</text:p>
          </table:table-cell>
          <table:table-cell table:formula="of:=[.E391]*(2^([.C391]/12))" office:value-type="float" office:value="23255324630.7089">
            <text:p>23255324630,7089</text:p>
          </table:table-cell>
          <table:table-cell table:formula="of:=ROUND([.F391])" office:value-type="float" office:value="23255324631">
            <text:p>232553246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1]+1" office:value-type="float" office:value="194">
            <text:p>194</text:p>
          </table:table-cell>
          <table:table-cell table:formula="of:=[.D391]+1" office:value-type="float" office:value="391">
            <text:p>391</text:p>
          </table:table-cell>
          <table:table-cell table:formula="of:=[.E391]" office:value-type="float" office:value="334932">
            <text:p>334932</text:p>
          </table:table-cell>
          <table:table-cell table:formula="of:=[.E392]*(2^([.C392]/12))" office:value-type="float" office:value="24638158193.5808">
            <text:p>24638158193,5808</text:p>
          </table:table-cell>
          <table:table-cell table:formula="of:=ROUND([.F392])" office:value-type="float" office:value="24638158194">
            <text:p>246381581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2]+1" office:value-type="float" office:value="195">
            <text:p>195</text:p>
          </table:table-cell>
          <table:table-cell table:formula="of:=[.D392]+1" office:value-type="float" office:value="392">
            <text:p>392</text:p>
          </table:table-cell>
          <table:table-cell table:formula="of:=[.E392]" office:value-type="float" office:value="334932">
            <text:p>334932</text:p>
          </table:table-cell>
          <table:table-cell table:formula="of:=[.E393]*(2^([.C393]/12))" office:value-type="float" office:value="26103219319.0849">
            <text:p>26103219319,0849</text:p>
          </table:table-cell>
          <table:table-cell table:formula="of:=ROUND([.F393])" office:value-type="float" office:value="26103219319">
            <text:p>261032193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3]+1" office:value-type="float" office:value="196">
            <text:p>196</text:p>
          </table:table-cell>
          <table:table-cell table:formula="of:=[.D393]+1" office:value-type="float" office:value="393">
            <text:p>393</text:p>
          </table:table-cell>
          <table:table-cell table:formula="of:=[.E393]" office:value-type="float" office:value="334932">
            <text:p>334932</text:p>
          </table:table-cell>
          <table:table-cell table:formula="of:=[.E394]*(2^([.C394]/12))" office:value-type="float" office:value="27655397512.537">
            <text:p>27655397512,537</text:p>
          </table:table-cell>
          <table:table-cell table:formula="of:=ROUND([.F394])" office:value-type="float" office:value="27655397513">
            <text:p>276553975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4]+1" office:value-type="float" office:value="197">
            <text:p>197</text:p>
          </table:table-cell>
          <table:table-cell table:formula="of:=[.D394]+1" office:value-type="float" office:value="394">
            <text:p>394</text:p>
          </table:table-cell>
          <table:table-cell table:formula="of:=[.E394]" office:value-type="float" office:value="334932">
            <text:p>334932</text:p>
          </table:table-cell>
          <table:table-cell table:formula="of:=[.E395]*(2^([.C395]/12))" office:value-type="float" office:value="29299873024.3689">
            <text:p>29299873024,3689</text:p>
          </table:table-cell>
          <table:table-cell table:formula="of:=ROUND([.F395])" office:value-type="float" office:value="29299873024">
            <text:p>292998730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5]+1" office:value-type="float" office:value="198">
            <text:p>198</text:p>
          </table:table-cell>
          <table:table-cell table:formula="of:=[.D395]+1" office:value-type="float" office:value="395">
            <text:p>395</text:p>
          </table:table-cell>
          <table:table-cell table:formula="of:=[.E395]" office:value-type="float" office:value="334932">
            <text:p>334932</text:p>
          </table:table-cell>
          <table:table-cell table:formula="of:=[.E396]*(2^([.C396]/12))" office:value-type="float" office:value="31042134138.7323">
            <text:p>31042134138,7323</text:p>
          </table:table-cell>
          <table:table-cell table:formula="of:=ROUND([.F396])" office:value-type="float" office:value="31042134139">
            <text:p>310421341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6]+1" office:value-type="float" office:value="199">
            <text:p>199</text:p>
          </table:table-cell>
          <table:table-cell table:formula="of:=[.D396]+1" office:value-type="float" office:value="396">
            <text:p>396</text:p>
          </table:table-cell>
          <table:table-cell table:formula="of:=[.E396]" office:value-type="float" office:value="334932">
            <text:p>334932</text:p>
          </table:table-cell>
          <table:table-cell table:formula="of:=[.E397]*(2^([.C397]/12))" office:value-type="float" office:value="32887995490.1376">
            <text:p>32887995490,1376</text:p>
          </table:table-cell>
          <table:table-cell table:formula="of:=ROUND([.F397])" office:value-type="float" office:value="32887995490">
            <text:p>3288799549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7]+1" office:value-type="float" office:value="200">
            <text:p>200</text:p>
          </table:table-cell>
          <table:table-cell table:formula="of:=[.D397]+1" office:value-type="float" office:value="397">
            <text:p>397</text:p>
          </table:table-cell>
          <table:table-cell table:formula="of:=[.E397]" office:value-type="float" office:value="334932">
            <text:p>334932</text:p>
          </table:table-cell>
          <table:table-cell table:formula="of:=[.E398]*(2^([.C398]/12))" office:value-type="float" office:value="34843617469.2557">
            <text:p>34843617469,2557</text:p>
          </table:table-cell>
          <table:table-cell table:formula="of:=ROUND([.F398])" office:value-type="float" office:value="34843617469">
            <text:p>348436174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8]+1" office:value-type="float" office:value="201">
            <text:p>201</text:p>
          </table:table-cell>
          <table:table-cell table:formula="of:=[.D398]+1" office:value-type="float" office:value="398">
            <text:p>398</text:p>
          </table:table-cell>
          <table:table-cell table:formula="of:=[.E398]" office:value-type="float" office:value="334932">
            <text:p>334932</text:p>
          </table:table-cell>
          <table:table-cell table:formula="of:=[.E399]*(2^([.C399]/12))" office:value-type="float" office:value="36915526782.6493">
            <text:p>36915526782,6493</text:p>
          </table:table-cell>
          <table:table-cell table:formula="of:=ROUND([.F399])" office:value-type="float" office:value="36915526783">
            <text:p>3691552678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9]+1" office:value-type="float" office:value="202">
            <text:p>202</text:p>
          </table:table-cell>
          <table:table-cell table:formula="of:=[.D399]+1" office:value-type="float" office:value="399">
            <text:p>399</text:p>
          </table:table-cell>
          <table:table-cell table:formula="of:=[.E399]" office:value-type="float" office:value="334932">
            <text:p>334932</text:p>
          </table:table-cell>
          <table:table-cell table:formula="of:=[.E400]*(2^([.C400]/12))" office:value-type="float" office:value="39110638235.049">
            <text:p>39110638235,049</text:p>
          </table:table-cell>
          <table:table-cell table:formula="of:=ROUND([.F400])" office:value-type="float" office:value="39110638235">
            <text:p>391106382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0]+1" office:value-type="float" office:value="203">
            <text:p>203</text:p>
          </table:table-cell>
          <table:table-cell table:formula="of:=[.D400]+1" office:value-type="float" office:value="400">
            <text:p>400</text:p>
          </table:table-cell>
          <table:table-cell table:formula="of:=[.E400]" office:value-type="float" office:value="334932">
            <text:p>334932</text:p>
          </table:table-cell>
          <table:table-cell table:formula="of:=[.E401]*(2^([.C401]/12))" office:value-type="float" office:value="41436277806.872">
            <text:p>41436277806,872</text:p>
          </table:table-cell>
          <table:table-cell table:formula="of:=ROUND([.F401])" office:value-type="float" office:value="41436277807">
            <text:p>4143627780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1]+1" office:value-type="float" office:value="204">
            <text:p>204</text:p>
          </table:table-cell>
          <table:table-cell table:formula="of:=[.D401]+1" office:value-type="float" office:value="401">
            <text:p>401</text:p>
          </table:table-cell>
          <table:table-cell table:formula="of:=[.E401]" office:value-type="float" office:value="334932">
            <text:p>334932</text:p>
          </table:table-cell>
          <table:table-cell table:formula="of:=[.E402]*(2^([.C402]/12))" office:value-type="float" office:value="43900207104">
            <text:p>43900207104</text:p>
          </table:table-cell>
          <table:table-cell table:formula="of:=ROUND([.F402])" office:value-type="float" office:value="43900207104">
            <text:p>439002071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2]+1" office:value-type="float" office:value="205">
            <text:p>205</text:p>
          </table:table-cell>
          <table:table-cell table:formula="of:=[.D402]+1" office:value-type="float" office:value="402">
            <text:p>402</text:p>
          </table:table-cell>
          <table:table-cell table:formula="of:=[.E402]" office:value-type="float" office:value="334932">
            <text:p>334932</text:p>
          </table:table-cell>
          <table:table-cell table:formula="of:=[.E403]*(2^([.C403]/12))" office:value-type="float" office:value="46510649261.4177">
            <text:p>46510649261,4177</text:p>
          </table:table-cell>
          <table:table-cell table:formula="of:=ROUND([.F403])" office:value-type="float" office:value="46510649261">
            <text:p>465106492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3]+1" office:value-type="float" office:value="206">
            <text:p>206</text:p>
          </table:table-cell>
          <table:table-cell table:formula="of:=[.D403]+1" office:value-type="float" office:value="403">
            <text:p>403</text:p>
          </table:table-cell>
          <table:table-cell table:formula="of:=[.E403]" office:value-type="float" office:value="334932">
            <text:p>334932</text:p>
          </table:table-cell>
          <table:table-cell table:formula="of:=[.E404]*(2^([.C404]/12))" office:value-type="float" office:value="49276316387.1616">
            <text:p>49276316387,1616</text:p>
          </table:table-cell>
          <table:table-cell table:formula="of:=ROUND([.F404])" office:value-type="float" office:value="49276316387">
            <text:p>492763163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4]+1" office:value-type="float" office:value="207">
            <text:p>207</text:p>
          </table:table-cell>
          <table:table-cell table:formula="of:=[.D404]+1" office:value-type="float" office:value="404">
            <text:p>404</text:p>
          </table:table-cell>
          <table:table-cell table:formula="of:=[.E404]" office:value-type="float" office:value="334932">
            <text:p>334932</text:p>
          </table:table-cell>
          <table:table-cell table:formula="of:=[.E405]*(2^([.C405]/12))" office:value-type="float" office:value="52206438638.1698">
            <text:p>52206438638,1698</text:p>
          </table:table-cell>
          <table:table-cell table:formula="of:=ROUND([.F405])" office:value-type="float" office:value="52206438638">
            <text:p>522064386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5]+1" office:value-type="float" office:value="208">
            <text:p>208</text:p>
          </table:table-cell>
          <table:table-cell table:formula="of:=[.D405]+1" office:value-type="float" office:value="405">
            <text:p>405</text:p>
          </table:table-cell>
          <table:table-cell table:formula="of:=[.E405]" office:value-type="float" office:value="334932">
            <text:p>334932</text:p>
          </table:table-cell>
          <table:table-cell table:formula="of:=[.E406]*(2^([.C406]/12))" office:value-type="float" office:value="55310795025.074">
            <text:p>55310795025,074</text:p>
          </table:table-cell>
          <table:table-cell table:formula="of:=ROUND([.F406])" office:value-type="float" office:value="55310795025">
            <text:p>553107950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6]+1" office:value-type="float" office:value="209">
            <text:p>209</text:p>
          </table:table-cell>
          <table:table-cell table:formula="of:=[.D406]+1" office:value-type="float" office:value="406">
            <text:p>406</text:p>
          </table:table-cell>
          <table:table-cell table:formula="of:=[.E406]" office:value-type="float" office:value="334932">
            <text:p>334932</text:p>
          </table:table-cell>
          <table:table-cell table:formula="of:=[.E407]*(2^([.C407]/12))" office:value-type="float" office:value="58599746048.7377">
            <text:p>58599746048,7377</text:p>
          </table:table-cell>
          <table:table-cell table:formula="of:=ROUND([.F407])" office:value-type="float" office:value="58599746049">
            <text:p>585997460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7]+1" office:value-type="float" office:value="210">
            <text:p>210</text:p>
          </table:table-cell>
          <table:table-cell table:formula="of:=[.D407]+1" office:value-type="float" office:value="407">
            <text:p>407</text:p>
          </table:table-cell>
          <table:table-cell table:formula="of:=[.E407]" office:value-type="float" office:value="334932">
            <text:p>334932</text:p>
          </table:table-cell>
          <table:table-cell table:formula="of:=[.E408]*(2^([.C408]/12))" office:value-type="float" office:value="62084268277.4645">
            <text:p>62084268277,4645</text:p>
          </table:table-cell>
          <table:table-cell table:formula="of:=ROUND([.F408])" office:value-type="float" office:value="62084268277">
            <text:p>6208426827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8]+1" office:value-type="float" office:value="211">
            <text:p>211</text:p>
          </table:table-cell>
          <table:table-cell table:formula="of:=[.D408]+1" office:value-type="float" office:value="408">
            <text:p>408</text:p>
          </table:table-cell>
          <table:table-cell table:formula="of:=[.E408]" office:value-type="float" office:value="334932">
            <text:p>334932</text:p>
          </table:table-cell>
          <table:table-cell table:formula="of:=[.E409]*(2^([.C409]/12))" office:value-type="float" office:value="65775990980.2751">
            <text:p>65775990980,2751</text:p>
          </table:table-cell>
          <table:table-cell table:formula="of:=ROUND([.F409])" office:value-type="float" office:value="65775990980">
            <text:p>657759909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9]+1" office:value-type="float" office:value="212">
            <text:p>212</text:p>
          </table:table-cell>
          <table:table-cell table:formula="of:=[.D409]+1" office:value-type="float" office:value="409">
            <text:p>409</text:p>
          </table:table-cell>
          <table:table-cell table:formula="of:=[.E409]" office:value-type="float" office:value="334932">
            <text:p>334932</text:p>
          </table:table-cell>
          <table:table-cell table:formula="of:=[.E410]*(2^([.C410]/12))" office:value-type="float" office:value="69687234938.5115">
            <text:p>69687234938,5115</text:p>
          </table:table-cell>
          <table:table-cell table:formula="of:=ROUND([.F410])" office:value-type="float" office:value="69687234939">
            <text:p>696872349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0]+1" office:value-type="float" office:value="213">
            <text:p>213</text:p>
          </table:table-cell>
          <table:table-cell table:formula="of:=[.D410]+1" office:value-type="float" office:value="410">
            <text:p>410</text:p>
          </table:table-cell>
          <table:table-cell table:formula="of:=[.E410]" office:value-type="float" office:value="334932">
            <text:p>334932</text:p>
          </table:table-cell>
          <table:table-cell table:formula="of:=[.E411]*(2^([.C411]/12))" office:value-type="float" office:value="73831053565.2985">
            <text:p>73831053565,2985</text:p>
          </table:table-cell>
          <table:table-cell table:formula="of:=ROUND([.F411])" office:value-type="float" office:value="73831053565">
            <text:p>7383105356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1]+1" office:value-type="float" office:value="214">
            <text:p>214</text:p>
          </table:table-cell>
          <table:table-cell table:formula="of:=[.D411]+1" office:value-type="float" office:value="411">
            <text:p>411</text:p>
          </table:table-cell>
          <table:table-cell table:formula="of:=[.E411]" office:value-type="float" office:value="334932">
            <text:p>334932</text:p>
          </table:table-cell>
          <table:table-cell table:formula="of:=[.E412]*(2^([.C412]/12))" office:value-type="float" office:value="78221276470.098">
            <text:p>78221276470,098</text:p>
          </table:table-cell>
          <table:table-cell table:formula="of:=ROUND([.F412])" office:value-type="float" office:value="78221276470">
            <text:p>782212764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2]+1" office:value-type="float" office:value="215">
            <text:p>215</text:p>
          </table:table-cell>
          <table:table-cell table:formula="of:=[.D412]+1" office:value-type="float" office:value="412">
            <text:p>412</text:p>
          </table:table-cell>
          <table:table-cell table:formula="of:=[.E412]" office:value-type="float" office:value="334932">
            <text:p>334932</text:p>
          </table:table-cell>
          <table:table-cell table:formula="of:=[.E413]*(2^([.C413]/12))" office:value-type="float" office:value="82872555613.7441">
            <text:p>82872555613,7441</text:p>
          </table:table-cell>
          <table:table-cell table:formula="of:=ROUND([.F413])" office:value-type="float" office:value="82872555614">
            <text:p>828725556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3]+1" office:value-type="float" office:value="216">
            <text:p>216</text:p>
          </table:table-cell>
          <table:table-cell table:formula="of:=[.D413]+1" office:value-type="float" office:value="413">
            <text:p>413</text:p>
          </table:table-cell>
          <table:table-cell table:formula="of:=[.E413]" office:value-type="float" office:value="334932">
            <text:p>334932</text:p>
          </table:table-cell>
          <table:table-cell table:formula="of:=[.E414]*(2^([.C414]/12))" office:value-type="float" office:value="87800414208">
            <text:p>87800414208</text:p>
          </table:table-cell>
          <table:table-cell table:formula="of:=ROUND([.F414])" office:value-type="float" office:value="87800414208">
            <text:p>878004142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4]+1" office:value-type="float" office:value="217">
            <text:p>217</text:p>
          </table:table-cell>
          <table:table-cell table:formula="of:=[.D414]+1" office:value-type="float" office:value="414">
            <text:p>414</text:p>
          </table:table-cell>
          <table:table-cell table:formula="of:=[.E414]" office:value-type="float" office:value="334932">
            <text:p>334932</text:p>
          </table:table-cell>
          <table:table-cell table:formula="of:=[.E415]*(2^([.C415]/12))" office:value-type="float" office:value="93021298522.8354">
            <text:p>93021298522,8354</text:p>
          </table:table-cell>
          <table:table-cell table:formula="of:=ROUND([.F415])" office:value-type="float" office:value="93021298523">
            <text:p>930212985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5]+1" office:value-type="float" office:value="218">
            <text:p>218</text:p>
          </table:table-cell>
          <table:table-cell table:formula="of:=[.D415]+1" office:value-type="float" office:value="415">
            <text:p>415</text:p>
          </table:table-cell>
          <table:table-cell table:formula="of:=[.E415]" office:value-type="float" office:value="334932">
            <text:p>334932</text:p>
          </table:table-cell>
          <table:table-cell table:formula="of:=[.E416]*(2^([.C416]/12))" office:value-type="float" office:value="98552632774.3231">
            <text:p>98552632774,3231</text:p>
          </table:table-cell>
          <table:table-cell table:formula="of:=ROUND([.F416])" office:value-type="float" office:value="98552632774">
            <text:p>9855263277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6]+1" office:value-type="float" office:value="219">
            <text:p>219</text:p>
          </table:table-cell>
          <table:table-cell table:formula="of:=[.D416]+1" office:value-type="float" office:value="416">
            <text:p>416</text:p>
          </table:table-cell>
          <table:table-cell table:formula="of:=[.E416]" office:value-type="float" office:value="334932">
            <text:p>334932</text:p>
          </table:table-cell>
          <table:table-cell table:formula="of:=[.E417]*(2^([.C417]/12))" office:value-type="float" office:value="104412877276.34">
            <text:p>104412877276,34</text:p>
          </table:table-cell>
          <table:table-cell table:formula="of:=ROUND([.F417])" office:value-type="float" office:value="104412877276">
            <text:p>10441287727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7]+1" office:value-type="float" office:value="220">
            <text:p>220</text:p>
          </table:table-cell>
          <table:table-cell table:formula="of:=[.D417]+1" office:value-type="float" office:value="417">
            <text:p>417</text:p>
          </table:table-cell>
          <table:table-cell table:formula="of:=[.E417]" office:value-type="float" office:value="334932">
            <text:p>334932</text:p>
          </table:table-cell>
          <table:table-cell table:formula="of:=[.E418]*(2^([.C418]/12))" office:value-type="float" office:value="110621590050.148">
            <text:p>110621590050,148</text:p>
          </table:table-cell>
          <table:table-cell table:formula="of:=ROUND([.F418])" office:value-type="float" office:value="110621590050">
            <text:p>1106215900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8]+1" office:value-type="float" office:value="221">
            <text:p>221</text:p>
          </table:table-cell>
          <table:table-cell table:formula="of:=[.D418]+1" office:value-type="float" office:value="418">
            <text:p>418</text:p>
          </table:table-cell>
          <table:table-cell table:formula="of:=[.E418]" office:value-type="float" office:value="334932">
            <text:p>334932</text:p>
          </table:table-cell>
          <table:table-cell table:formula="of:=[.E419]*(2^([.C419]/12))" office:value-type="float" office:value="117199492097.475">
            <text:p>117199492097,475</text:p>
          </table:table-cell>
          <table:table-cell table:formula="of:=ROUND([.F419])" office:value-type="float" office:value="117199492097">
            <text:p>1171994920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9]+1" office:value-type="float" office:value="222">
            <text:p>222</text:p>
          </table:table-cell>
          <table:table-cell table:formula="of:=[.D419]+1" office:value-type="float" office:value="419">
            <text:p>419</text:p>
          </table:table-cell>
          <table:table-cell table:formula="of:=[.E419]" office:value-type="float" office:value="334932">
            <text:p>334932</text:p>
          </table:table-cell>
          <table:table-cell table:formula="of:=[.E420]*(2^([.C420]/12))" office:value-type="float" office:value="124168536554.929">
            <text:p>124168536554,929</text:p>
          </table:table-cell>
          <table:table-cell table:formula="of:=ROUND([.F420])" office:value-type="float" office:value="124168536555">
            <text:p>12416853655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0]+1" office:value-type="float" office:value="223">
            <text:p>223</text:p>
          </table:table-cell>
          <table:table-cell table:formula="of:=[.D420]+1" office:value-type="float" office:value="420">
            <text:p>420</text:p>
          </table:table-cell>
          <table:table-cell table:formula="of:=[.E420]" office:value-type="float" office:value="334932">
            <text:p>334932</text:p>
          </table:table-cell>
          <table:table-cell table:formula="of:=[.E421]*(2^([.C421]/12))" office:value-type="float" office:value="131551981960.55">
            <text:p>131551981960,55</text:p>
          </table:table-cell>
          <table:table-cell table:formula="of:=ROUND([.F421])" office:value-type="float" office:value="131551981961">
            <text:p>1315519819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1]+1" office:value-type="float" office:value="224">
            <text:p>224</text:p>
          </table:table-cell>
          <table:table-cell table:formula="of:=[.D421]+1" office:value-type="float" office:value="421">
            <text:p>421</text:p>
          </table:table-cell>
          <table:table-cell table:formula="of:=[.E421]" office:value-type="float" office:value="334932">
            <text:p>334932</text:p>
          </table:table-cell>
          <table:table-cell table:formula="of:=[.E422]*(2^([.C422]/12))" office:value-type="float" office:value="139374469877.023">
            <text:p>139374469877,023</text:p>
          </table:table-cell>
          <table:table-cell table:formula="of:=ROUND([.F422])" office:value-type="float" office:value="139374469877">
            <text:p>13937446987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2]+1" office:value-type="float" office:value="225">
            <text:p>225</text:p>
          </table:table-cell>
          <table:table-cell table:formula="of:=[.D422]+1" office:value-type="float" office:value="422">
            <text:p>422</text:p>
          </table:table-cell>
          <table:table-cell table:formula="of:=[.E422]" office:value-type="float" office:value="334932">
            <text:p>334932</text:p>
          </table:table-cell>
          <table:table-cell table:formula="of:=[.E423]*(2^([.C423]/12))" office:value-type="float" office:value="147662107130.597">
            <text:p>147662107130,597</text:p>
          </table:table-cell>
          <table:table-cell table:formula="of:=ROUND([.F423])" office:value-type="float" office:value="147662107131">
            <text:p>1476621071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3]+1" office:value-type="float" office:value="226">
            <text:p>226</text:p>
          </table:table-cell>
          <table:table-cell table:formula="of:=[.D423]+1" office:value-type="float" office:value="423">
            <text:p>423</text:p>
          </table:table-cell>
          <table:table-cell table:formula="of:=[.E423]" office:value-type="float" office:value="334932">
            <text:p>334932</text:p>
          </table:table-cell>
          <table:table-cell table:formula="of:=[.E424]*(2^([.C424]/12))" office:value-type="float" office:value="156442552940.196">
            <text:p>156442552940,196</text:p>
          </table:table-cell>
          <table:table-cell table:formula="of:=ROUND([.F424])" office:value-type="float" office:value="156442552940">
            <text:p>1564425529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4]+1" office:value-type="float" office:value="227">
            <text:p>227</text:p>
          </table:table-cell>
          <table:table-cell table:formula="of:=[.D424]+1" office:value-type="float" office:value="424">
            <text:p>424</text:p>
          </table:table-cell>
          <table:table-cell table:formula="of:=[.E424]" office:value-type="float" office:value="334932">
            <text:p>334932</text:p>
          </table:table-cell>
          <table:table-cell table:formula="of:=[.E425]*(2^([.C425]/12))" office:value-type="float" office:value="165745111227.488">
            <text:p>165745111227,488</text:p>
          </table:table-cell>
          <table:table-cell table:formula="of:=ROUND([.F425])" office:value-type="float" office:value="165745111227">
            <text:p>16574511122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5]+1" office:value-type="float" office:value="228">
            <text:p>228</text:p>
          </table:table-cell>
          <table:table-cell table:formula="of:=[.D425]+1" office:value-type="float" office:value="425">
            <text:p>425</text:p>
          </table:table-cell>
          <table:table-cell table:formula="of:=[.E425]" office:value-type="float" office:value="334932">
            <text:p>334932</text:p>
          </table:table-cell>
          <table:table-cell table:formula="of:=[.E426]*(2^([.C426]/12))" office:value-type="float" office:value="175600828416">
            <text:p>175600828416</text:p>
          </table:table-cell>
          <table:table-cell table:formula="of:=ROUND([.F426])" office:value-type="float" office:value="175600828416">
            <text:p>1756008284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6]+1" office:value-type="float" office:value="229">
            <text:p>229</text:p>
          </table:table-cell>
          <table:table-cell table:formula="of:=[.D426]+1" office:value-type="float" office:value="426">
            <text:p>426</text:p>
          </table:table-cell>
          <table:table-cell table:formula="of:=[.E426]" office:value-type="float" office:value="334932">
            <text:p>334932</text:p>
          </table:table-cell>
          <table:table-cell table:formula="of:=[.E427]*(2^([.C427]/12))" office:value-type="float" office:value="186042597045.671">
            <text:p>186042597045,671</text:p>
          </table:table-cell>
          <table:table-cell table:formula="of:=ROUND([.F427])" office:value-type="float" office:value="186042597046">
            <text:p>1860425970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7]+1" office:value-type="float" office:value="230">
            <text:p>230</text:p>
          </table:table-cell>
          <table:table-cell table:formula="of:=[.D427]+1" office:value-type="float" office:value="427">
            <text:p>427</text:p>
          </table:table-cell>
          <table:table-cell table:formula="of:=[.E427]" office:value-type="float" office:value="334932">
            <text:p>334932</text:p>
          </table:table-cell>
          <table:table-cell table:formula="of:=[.E428]*(2^([.C428]/12))" office:value-type="float" office:value="197105265548.646">
            <text:p>197105265548,646</text:p>
          </table:table-cell>
          <table:table-cell table:formula="of:=ROUND([.F428])" office:value-type="float" office:value="197105265549">
            <text:p>1971052655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8]+1" office:value-type="float" office:value="231">
            <text:p>231</text:p>
          </table:table-cell>
          <table:table-cell table:formula="of:=[.D428]+1" office:value-type="float" office:value="428">
            <text:p>428</text:p>
          </table:table-cell>
          <table:table-cell table:formula="of:=[.E428]" office:value-type="float" office:value="334932">
            <text:p>334932</text:p>
          </table:table-cell>
          <table:table-cell table:formula="of:=[.E429]*(2^([.C429]/12))" office:value-type="float" office:value="208825754552.679">
            <text:p>208825754552,679</text:p>
          </table:table-cell>
          <table:table-cell table:formula="of:=ROUND([.F429])" office:value-type="float" office:value="208825754553">
            <text:p>20882575455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9]+1" office:value-type="float" office:value="232">
            <text:p>232</text:p>
          </table:table-cell>
          <table:table-cell table:formula="of:=[.D429]+1" office:value-type="float" office:value="429">
            <text:p>429</text:p>
          </table:table-cell>
          <table:table-cell table:formula="of:=[.E429]" office:value-type="float" office:value="334932">
            <text:p>334932</text:p>
          </table:table-cell>
          <table:table-cell table:formula="of:=[.E430]*(2^([.C430]/12))" office:value-type="float" office:value="221243180100.296">
            <text:p>221243180100,296</text:p>
          </table:table-cell>
          <table:table-cell table:formula="of:=ROUND([.F430])" office:value-type="float" office:value="221243180100">
            <text:p>2212431801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0]+1" office:value-type="float" office:value="233">
            <text:p>233</text:p>
          </table:table-cell>
          <table:table-cell table:formula="of:=[.D430]+1" office:value-type="float" office:value="430">
            <text:p>430</text:p>
          </table:table-cell>
          <table:table-cell table:formula="of:=[.E430]" office:value-type="float" office:value="334932">
            <text:p>334932</text:p>
          </table:table-cell>
          <table:table-cell table:formula="of:=[.E431]*(2^([.C431]/12))" office:value-type="float" office:value="234398984194.951">
            <text:p>234398984194,951</text:p>
          </table:table-cell>
          <table:table-cell table:formula="of:=ROUND([.F431])" office:value-type="float" office:value="234398984195">
            <text:p>23439898419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1]+1" office:value-type="float" office:value="234">
            <text:p>234</text:p>
          </table:table-cell>
          <table:table-cell table:formula="of:=[.D431]+1" office:value-type="float" office:value="431">
            <text:p>431</text:p>
          </table:table-cell>
          <table:table-cell table:formula="of:=[.E431]" office:value-type="float" office:value="334932">
            <text:p>334932</text:p>
          </table:table-cell>
          <table:table-cell table:formula="of:=[.E432]*(2^([.C432]/12))" office:value-type="float" office:value="248337073109.858">
            <text:p>248337073109,858</text:p>
          </table:table-cell>
          <table:table-cell table:formula="of:=ROUND([.F432])" office:value-type="float" office:value="248337073110">
            <text:p>2483370731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2]+1" office:value-type="float" office:value="235">
            <text:p>235</text:p>
          </table:table-cell>
          <table:table-cell table:formula="of:=[.D432]+1" office:value-type="float" office:value="432">
            <text:p>432</text:p>
          </table:table-cell>
          <table:table-cell table:formula="of:=[.E432]" office:value-type="float" office:value="334932">
            <text:p>334932</text:p>
          </table:table-cell>
          <table:table-cell table:formula="of:=[.E433]*(2^([.C433]/12))" office:value-type="float" office:value="263103963921.1">
            <text:p>263103963921,1</text:p>
          </table:table-cell>
          <table:table-cell table:formula="of:=ROUND([.F433])" office:value-type="float" office:value="263103963921">
            <text:p>2631039639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3]+1" office:value-type="float" office:value="236">
            <text:p>236</text:p>
          </table:table-cell>
          <table:table-cell table:formula="of:=[.D433]+1" office:value-type="float" office:value="433">
            <text:p>433</text:p>
          </table:table-cell>
          <table:table-cell table:formula="of:=[.E433]" office:value-type="float" office:value="334932">
            <text:p>334932</text:p>
          </table:table-cell>
          <table:table-cell table:formula="of:=[.E434]*(2^([.C434]/12))" office:value-type="float" office:value="278748939754.046">
            <text:p>278748939754,046</text:p>
          </table:table-cell>
          <table:table-cell table:formula="of:=ROUND([.F434])" office:value-type="float" office:value="278748939754">
            <text:p>2787489397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4]+1" office:value-type="float" office:value="237">
            <text:p>237</text:p>
          </table:table-cell>
          <table:table-cell table:formula="of:=[.D434]+1" office:value-type="float" office:value="434">
            <text:p>434</text:p>
          </table:table-cell>
          <table:table-cell table:formula="of:=[.E434]" office:value-type="float" office:value="334932">
            <text:p>334932</text:p>
          </table:table-cell>
          <table:table-cell table:formula="of:=[.E435]*(2^([.C435]/12))" office:value-type="float" office:value="295324214261.194">
            <text:p>295324214261,194</text:p>
          </table:table-cell>
          <table:table-cell table:formula="of:=ROUND([.F435])" office:value-type="float" office:value="295324214261">
            <text:p>2953242142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5]+1" office:value-type="float" office:value="238">
            <text:p>238</text:p>
          </table:table-cell>
          <table:table-cell table:formula="of:=[.D435]+1" office:value-type="float" office:value="435">
            <text:p>435</text:p>
          </table:table-cell>
          <table:table-cell table:formula="of:=[.E435]" office:value-type="float" office:value="334932">
            <text:p>334932</text:p>
          </table:table-cell>
          <table:table-cell table:formula="of:=[.E436]*(2^([.C436]/12))" office:value-type="float" office:value="312885105880.392">
            <text:p>312885105880,392</text:p>
          </table:table-cell>
          <table:table-cell table:formula="of:=ROUND([.F436])" office:value-type="float" office:value="312885105880">
            <text:p>3128851058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6]+1" office:value-type="float" office:value="239">
            <text:p>239</text:p>
          </table:table-cell>
          <table:table-cell table:formula="of:=[.D436]+1" office:value-type="float" office:value="436">
            <text:p>436</text:p>
          </table:table-cell>
          <table:table-cell table:formula="of:=[.E436]" office:value-type="float" office:value="334932">
            <text:p>334932</text:p>
          </table:table-cell>
          <table:table-cell table:formula="of:=[.E437]*(2^([.C437]/12))" office:value-type="float" office:value="331490222454.976">
            <text:p>331490222454,976</text:p>
          </table:table-cell>
          <table:table-cell table:formula="of:=ROUND([.F437])" office:value-type="float" office:value="331490222455">
            <text:p>33149022245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7]+1" office:value-type="float" office:value="240">
            <text:p>240</text:p>
          </table:table-cell>
          <table:table-cell table:formula="of:=[.D437]+1" office:value-type="float" office:value="437">
            <text:p>437</text:p>
          </table:table-cell>
          <table:table-cell table:formula="of:=[.E437]" office:value-type="float" office:value="334932">
            <text:p>334932</text:p>
          </table:table-cell>
          <table:table-cell table:formula="of:=[.E438]*(2^([.C438]/12))" office:value-type="float" office:value="351201656832">
            <text:p>351201656832</text:p>
          </table:table-cell>
          <table:table-cell table:formula="of:=ROUND([.F438])" office:value-type="float" office:value="351201656832">
            <text:p>3512016568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8]+1" office:value-type="float" office:value="241">
            <text:p>241</text:p>
          </table:table-cell>
          <table:table-cell table:formula="of:=[.D438]+1" office:value-type="float" office:value="438">
            <text:p>438</text:p>
          </table:table-cell>
          <table:table-cell table:formula="of:=[.E438]" office:value-type="float" office:value="334932">
            <text:p>334932</text:p>
          </table:table-cell>
          <table:table-cell table:formula="of:=[.E439]*(2^([.C439]/12))" office:value-type="float" office:value="372085194091.342">
            <text:p>372085194091,342</text:p>
          </table:table-cell>
          <table:table-cell table:formula="of:=ROUND([.F439])" office:value-type="float" office:value="372085194091">
            <text:p>37208519409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9]+1" office:value-type="float" office:value="242">
            <text:p>242</text:p>
          </table:table-cell>
          <table:table-cell table:formula="of:=[.D439]+1" office:value-type="float" office:value="439">
            <text:p>439</text:p>
          </table:table-cell>
          <table:table-cell table:formula="of:=[.E439]" office:value-type="float" office:value="334932">
            <text:p>334932</text:p>
          </table:table-cell>
          <table:table-cell table:formula="of:=[.E440]*(2^([.C440]/12))" office:value-type="float" office:value="394210531097.293">
            <text:p>394210531097,293</text:p>
          </table:table-cell>
          <table:table-cell table:formula="of:=ROUND([.F440])" office:value-type="float" office:value="394210531097">
            <text:p>3942105310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0]+1" office:value-type="float" office:value="243">
            <text:p>243</text:p>
          </table:table-cell>
          <table:table-cell table:formula="of:=[.D440]+1" office:value-type="float" office:value="440">
            <text:p>440</text:p>
          </table:table-cell>
          <table:table-cell table:formula="of:=[.E440]" office:value-type="float" office:value="334932">
            <text:p>334932</text:p>
          </table:table-cell>
          <table:table-cell table:formula="of:=[.E441]*(2^([.C441]/12))" office:value-type="float" office:value="417651509105.358">
            <text:p>417651509105,358</text:p>
          </table:table-cell>
          <table:table-cell table:formula="of:=ROUND([.F441])" office:value-type="float" office:value="417651509105">
            <text:p>4176515091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1]+1" office:value-type="float" office:value="244">
            <text:p>244</text:p>
          </table:table-cell>
          <table:table-cell table:formula="of:=[.D441]+1" office:value-type="float" office:value="441">
            <text:p>441</text:p>
          </table:table-cell>
          <table:table-cell table:formula="of:=[.E441]" office:value-type="float" office:value="334932">
            <text:p>334932</text:p>
          </table:table-cell>
          <table:table-cell table:formula="of:=[.E442]*(2^([.C442]/12))" office:value-type="float" office:value="442486360200.592">
            <text:p>442486360200,592</text:p>
          </table:table-cell>
          <table:table-cell table:formula="of:=ROUND([.F442])" office:value-type="float" office:value="442486360201">
            <text:p>4424863602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2]+1" office:value-type="float" office:value="245">
            <text:p>245</text:p>
          </table:table-cell>
          <table:table-cell table:formula="of:=[.D442]+1" office:value-type="float" office:value="442">
            <text:p>442</text:p>
          </table:table-cell>
          <table:table-cell table:formula="of:=[.E442]" office:value-type="float" office:value="334932">
            <text:p>334932</text:p>
          </table:table-cell>
          <table:table-cell table:formula="of:=[.E443]*(2^([.C443]/12))" office:value-type="float" office:value="468797968389.902">
            <text:p>468797968389,902</text:p>
          </table:table-cell>
          <table:table-cell table:formula="of:=ROUND([.F443])" office:value-type="float" office:value="468797968390">
            <text:p>46879796839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3]+1" office:value-type="float" office:value="246">
            <text:p>246</text:p>
          </table:table-cell>
          <table:table-cell table:formula="of:=[.D443]+1" office:value-type="float" office:value="443">
            <text:p>443</text:p>
          </table:table-cell>
          <table:table-cell table:formula="of:=[.E443]" office:value-type="float" office:value="334932">
            <text:p>334932</text:p>
          </table:table-cell>
          <table:table-cell table:formula="of:=[.E444]*(2^([.C444]/12))" office:value-type="float" office:value="496674146219.716">
            <text:p>496674146219,716</text:p>
          </table:table-cell>
          <table:table-cell table:formula="of:=ROUND([.F444])" office:value-type="float" office:value="496674146220">
            <text:p>4966741462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4]+1" office:value-type="float" office:value="247">
            <text:p>247</text:p>
          </table:table-cell>
          <table:table-cell table:formula="of:=[.D444]+1" office:value-type="float" office:value="444">
            <text:p>444</text:p>
          </table:table-cell>
          <table:table-cell table:formula="of:=[.E444]" office:value-type="float" office:value="334932">
            <text:p>334932</text:p>
          </table:table-cell>
          <table:table-cell table:formula="of:=[.E445]*(2^([.C445]/12))" office:value-type="float" office:value="526207927842.201">
            <text:p>526207927842,201</text:p>
          </table:table-cell>
          <table:table-cell table:formula="of:=ROUND([.F445])" office:value-type="float" office:value="526207927842">
            <text:p>52620792784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5]+1" office:value-type="float" office:value="248">
            <text:p>248</text:p>
          </table:table-cell>
          <table:table-cell table:formula="of:=[.D445]+1" office:value-type="float" office:value="445">
            <text:p>445</text:p>
          </table:table-cell>
          <table:table-cell table:formula="of:=[.E445]" office:value-type="float" office:value="334932">
            <text:p>334932</text:p>
          </table:table-cell>
          <table:table-cell table:formula="of:=[.E446]*(2^([.C446]/12))" office:value-type="float" office:value="557497879508.092">
            <text:p>557497879508,092</text:p>
          </table:table-cell>
          <table:table-cell table:formula="of:=ROUND([.F446])" office:value-type="float" office:value="557497879508">
            <text:p>5574978795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6]+1" office:value-type="float" office:value="249">
            <text:p>249</text:p>
          </table:table-cell>
          <table:table-cell table:formula="of:=[.D446]+1" office:value-type="float" office:value="446">
            <text:p>446</text:p>
          </table:table-cell>
          <table:table-cell table:formula="of:=[.E446]" office:value-type="float" office:value="334932">
            <text:p>334932</text:p>
          </table:table-cell>
          <table:table-cell table:formula="of:=[.E447]*(2^([.C447]/12))" office:value-type="float" office:value="590648428522.388">
            <text:p>590648428522,388</text:p>
          </table:table-cell>
          <table:table-cell table:formula="of:=ROUND([.F447])" office:value-type="float" office:value="590648428522">
            <text:p>5906484285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7]+1" office:value-type="float" office:value="250">
            <text:p>250</text:p>
          </table:table-cell>
          <table:table-cell table:formula="of:=[.D447]+1" office:value-type="float" office:value="447">
            <text:p>447</text:p>
          </table:table-cell>
          <table:table-cell table:formula="of:=[.E447]" office:value-type="float" office:value="334932">
            <text:p>334932</text:p>
          </table:table-cell>
          <table:table-cell table:formula="of:=[.E448]*(2^([.C448]/12))" office:value-type="float" office:value="625770211760.784">
            <text:p>625770211760,784</text:p>
          </table:table-cell>
          <table:table-cell table:formula="of:=ROUND([.F448])" office:value-type="float" office:value="625770211761">
            <text:p>6257702117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8]+1" office:value-type="float" office:value="251">
            <text:p>251</text:p>
          </table:table-cell>
          <table:table-cell table:formula="of:=[.D448]+1" office:value-type="float" office:value="448">
            <text:p>448</text:p>
          </table:table-cell>
          <table:table-cell table:formula="of:=[.E448]" office:value-type="float" office:value="334932">
            <text:p>334932</text:p>
          </table:table-cell>
          <table:table-cell table:formula="of:=[.E449]*(2^([.C449]/12))" office:value-type="float" office:value="662980444909.953">
            <text:p>662980444909,953</text:p>
          </table:table-cell>
          <table:table-cell table:formula="of:=ROUND([.F449])" office:value-type="float" office:value="662980444910">
            <text:p>6629804449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9]+1" office:value-type="float" office:value="252">
            <text:p>252</text:p>
          </table:table-cell>
          <table:table-cell table:formula="of:=[.D449]+1" office:value-type="float" office:value="449">
            <text:p>449</text:p>
          </table:table-cell>
          <table:table-cell table:formula="of:=[.E449]" office:value-type="float" office:value="334932">
            <text:p>334932</text:p>
          </table:table-cell>
          <table:table-cell table:formula="of:=[.E450]*(2^([.C450]/12))" office:value-type="float" office:value="702403313664">
            <text:p>702403313664</text:p>
          </table:table-cell>
          <table:table-cell table:formula="of:=ROUND([.F450])" office:value-type="float" office:value="702403313664">
            <text:p>70240331366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0]+1" office:value-type="float" office:value="253">
            <text:p>253</text:p>
          </table:table-cell>
          <table:table-cell table:formula="of:=[.D450]+1" office:value-type="float" office:value="450">
            <text:p>450</text:p>
          </table:table-cell>
          <table:table-cell table:formula="of:=[.E450]" office:value-type="float" office:value="334932">
            <text:p>334932</text:p>
          </table:table-cell>
          <table:table-cell table:formula="of:=[.E451]*(2^([.C451]/12))" office:value-type="float" office:value="744170388182.684">
            <text:p>744170388182,684</text:p>
          </table:table-cell>
          <table:table-cell table:formula="of:=ROUND([.F451])" office:value-type="float" office:value="744170388183">
            <text:p>74417038818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1]+1" office:value-type="float" office:value="254">
            <text:p>254</text:p>
          </table:table-cell>
          <table:table-cell table:formula="of:=[.D451]+1" office:value-type="float" office:value="451">
            <text:p>451</text:p>
          </table:table-cell>
          <table:table-cell table:formula="of:=[.E451]" office:value-type="float" office:value="334932">
            <text:p>334932</text:p>
          </table:table-cell>
          <table:table-cell table:formula="of:=[.E452]*(2^([.C452]/12))" office:value-type="float" office:value="788421062194.585">
            <text:p>788421062194,585</text:p>
          </table:table-cell>
          <table:table-cell table:formula="of:=ROUND([.F452])" office:value-type="float" office:value="788421062195">
            <text:p>78842106219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2]+1" office:value-type="float" office:value="255">
            <text:p>255</text:p>
          </table:table-cell>
          <table:table-cell table:formula="of:=[.D452]+1" office:value-type="float" office:value="452">
            <text:p>452</text:p>
          </table:table-cell>
          <table:table-cell table:formula="of:=[.E452]" office:value-type="float" office:value="334932">
            <text:p>334932</text:p>
          </table:table-cell>
          <table:table-cell table:formula="of:=[.E453]*(2^([.C453]/12))" office:value-type="float" office:value="835303018210.717">
            <text:p>835303018210,717</text:p>
          </table:table-cell>
          <table:table-cell table:formula="of:=ROUND([.F453])" office:value-type="float" office:value="835303018211">
            <text:p>8353030182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3]+1" office:value-type="float" office:value="256">
            <text:p>256</text:p>
          </table:table-cell>
          <table:table-cell table:formula="of:=[.D453]+1" office:value-type="float" office:value="453">
            <text:p>453</text:p>
          </table:table-cell>
          <table:table-cell table:formula="of:=[.E453]" office:value-type="float" office:value="334932">
            <text:p>334932</text:p>
          </table:table-cell>
          <table:table-cell table:formula="of:=[.E454]*(2^([.C454]/12))" office:value-type="float" office:value="884972720401.184">
            <text:p>884972720401,184</text:p>
          </table:table-cell>
          <table:table-cell table:formula="of:=ROUND([.F454])" office:value-type="float" office:value="884972720401">
            <text:p>8849727204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4]+1" office:value-type="float" office:value="257">
            <text:p>257</text:p>
          </table:table-cell>
          <table:table-cell table:formula="of:=[.D454]+1" office:value-type="float" office:value="454">
            <text:p>454</text:p>
          </table:table-cell>
          <table:table-cell table:formula="of:=[.E454]" office:value-type="float" office:value="334932">
            <text:p>334932</text:p>
          </table:table-cell>
          <table:table-cell table:formula="of:=[.E455]*(2^([.C455]/12))" office:value-type="float" office:value="937595936779.804">
            <text:p>937595936779,804</text:p>
          </table:table-cell>
          <table:table-cell table:formula="of:=ROUND([.F455])" office:value-type="float" office:value="937595936780">
            <text:p>9375959367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5]+1" office:value-type="float" office:value="258">
            <text:p>258</text:p>
          </table:table-cell>
          <table:table-cell table:formula="of:=[.D455]+1" office:value-type="float" office:value="455">
            <text:p>455</text:p>
          </table:table-cell>
          <table:table-cell table:formula="of:=[.E455]" office:value-type="float" office:value="334932">
            <text:p>334932</text:p>
          </table:table-cell>
          <table:table-cell table:formula="of:=[.E456]*(2^([.C456]/12))" office:value-type="float" office:value="993348292439.432">
            <text:p>993348292439,432</text:p>
          </table:table-cell>
          <table:table-cell table:formula="of:=ROUND([.F456])" office:value-type="float" office:value="993348292439">
            <text:p>9933482924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6]+1" office:value-type="float" office:value="259">
            <text:p>259</text:p>
          </table:table-cell>
          <table:table-cell table:formula="of:=[.D456]+1" office:value-type="float" office:value="456">
            <text:p>456</text:p>
          </table:table-cell>
          <table:table-cell table:formula="of:=[.E456]" office:value-type="float" office:value="334932">
            <text:p>334932</text:p>
          </table:table-cell>
          <table:table-cell table:formula="of:=[.E457]*(2^([.C457]/12))" office:value-type="float" office:value="1052415855684.4">
            <text:p>1052415855684,4</text:p>
          </table:table-cell>
          <table:table-cell table:formula="of:=ROUND([.F457])" office:value-type="float" office:value="1052415855684">
            <text:p>10524158556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7]+1" office:value-type="float" office:value="260">
            <text:p>260</text:p>
          </table:table-cell>
          <table:table-cell table:formula="of:=[.D457]+1" office:value-type="float" office:value="457">
            <text:p>457</text:p>
          </table:table-cell>
          <table:table-cell table:formula="of:=[.E457]" office:value-type="float" office:value="334932">
            <text:p>334932</text:p>
          </table:table-cell>
          <table:table-cell table:formula="of:=[.E458]*(2^([.C458]/12))" office:value-type="float" office:value="1114995759016.18">
            <text:p>1114995759016,18</text:p>
          </table:table-cell>
          <table:table-cell table:formula="of:=ROUND([.F458])" office:value-type="float" office:value="1114995759016">
            <text:p>11149957590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8]+1" office:value-type="float" office:value="261">
            <text:p>261</text:p>
          </table:table-cell>
          <table:table-cell table:formula="of:=[.D458]+1" office:value-type="float" office:value="458">
            <text:p>458</text:p>
          </table:table-cell>
          <table:table-cell table:formula="of:=[.E458]" office:value-type="float" office:value="334932">
            <text:p>334932</text:p>
          </table:table-cell>
          <table:table-cell table:formula="of:=[.E459]*(2^([.C459]/12))" office:value-type="float" office:value="1181296857044.78">
            <text:p>1181296857044,78</text:p>
          </table:table-cell>
          <table:table-cell table:formula="of:=ROUND([.F459])" office:value-type="float" office:value="1181296857045">
            <text:p>11812968570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9]+1" office:value-type="float" office:value="262">
            <text:p>262</text:p>
          </table:table-cell>
          <table:table-cell table:formula="of:=[.D459]+1" office:value-type="float" office:value="459">
            <text:p>459</text:p>
          </table:table-cell>
          <table:table-cell table:formula="of:=[.E459]" office:value-type="float" office:value="334932">
            <text:p>334932</text:p>
          </table:table-cell>
          <table:table-cell table:formula="of:=[.E460]*(2^([.C460]/12))" office:value-type="float" office:value="1251540423521.57">
            <text:p>1251540423521,57</text:p>
          </table:table-cell>
          <table:table-cell table:formula="of:=ROUND([.F460])" office:value-type="float" office:value="1251540423522">
            <text:p>12515404235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0]+1" office:value-type="float" office:value="263">
            <text:p>263</text:p>
          </table:table-cell>
          <table:table-cell table:formula="of:=[.D460]+1" office:value-type="float" office:value="460">
            <text:p>460</text:p>
          </table:table-cell>
          <table:table-cell table:formula="of:=[.E460]" office:value-type="float" office:value="334932">
            <text:p>334932</text:p>
          </table:table-cell>
          <table:table-cell table:formula="of:=[.E461]*(2^([.C461]/12))" office:value-type="float" office:value="1325960889819.91">
            <text:p>1325960889819,91</text:p>
          </table:table-cell>
          <table:table-cell table:formula="of:=ROUND([.F461])" office:value-type="float" office:value="1325960889820">
            <text:p>13259608898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1]+1" office:value-type="float" office:value="264">
            <text:p>264</text:p>
          </table:table-cell>
          <table:table-cell table:formula="of:=[.D461]+1" office:value-type="float" office:value="461">
            <text:p>461</text:p>
          </table:table-cell>
          <table:table-cell table:formula="of:=[.E461]" office:value-type="float" office:value="334932">
            <text:p>334932</text:p>
          </table:table-cell>
          <table:table-cell table:formula="of:=[.E462]*(2^([.C462]/12))" office:value-type="float" office:value="1404806627328">
            <text:p>1404806627328</text:p>
          </table:table-cell>
          <table:table-cell table:formula="of:=ROUND([.F462])" office:value-type="float" office:value="1404806627328">
            <text:p>14048066273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2]+1" office:value-type="float" office:value="265">
            <text:p>265</text:p>
          </table:table-cell>
          <table:table-cell table:formula="of:=[.D462]+1" office:value-type="float" office:value="462">
            <text:p>462</text:p>
          </table:table-cell>
          <table:table-cell table:formula="of:=[.E462]" office:value-type="float" office:value="334932">
            <text:p>334932</text:p>
          </table:table-cell>
          <table:table-cell table:formula="of:=[.E463]*(2^([.C463]/12))" office:value-type="float" office:value="1488340776365.37">
            <text:p>1488340776365,37</text:p>
          </table:table-cell>
          <table:table-cell table:formula="of:=ROUND([.F463])" office:value-type="float" office:value="1488340776365">
            <text:p>148834077636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3]+1" office:value-type="float" office:value="266">
            <text:p>266</text:p>
          </table:table-cell>
          <table:table-cell table:formula="of:=[.D463]+1" office:value-type="float" office:value="463">
            <text:p>463</text:p>
          </table:table-cell>
          <table:table-cell table:formula="of:=[.E463]" office:value-type="float" office:value="334932">
            <text:p>334932</text:p>
          </table:table-cell>
          <table:table-cell table:formula="of:=[.E464]*(2^([.C464]/12))" office:value-type="float" office:value="1576842124389.17">
            <text:p>1576842124389,17</text:p>
          </table:table-cell>
          <table:table-cell table:formula="of:=ROUND([.F464])" office:value-type="float" office:value="1576842124389">
            <text:p>157684212438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4]+1" office:value-type="float" office:value="267">
            <text:p>267</text:p>
          </table:table-cell>
          <table:table-cell table:formula="of:=[.D464]+1" office:value-type="float" office:value="464">
            <text:p>464</text:p>
          </table:table-cell>
          <table:table-cell table:formula="of:=[.E464]" office:value-type="float" office:value="334932">
            <text:p>334932</text:p>
          </table:table-cell>
          <table:table-cell table:formula="of:=[.E465]*(2^([.C465]/12))" office:value-type="float" office:value="1670606036421.43">
            <text:p>1670606036421,43</text:p>
          </table:table-cell>
          <table:table-cell table:formula="of:=ROUND([.F465])" office:value-type="float" office:value="1670606036421">
            <text:p>16706060364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5]+1" office:value-type="float" office:value="268">
            <text:p>268</text:p>
          </table:table-cell>
          <table:table-cell table:formula="of:=[.D465]+1" office:value-type="float" office:value="465">
            <text:p>465</text:p>
          </table:table-cell>
          <table:table-cell table:formula="of:=[.E465]" office:value-type="float" office:value="334932">
            <text:p>334932</text:p>
          </table:table-cell>
          <table:table-cell table:formula="of:=[.E466]*(2^([.C466]/12))" office:value-type="float" office:value="1769945440802.37">
            <text:p>1769945440802,37</text:p>
          </table:table-cell>
          <table:table-cell table:formula="of:=ROUND([.F466])" office:value-type="float" office:value="1769945440802">
            <text:p>17699454408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6]+1" office:value-type="float" office:value="269">
            <text:p>269</text:p>
          </table:table-cell>
          <table:table-cell table:formula="of:=[.D466]+1" office:value-type="float" office:value="466">
            <text:p>466</text:p>
          </table:table-cell>
          <table:table-cell table:formula="of:=[.E466]" office:value-type="float" office:value="334932">
            <text:p>334932</text:p>
          </table:table-cell>
          <table:table-cell table:formula="of:=[.E467]*(2^([.C467]/12))" office:value-type="float" office:value="1875191873559.61">
            <text:p>1875191873559,61</text:p>
          </table:table-cell>
          <table:table-cell table:formula="of:=ROUND([.F467])" office:value-type="float" office:value="1875191873560">
            <text:p>187519187356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7]+1" office:value-type="float" office:value="270">
            <text:p>270</text:p>
          </table:table-cell>
          <table:table-cell table:formula="of:=[.D467]+1" office:value-type="float" office:value="467">
            <text:p>467</text:p>
          </table:table-cell>
          <table:table-cell table:formula="of:=[.E467]" office:value-type="float" office:value="334932">
            <text:p>334932</text:p>
          </table:table-cell>
          <table:table-cell table:formula="of:=[.E468]*(2^([.C468]/12))" office:value-type="float" office:value="1986696584878.86">
            <text:p>1986696584878,86</text:p>
          </table:table-cell>
          <table:table-cell table:formula="of:=ROUND([.F468])" office:value-type="float" office:value="1986696584879">
            <text:p>198669658487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8]+1" office:value-type="float" office:value="271">
            <text:p>271</text:p>
          </table:table-cell>
          <table:table-cell table:formula="of:=[.D468]+1" office:value-type="float" office:value="468">
            <text:p>468</text:p>
          </table:table-cell>
          <table:table-cell table:formula="of:=[.E468]" office:value-type="float" office:value="334932">
            <text:p>334932</text:p>
          </table:table-cell>
          <table:table-cell table:formula="of:=[.E469]*(2^([.C469]/12))" office:value-type="float" office:value="2104831711368.8">
            <text:p>2104831711368,8</text:p>
          </table:table-cell>
          <table:table-cell table:formula="of:=ROUND([.F469])" office:value-type="float" office:value="2104831711369">
            <text:p>21048317113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9]+1" office:value-type="float" office:value="272">
            <text:p>272</text:p>
          </table:table-cell>
          <table:table-cell table:formula="of:=[.D469]+1" office:value-type="float" office:value="469">
            <text:p>469</text:p>
          </table:table-cell>
          <table:table-cell table:formula="of:=[.E469]" office:value-type="float" office:value="334932">
            <text:p>334932</text:p>
          </table:table-cell>
          <table:table-cell table:formula="of:=[.E470]*(2^([.C470]/12))" office:value-type="float" office:value="2229991518032.37">
            <text:p>2229991518032,37</text:p>
          </table:table-cell>
          <table:table-cell table:formula="of:=ROUND([.F470])" office:value-type="float" office:value="2229991518032">
            <text:p>22299915180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0]+1" office:value-type="float" office:value="273">
            <text:p>273</text:p>
          </table:table-cell>
          <table:table-cell table:formula="of:=[.D470]+1" office:value-type="float" office:value="470">
            <text:p>470</text:p>
          </table:table-cell>
          <table:table-cell table:formula="of:=[.E470]" office:value-type="float" office:value="334932">
            <text:p>334932</text:p>
          </table:table-cell>
          <table:table-cell table:formula="of:=[.E471]*(2^([.C471]/12))" office:value-type="float" office:value="2362593714089.55">
            <text:p>2362593714089,55</text:p>
          </table:table-cell>
          <table:table-cell table:formula="of:=ROUND([.F471])" office:value-type="float" office:value="2362593714090">
            <text:p>236259371409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1]+1" office:value-type="float" office:value="274">
            <text:p>274</text:p>
          </table:table-cell>
          <table:table-cell table:formula="of:=[.D471]+1" office:value-type="float" office:value="471">
            <text:p>471</text:p>
          </table:table-cell>
          <table:table-cell table:formula="of:=[.E471]" office:value-type="float" office:value="334932">
            <text:p>334932</text:p>
          </table:table-cell>
          <table:table-cell table:formula="of:=[.E472]*(2^([.C472]/12))" office:value-type="float" office:value="2503080847043.14">
            <text:p>2503080847043,14</text:p>
          </table:table-cell>
          <table:table-cell table:formula="of:=ROUND([.F472])" office:value-type="float" office:value="2503080847043">
            <text:p>25030808470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2]+1" office:value-type="float" office:value="275">
            <text:p>275</text:p>
          </table:table-cell>
          <table:table-cell table:formula="of:=[.D472]+1" office:value-type="float" office:value="472">
            <text:p>472</text:p>
          </table:table-cell>
          <table:table-cell table:formula="of:=[.E472]" office:value-type="float" office:value="334932">
            <text:p>334932</text:p>
          </table:table-cell>
          <table:table-cell table:formula="of:=[.E473]*(2^([.C473]/12))" office:value-type="float" office:value="2651921779639.81">
            <text:p>2651921779639,81</text:p>
          </table:table-cell>
          <table:table-cell table:formula="of:=ROUND([.F473])" office:value-type="float" office:value="2651921779640">
            <text:p>26519217796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3]+1" office:value-type="float" office:value="276">
            <text:p>276</text:p>
          </table:table-cell>
          <table:table-cell table:formula="of:=[.D473]+1" office:value-type="float" office:value="473">
            <text:p>473</text:p>
          </table:table-cell>
          <table:table-cell table:formula="of:=[.E473]" office:value-type="float" office:value="334932">
            <text:p>334932</text:p>
          </table:table-cell>
          <table:table-cell table:formula="of:=[.E474]*(2^([.C474]/12))" office:value-type="float" office:value="2809613254656">
            <text:p>2809613254656</text:p>
          </table:table-cell>
          <table:table-cell table:formula="of:=ROUND([.F474])" office:value-type="float" office:value="2809613254656">
            <text:p>28096132546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4]+1" office:value-type="float" office:value="277">
            <text:p>277</text:p>
          </table:table-cell>
          <table:table-cell table:formula="of:=[.D474]+1" office:value-type="float" office:value="474">
            <text:p>474</text:p>
          </table:table-cell>
          <table:table-cell table:formula="of:=[.E474]" office:value-type="float" office:value="334932">
            <text:p>334932</text:p>
          </table:table-cell>
          <table:table-cell table:formula="of:=[.E475]*(2^([.C475]/12))" office:value-type="float" office:value="2976681552730.73">
            <text:p>2976681552730,73</text:p>
          </table:table-cell>
          <table:table-cell table:formula="of:=ROUND([.F475])" office:value-type="float" office:value="2976681552731">
            <text:p>29766815527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5]+1" office:value-type="float" office:value="278">
            <text:p>278</text:p>
          </table:table-cell>
          <table:table-cell table:formula="of:=[.D475]+1" office:value-type="float" office:value="475">
            <text:p>475</text:p>
          </table:table-cell>
          <table:table-cell table:formula="of:=[.E475]" office:value-type="float" office:value="334932">
            <text:p>334932</text:p>
          </table:table-cell>
          <table:table-cell table:formula="of:=[.E476]*(2^([.C476]/12))" office:value-type="float" office:value="3153684248778.34">
            <text:p>3153684248778,34</text:p>
          </table:table-cell>
          <table:table-cell table:formula="of:=ROUND([.F476])" office:value-type="float" office:value="3153684248778">
            <text:p>315368424877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6]+1" office:value-type="float" office:value="279">
            <text:p>279</text:p>
          </table:table-cell>
          <table:table-cell table:formula="of:=[.D476]+1" office:value-type="float" office:value="476">
            <text:p>476</text:p>
          </table:table-cell>
          <table:table-cell table:formula="of:=[.E476]" office:value-type="float" office:value="334932">
            <text:p>334932</text:p>
          </table:table-cell>
          <table:table-cell table:formula="of:=[.E477]*(2^([.C477]/12))" office:value-type="float" office:value="3341212072842.87">
            <text:p>3341212072842,87</text:p>
          </table:table-cell>
          <table:table-cell table:formula="of:=ROUND([.F477])" office:value-type="float" office:value="3341212072843">
            <text:p>33412120728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7]+1" office:value-type="float" office:value="280">
            <text:p>280</text:p>
          </table:table-cell>
          <table:table-cell table:formula="of:=[.D477]+1" office:value-type="float" office:value="477">
            <text:p>477</text:p>
          </table:table-cell>
          <table:table-cell table:formula="of:=[.E477]" office:value-type="float" office:value="334932">
            <text:p>334932</text:p>
          </table:table-cell>
          <table:table-cell table:formula="of:=[.E478]*(2^([.C478]/12))" office:value-type="float" office:value="3539890881604.74">
            <text:p>3539890881604,74</text:p>
          </table:table-cell>
          <table:table-cell table:formula="of:=ROUND([.F478])" office:value-type="float" office:value="3539890881605">
            <text:p>35398908816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8]+1" office:value-type="float" office:value="281">
            <text:p>281</text:p>
          </table:table-cell>
          <table:table-cell table:formula="of:=[.D478]+1" office:value-type="float" office:value="478">
            <text:p>478</text:p>
          </table:table-cell>
          <table:table-cell table:formula="of:=[.E478]" office:value-type="float" office:value="334932">
            <text:p>334932</text:p>
          </table:table-cell>
          <table:table-cell table:formula="of:=[.E479]*(2^([.C479]/12))" office:value-type="float" office:value="3750383747119.21">
            <text:p>3750383747119,21</text:p>
          </table:table-cell>
          <table:table-cell table:formula="of:=ROUND([.F479])" office:value-type="float" office:value="3750383747119">
            <text:p>37503837471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9]+1" office:value-type="float" office:value="282">
            <text:p>282</text:p>
          </table:table-cell>
          <table:table-cell table:formula="of:=[.D479]+1" office:value-type="float" office:value="479">
            <text:p>479</text:p>
          </table:table-cell>
          <table:table-cell table:formula="of:=[.E479]" office:value-type="float" office:value="334932">
            <text:p>334932</text:p>
          </table:table-cell>
          <table:table-cell table:formula="of:=[.E480]*(2^([.C480]/12))" office:value-type="float" office:value="3973393169757.73">
            <text:p>3973393169757,73</text:p>
          </table:table-cell>
          <table:table-cell table:formula="of:=ROUND([.F480])" office:value-type="float" office:value="3973393169758">
            <text:p>39733931697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0]+1" office:value-type="float" office:value="283">
            <text:p>283</text:p>
          </table:table-cell>
          <table:table-cell table:formula="of:=[.D480]+1" office:value-type="float" office:value="480">
            <text:p>480</text:p>
          </table:table-cell>
          <table:table-cell table:formula="of:=[.E480]" office:value-type="float" office:value="334932">
            <text:p>334932</text:p>
          </table:table-cell>
          <table:table-cell table:formula="of:=[.E481]*(2^([.C481]/12))" office:value-type="float" office:value="4209663422737.61">
            <text:p>4209663422737,61</text:p>
          </table:table-cell>
          <table:table-cell table:formula="of:=ROUND([.F481])" office:value-type="float" office:value="4209663422738">
            <text:p>42096634227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1]+1" office:value-type="float" office:value="284">
            <text:p>284</text:p>
          </table:table-cell>
          <table:table-cell table:formula="of:=[.D481]+1" office:value-type="float" office:value="481">
            <text:p>481</text:p>
          </table:table-cell>
          <table:table-cell table:formula="of:=[.E481]" office:value-type="float" office:value="334932">
            <text:p>334932</text:p>
          </table:table-cell>
          <table:table-cell table:formula="of:=[.E482]*(2^([.C482]/12))" office:value-type="float" office:value="4459983036064.73">
            <text:p>4459983036064,73</text:p>
          </table:table-cell>
          <table:table-cell table:formula="of:=ROUND([.F482])" office:value-type="float" office:value="4459983036065">
            <text:p>445998303606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2]+1" office:value-type="float" office:value="285">
            <text:p>285</text:p>
          </table:table-cell>
          <table:table-cell table:formula="of:=[.D482]+1" office:value-type="float" office:value="482">
            <text:p>482</text:p>
          </table:table-cell>
          <table:table-cell table:formula="of:=[.E482]" office:value-type="float" office:value="334932">
            <text:p>334932</text:p>
          </table:table-cell>
          <table:table-cell table:formula="of:=[.E483]*(2^([.C483]/12))" office:value-type="float" office:value="4725187428179.1">
            <text:p>4725187428179,1</text:p>
          </table:table-cell>
          <table:table-cell table:formula="of:=ROUND([.F483])" office:value-type="float" office:value="4725187428179">
            <text:p>472518742817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3]+1" office:value-type="float" office:value="286">
            <text:p>286</text:p>
          </table:table-cell>
          <table:table-cell table:formula="of:=[.D483]+1" office:value-type="float" office:value="483">
            <text:p>483</text:p>
          </table:table-cell>
          <table:table-cell table:formula="of:=[.E483]" office:value-type="float" office:value="334932">
            <text:p>334932</text:p>
          </table:table-cell>
          <table:table-cell table:formula="of:=[.E484]*(2^([.C484]/12))" office:value-type="float" office:value="5006161694086.27">
            <text:p>5006161694086,27</text:p>
          </table:table-cell>
          <table:table-cell table:formula="of:=ROUND([.F484])" office:value-type="float" office:value="5006161694086">
            <text:p>50061616940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4]+1" office:value-type="float" office:value="287">
            <text:p>287</text:p>
          </table:table-cell>
          <table:table-cell table:formula="of:=[.D484]+1" office:value-type="float" office:value="484">
            <text:p>484</text:p>
          </table:table-cell>
          <table:table-cell table:formula="of:=[.E484]" office:value-type="float" office:value="334932">
            <text:p>334932</text:p>
          </table:table-cell>
          <table:table-cell table:formula="of:=[.E485]*(2^([.C485]/12))" office:value-type="float" office:value="5303843559279.62">
            <text:p>5303843559279,62</text:p>
          </table:table-cell>
          <table:table-cell table:formula="of:=ROUND([.F485])" office:value-type="float" office:value="5303843559280">
            <text:p>53038435592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5]+1" office:value-type="float" office:value="288">
            <text:p>288</text:p>
          </table:table-cell>
          <table:table-cell table:formula="of:=[.D485]+1" office:value-type="float" office:value="485">
            <text:p>485</text:p>
          </table:table-cell>
          <table:table-cell table:formula="of:=[.E485]" office:value-type="float" office:value="334932">
            <text:p>334932</text:p>
          </table:table-cell>
          <table:table-cell table:formula="of:=[.E486]*(2^([.C486]/12))" office:value-type="float" office:value="5619226509312">
            <text:p>5619226509312</text:p>
          </table:table-cell>
          <table:table-cell table:formula="of:=ROUND([.F486])" office:value-type="float" office:value="5619226509312">
            <text:p>56192265093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6]+1" office:value-type="float" office:value="289">
            <text:p>289</text:p>
          </table:table-cell>
          <table:table-cell table:formula="of:=[.D486]+1" office:value-type="float" office:value="486">
            <text:p>486</text:p>
          </table:table-cell>
          <table:table-cell table:formula="of:=[.E486]" office:value-type="float" office:value="334932">
            <text:p>334932</text:p>
          </table:table-cell>
          <table:table-cell table:formula="of:=[.E487]*(2^([.C487]/12))" office:value-type="float" office:value="5953363105461.47">
            <text:p>5953363105461,47</text:p>
          </table:table-cell>
          <table:table-cell table:formula="of:=ROUND([.F487])" office:value-type="float" office:value="5953363105461">
            <text:p>59533631054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7]+1" office:value-type="float" office:value="290">
            <text:p>290</text:p>
          </table:table-cell>
          <table:table-cell table:formula="of:=[.D487]+1" office:value-type="float" office:value="487">
            <text:p>487</text:p>
          </table:table-cell>
          <table:table-cell table:formula="of:=[.E487]" office:value-type="float" office:value="334932">
            <text:p>334932</text:p>
          </table:table-cell>
          <table:table-cell table:formula="of:=[.E488]*(2^([.C488]/12))" office:value-type="float" office:value="6307368497556.68">
            <text:p>6307368497556,68</text:p>
          </table:table-cell>
          <table:table-cell table:formula="of:=ROUND([.F488])" office:value-type="float" office:value="6307368497557">
            <text:p>630736849755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8]+1" office:value-type="float" office:value="291">
            <text:p>291</text:p>
          </table:table-cell>
          <table:table-cell table:formula="of:=[.D488]+1" office:value-type="float" office:value="488">
            <text:p>488</text:p>
          </table:table-cell>
          <table:table-cell table:formula="of:=[.E488]" office:value-type="float" office:value="334932">
            <text:p>334932</text:p>
          </table:table-cell>
          <table:table-cell table:formula="of:=[.E489]*(2^([.C489]/12))" office:value-type="float" office:value="6682424145685.74">
            <text:p>6682424145685,74</text:p>
          </table:table-cell>
          <table:table-cell table:formula="of:=ROUND([.F489])" office:value-type="float" office:value="6682424145686">
            <text:p>66824241456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9]+1" office:value-type="float" office:value="292">
            <text:p>292</text:p>
          </table:table-cell>
          <table:table-cell table:formula="of:=[.D489]+1" office:value-type="float" office:value="489">
            <text:p>489</text:p>
          </table:table-cell>
          <table:table-cell table:formula="of:=[.E489]" office:value-type="float" office:value="334932">
            <text:p>334932</text:p>
          </table:table-cell>
          <table:table-cell table:formula="of:=[.E490]*(2^([.C490]/12))" office:value-type="float" office:value="7079781763209.47">
            <text:p>7079781763209,47</text:p>
          </table:table-cell>
          <table:table-cell table:formula="of:=ROUND([.F490])" office:value-type="float" office:value="7079781763209">
            <text:p>70797817632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0]+1" office:value-type="float" office:value="293">
            <text:p>293</text:p>
          </table:table-cell>
          <table:table-cell table:formula="of:=[.D490]+1" office:value-type="float" office:value="490">
            <text:p>490</text:p>
          </table:table-cell>
          <table:table-cell table:formula="of:=[.E490]" office:value-type="float" office:value="334932">
            <text:p>334932</text:p>
          </table:table-cell>
          <table:table-cell table:formula="of:=[.E491]*(2^([.C491]/12))" office:value-type="float" office:value="7500767494238.43">
            <text:p>7500767494238,43</text:p>
          </table:table-cell>
          <table:table-cell table:formula="of:=ROUND([.F491])" office:value-type="float" office:value="7500767494238">
            <text:p>75007674942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1]+1" office:value-type="float" office:value="294">
            <text:p>294</text:p>
          </table:table-cell>
          <table:table-cell table:formula="of:=[.D491]+1" office:value-type="float" office:value="491">
            <text:p>491</text:p>
          </table:table-cell>
          <table:table-cell table:formula="of:=[.E491]" office:value-type="float" office:value="334932">
            <text:p>334932</text:p>
          </table:table-cell>
          <table:table-cell table:formula="of:=[.E492]*(2^([.C492]/12))" office:value-type="float" office:value="7946786339515.46">
            <text:p>7946786339515,46</text:p>
          </table:table-cell>
          <table:table-cell table:formula="of:=ROUND([.F492])" office:value-type="float" office:value="7946786339515">
            <text:p>79467863395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2]+1" office:value-type="float" office:value="295">
            <text:p>295</text:p>
          </table:table-cell>
          <table:table-cell table:formula="of:=[.D492]+1" office:value-type="float" office:value="492">
            <text:p>492</text:p>
          </table:table-cell>
          <table:table-cell table:formula="of:=[.E492]" office:value-type="float" office:value="334932">
            <text:p>334932</text:p>
          </table:table-cell>
          <table:table-cell table:formula="of:=[.E493]*(2^([.C493]/12))" office:value-type="float" office:value="8419326845475.21">
            <text:p>8419326845475,21</text:p>
          </table:table-cell>
          <table:table-cell table:formula="of:=ROUND([.F493])" office:value-type="float" office:value="8419326845475">
            <text:p>84193268454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3]+1" office:value-type="float" office:value="296">
            <text:p>296</text:p>
          </table:table-cell>
          <table:table-cell table:formula="of:=[.D493]+1" office:value-type="float" office:value="493">
            <text:p>493</text:p>
          </table:table-cell>
          <table:table-cell table:formula="of:=[.E493]" office:value-type="float" office:value="334932">
            <text:p>334932</text:p>
          </table:table-cell>
          <table:table-cell table:formula="of:=[.E494]*(2^([.C494]/12))" office:value-type="float" office:value="8919966072129.47">
            <text:p>8919966072129,47</text:p>
          </table:table-cell>
          <table:table-cell table:formula="of:=ROUND([.F494])" office:value-type="float" office:value="8919966072129">
            <text:p>89199660721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4]+1" office:value-type="float" office:value="297">
            <text:p>297</text:p>
          </table:table-cell>
          <table:table-cell table:formula="of:=[.D494]+1" office:value-type="float" office:value="494">
            <text:p>494</text:p>
          </table:table-cell>
          <table:table-cell table:formula="of:=[.E494]" office:value-type="float" office:value="334932">
            <text:p>334932</text:p>
          </table:table-cell>
          <table:table-cell table:formula="of:=[.E495]*(2^([.C495]/12))" office:value-type="float" office:value="9450374856358.21">
            <text:p>9450374856358,21</text:p>
          </table:table-cell>
          <table:table-cell table:formula="of:=ROUND([.F495])" office:value-type="float" office:value="9450374856358">
            <text:p>94503748563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5]+1" office:value-type="float" office:value="298">
            <text:p>298</text:p>
          </table:table-cell>
          <table:table-cell table:formula="of:=[.D495]+1" office:value-type="float" office:value="495">
            <text:p>495</text:p>
          </table:table-cell>
          <table:table-cell table:formula="of:=[.E495]" office:value-type="float" office:value="334932">
            <text:p>334932</text:p>
          </table:table-cell>
          <table:table-cell table:formula="of:=[.E496]*(2^([.C496]/12))" office:value-type="float" office:value="10012323388172.5">
            <text:p>10012323388172,5</text:p>
          </table:table-cell>
          <table:table-cell table:formula="of:=ROUND([.F496])" office:value-type="float" office:value="10012323388173">
            <text:p>100123233881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6]+1" office:value-type="float" office:value="299">
            <text:p>299</text:p>
          </table:table-cell>
          <table:table-cell table:formula="of:=[.D496]+1" office:value-type="float" office:value="496">
            <text:p>496</text:p>
          </table:table-cell>
          <table:table-cell table:formula="of:=[.E496]" office:value-type="float" office:value="334932">
            <text:p>334932</text:p>
          </table:table-cell>
          <table:table-cell table:formula="of:=[.E497]*(2^([.C497]/12))" office:value-type="float" office:value="10607687118559.2">
            <text:p>10607687118559,2</text:p>
          </table:table-cell>
          <table:table-cell table:formula="of:=ROUND([.F497])" office:value-type="float" office:value="10607687118559">
            <text:p>106076871185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7]+1" office:value-type="float" office:value="300">
            <text:p>300</text:p>
          </table:table-cell>
          <table:table-cell table:formula="of:=[.D497]+1" office:value-type="float" office:value="497">
            <text:p>497</text:p>
          </table:table-cell>
          <table:table-cell table:formula="of:=[.E497]" office:value-type="float" office:value="334932">
            <text:p>334932</text:p>
          </table:table-cell>
          <table:table-cell table:formula="of:=[.E498]*(2^([.C498]/12))" office:value-type="float" office:value="11238453018624">
            <text:p>11238453018624</text:p>
          </table:table-cell>
          <table:table-cell table:formula="of:=ROUND([.F498])" office:value-type="float" office:value="11238453018624">
            <text:p>112384530186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8]+1" office:value-type="float" office:value="301">
            <text:p>301</text:p>
          </table:table-cell>
          <table:table-cell table:formula="of:=[.D498]+1" office:value-type="float" office:value="498">
            <text:p>498</text:p>
          </table:table-cell>
          <table:table-cell table:formula="of:=[.E498]" office:value-type="float" office:value="334932">
            <text:p>334932</text:p>
          </table:table-cell>
          <table:table-cell table:formula="of:=[.E499]*(2^([.C499]/12))" office:value-type="float" office:value="11906726210922.9">
            <text:p>11906726210922,9</text:p>
          </table:table-cell>
          <table:table-cell table:formula="of:=ROUND([.F499])" office:value-type="float" office:value="11906726210923">
            <text:p>119067262109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9]+1" office:value-type="float" office:value="302">
            <text:p>302</text:p>
          </table:table-cell>
          <table:table-cell table:formula="of:=[.D499]+1" office:value-type="float" office:value="499">
            <text:p>499</text:p>
          </table:table-cell>
          <table:table-cell table:formula="of:=[.E499]" office:value-type="float" office:value="334932">
            <text:p>334932</text:p>
          </table:table-cell>
          <table:table-cell table:formula="of:=[.E500]*(2^([.C500]/12))" office:value-type="float" office:value="12614736995113.4">
            <text:p>12614736995113,4</text:p>
          </table:table-cell>
          <table:table-cell table:formula="of:=ROUND([.F500])" office:value-type="float" office:value="12614736995113">
            <text:p>126147369951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0]+1" office:value-type="float" office:value="303">
            <text:p>303</text:p>
          </table:table-cell>
          <table:table-cell table:formula="of:=[.D500]+1" office:value-type="float" office:value="500">
            <text:p>500</text:p>
          </table:table-cell>
          <table:table-cell table:formula="of:=[.E500]" office:value-type="float" office:value="334932">
            <text:p>334932</text:p>
          </table:table-cell>
          <table:table-cell table:formula="of:=[.E501]*(2^([.C501]/12))" office:value-type="float" office:value="13364848291371.5">
            <text:p>13364848291371,5</text:p>
          </table:table-cell>
          <table:table-cell table:formula="of:=ROUND([.F501])" office:value-type="float" office:value="13364848291372">
            <text:p>1336484829137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1]+1" office:value-type="float" office:value="304">
            <text:p>304</text:p>
          </table:table-cell>
          <table:table-cell table:formula="of:=[.D501]+1" office:value-type="float" office:value="501">
            <text:p>501</text:p>
          </table:table-cell>
          <table:table-cell table:formula="of:=[.E501]" office:value-type="float" office:value="334932">
            <text:p>334932</text:p>
          </table:table-cell>
          <table:table-cell table:formula="of:=[.E502]*(2^([.C502]/12))" office:value-type="float" office:value="14159563526418.9">
            <text:p>14159563526418,9</text:p>
          </table:table-cell>
          <table:table-cell table:formula="of:=ROUND([.F502])" office:value-type="float" office:value="14159563526419">
            <text:p>141595635264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2]+1" office:value-type="float" office:value="305">
            <text:p>305</text:p>
          </table:table-cell>
          <table:table-cell table:formula="of:=[.D502]+1" office:value-type="float" office:value="502">
            <text:p>502</text:p>
          </table:table-cell>
          <table:table-cell table:formula="of:=[.E502]" office:value-type="float" office:value="334932">
            <text:p>334932</text:p>
          </table:table-cell>
          <table:table-cell table:formula="of:=[.E503]*(2^([.C503]/12))" office:value-type="float" office:value="15001534988476.9">
            <text:p>15001534988476,9</text:p>
          </table:table-cell>
          <table:table-cell table:formula="of:=ROUND([.F503])" office:value-type="float" office:value="15001534988477">
            <text:p>1500153498847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3]+1" office:value-type="float" office:value="306">
            <text:p>306</text:p>
          </table:table-cell>
          <table:table-cell table:formula="of:=[.D503]+1" office:value-type="float" office:value="503">
            <text:p>503</text:p>
          </table:table-cell>
          <table:table-cell table:formula="of:=[.E503]" office:value-type="float" office:value="334932">
            <text:p>334932</text:p>
          </table:table-cell>
          <table:table-cell table:formula="of:=[.E504]*(2^([.C504]/12))" office:value-type="float" office:value="15893572679030.9">
            <text:p>15893572679030,9</text:p>
          </table:table-cell>
          <table:table-cell table:formula="of:=ROUND([.F504])" office:value-type="float" office:value="15893572679031">
            <text:p>158935726790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4]+1" office:value-type="float" office:value="307">
            <text:p>307</text:p>
          </table:table-cell>
          <table:table-cell table:formula="of:=[.D504]+1" office:value-type="float" office:value="504">
            <text:p>504</text:p>
          </table:table-cell>
          <table:table-cell table:formula="of:=[.E504]" office:value-type="float" office:value="334932">
            <text:p>334932</text:p>
          </table:table-cell>
          <table:table-cell table:formula="of:=[.E505]*(2^([.C505]/12))" office:value-type="float" office:value="16838653690950.4">
            <text:p>16838653690950,4</text:p>
          </table:table-cell>
          <table:table-cell table:formula="of:=ROUND([.F505])" office:value-type="float" office:value="16838653690951">
            <text:p>168386536909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5]+1" office:value-type="float" office:value="308">
            <text:p>308</text:p>
          </table:table-cell>
          <table:table-cell table:formula="of:=[.D505]+1" office:value-type="float" office:value="505">
            <text:p>505</text:p>
          </table:table-cell>
          <table:table-cell table:formula="of:=[.E505]" office:value-type="float" office:value="334932">
            <text:p>334932</text:p>
          </table:table-cell>
          <table:table-cell table:formula="of:=[.E506]*(2^([.C506]/12))" office:value-type="float" office:value="17839932144258.9">
            <text:p>17839932144258,9</text:p>
          </table:table-cell>
          <table:table-cell table:formula="of:=ROUND([.F506])" office:value-type="float" office:value="17839932144259">
            <text:p>178399321442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6]+1" office:value-type="float" office:value="309">
            <text:p>309</text:p>
          </table:table-cell>
          <table:table-cell table:formula="of:=[.D506]+1" office:value-type="float" office:value="506">
            <text:p>506</text:p>
          </table:table-cell>
          <table:table-cell table:formula="of:=[.E506]" office:value-type="float" office:value="334932">
            <text:p>334932</text:p>
          </table:table-cell>
          <table:table-cell table:formula="of:=[.E507]*(2^([.C507]/12))" office:value-type="float" office:value="18900749712716.4">
            <text:p>18900749712716,4</text:p>
          </table:table-cell>
          <table:table-cell table:formula="of:=ROUND([.F507])" office:value-type="float" office:value="18900749712717">
            <text:p>1890074971271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7]+1" office:value-type="float" office:value="310">
            <text:p>310</text:p>
          </table:table-cell>
          <table:table-cell table:formula="of:=[.D507]+1" office:value-type="float" office:value="507">
            <text:p>507</text:p>
          </table:table-cell>
          <table:table-cell table:formula="of:=[.E507]" office:value-type="float" office:value="334932">
            <text:p>334932</text:p>
          </table:table-cell>
          <table:table-cell table:formula="of:=[.E508]*(2^([.C508]/12))" office:value-type="float" office:value="20024646776345.1">
            <text:p>20024646776345,1</text:p>
          </table:table-cell>
          <table:table-cell table:formula="of:=ROUND([.F508])" office:value-type="float" office:value="20024646776345">
            <text:p>200246467763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8]+1" office:value-type="float" office:value="311">
            <text:p>311</text:p>
          </table:table-cell>
          <table:table-cell table:formula="of:=[.D508]+1" office:value-type="float" office:value="508">
            <text:p>508</text:p>
          </table:table-cell>
          <table:table-cell table:formula="of:=[.E508]" office:value-type="float" office:value="334932">
            <text:p>334932</text:p>
          </table:table-cell>
          <table:table-cell table:formula="of:=[.E509]*(2^([.C509]/12))" office:value-type="float" office:value="21215374237118.5">
            <text:p>21215374237118,5</text:p>
          </table:table-cell>
          <table:table-cell table:formula="of:=ROUND([.F509])" office:value-type="float" office:value="21215374237119">
            <text:p>212153742371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9]+1" office:value-type="float" office:value="312">
            <text:p>312</text:p>
          </table:table-cell>
          <table:table-cell table:formula="of:=[.D509]+1" office:value-type="float" office:value="509">
            <text:p>509</text:p>
          </table:table-cell>
          <table:table-cell table:formula="of:=[.E509]" office:value-type="float" office:value="334932">
            <text:p>334932</text:p>
          </table:table-cell>
          <table:table-cell table:formula="of:=[.E510]*(2^([.C510]/12))" office:value-type="float" office:value="22476906037248">
            <text:p>22476906037248</text:p>
          </table:table-cell>
          <table:table-cell table:formula="of:=ROUND([.F510])" office:value-type="float" office:value="22476906037248">
            <text:p>224769060372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10]+1" office:value-type="float" office:value="313">
            <text:p>313</text:p>
          </table:table-cell>
          <table:table-cell table:formula="of:=[.D510]+1" office:value-type="float" office:value="510">
            <text:p>510</text:p>
          </table:table-cell>
          <table:table-cell table:formula="of:=[.E510]" office:value-type="float" office:value="334932">
            <text:p>334932</text:p>
          </table:table-cell>
          <table:table-cell table:formula="of:=[.E511]*(2^([.C511]/12))" office:value-type="float" office:value="23813452421845.9">
            <text:p>23813452421845,9</text:p>
          </table:table-cell>
          <table:table-cell table:formula="of:=ROUND([.F511])" office:value-type="float" office:value="23813452421846">
            <text:p>238134524218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11]+1" office:value-type="float" office:value="314">
            <text:p>314</text:p>
          </table:table-cell>
          <table:table-cell table:formula="of:=[.D511]+1" office:value-type="float" office:value="511">
            <text:p>511</text:p>
          </table:table-cell>
          <table:table-cell table:formula="of:=[.E511]" office:value-type="float" office:value="334932">
            <text:p>334932</text:p>
          </table:table-cell>
          <table:table-cell table:formula="of:=[.E512]*(2^([.C512]/12))" office:value-type="float" office:value="25229473990226.7">
            <text:p>25229473990226,7</text:p>
          </table:table-cell>
          <table:table-cell table:formula="of:=ROUND([.F512])" office:value-type="float" office:value="25229473990227">
            <text:p>2522947399022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12]+1" office:value-type="float" office:value="315">
            <text:p>315</text:p>
          </table:table-cell>
          <table:table-cell table:formula="of:=[.D512]+1" office:value-type="float" office:value="512">
            <text:p>512</text:p>
          </table:table-cell>
          <table:table-cell table:formula="of:=[.E512]" office:value-type="float" office:value="334932">
            <text:p>334932</text:p>
          </table:table-cell>
          <table:table-cell table:formula="of:=[.E513]*(2^([.C513]/12))" office:value-type="float" office:value="26729696582742.9">
            <text:p>26729696582742,9</text:p>
          </table:table-cell>
          <table:table-cell table:formula="of:=ROUND([.F513])" office:value-type="float" office:value="26729696582743">
            <text:p>26729696582743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8" number:min-integer-digits="1"/>
    </number:number-style>
    <number:number-style style:name="N109">
      <number:number number:decimal-places="12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9-08-2013</text:date>, <text:time>15:1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9T13:42:28.37</meta:creation-date>
    <meta:generator>OpenOffice.org/3.4$Win32 OpenOffice.org_project/340m1$Build-9590</meta:generator>
    <dc:date>2013-08-08T20:11:00.69</dc:date>
    <meta:editing-duration>PT14H17M4S</meta:editing-duration>
    <meta:editing-cycles>2</meta:editing-cycles>
    <meta:document-statistic meta:table-count="3" meta:cell-count="2589" meta:object-count="0"/>
  </office:meta>
</office:document-meta>
</file>